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38cm"/>
    </style:style>
    <style:style style:name="co2" style:family="table-column">
      <style:table-column-properties fo:break-before="auto" style:column-width="2.258cm"/>
    </style:style>
    <style:style style:name="co3" style:family="table-column">
      <style:table-column-properties fo:break-before="auto" style:column-width="20.533cm"/>
    </style:style>
    <style:style style:name="co4" style:family="table-column">
      <style:table-column-properties fo:break-before="auto" style:column-width="7.923cm"/>
    </style:style>
    <style:style style:name="co5" style:family="table-column">
      <style:table-column-properties fo:break-before="auto" style:column-width="14.134cm"/>
    </style:style>
    <style:style style:name="co6" style:family="table-column">
      <style:table-column-properties fo:break-before="auto" style:column-width="1.633cm"/>
    </style:style>
    <style:style style:name="co7" style:family="table-column">
      <style:table-column-properties fo:break-before="auto" style:column-width="1.524cm"/>
    </style:style>
    <style:style style:name="co8" style:family="table-column">
      <style:table-column-properties fo:break-before="auto" style:column-width="1.797cm"/>
    </style:style>
    <style:style style:name="co9" style:family="table-column">
      <style:table-column-properties fo:break-before="auto" style:column-width="10.947cm"/>
    </style:style>
    <style:style style:name="co10" style:family="table-column">
      <style:table-column-properties fo:break-before="auto" style:column-width="15.413cm"/>
    </style:style>
    <style:style style:name="co11" style:family="table-column">
      <style:table-column-properties fo:break-before="auto" style:column-width="2.178cm"/>
    </style:style>
    <style:style style:name="co12" style:family="table-column">
      <style:table-column-properties fo:break-before="auto" style:column-width="4.547cm"/>
    </style:style>
    <style:style style:name="co13" style:family="table-column">
      <style:table-column-properties fo:break-before="auto" style:column-width="3.731cm"/>
    </style:style>
    <style:style style:name="co14" style:family="table-column">
      <style:table-column-properties fo:break-before="auto" style:column-width="4.574cm"/>
    </style:style>
    <style:style style:name="co15" style:family="table-column">
      <style:table-column-properties fo:break-before="auto" style:column-width="3.485cm"/>
    </style:style>
    <style:style style:name="co16" style:family="table-column">
      <style:table-column-properties fo:break-before="auto" style:column-width="3.431cm"/>
    </style:style>
    <style:style style:name="co17" style:family="table-column">
      <style:table-column-properties fo:break-before="auto" style:column-width="2.967cm"/>
    </style:style>
    <style:style style:name="co18" style:family="table-column">
      <style:table-column-properties fo:break-before="auto" style:column-width="5.392cm"/>
    </style:style>
    <style:style style:name="co19" style:family="table-column">
      <style:table-column-properties fo:break-before="auto" style:column-width="2.995cm"/>
    </style:style>
    <style:style style:name="co20" style:family="table-column">
      <style:table-column-properties fo:break-before="auto" style:column-width="3.2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68cm" fo:break-before="auto" style:use-optimal-row-height="false"/>
    </style:style>
    <style:style style:name="ro6" style:family="table-row">
      <style:table-row-properties style:row-height="1cm" fo:break-before="auto" style:use-optimal-row-height="false"/>
    </style:style>
    <style:style style:name="ro7" style:family="table-row">
      <style:table-row-properties style:row-height="1.027cm" fo:break-before="auto" style:use-optimal-row-height="false"/>
    </style:style>
    <style:style style:name="ro8" style:family="table-row">
      <style:table-row-properties style:row-height="0.841cm" fo:break-before="auto" style:use-optimal-row-height="false"/>
    </style:style>
    <style:style style:name="ro9" style:family="table-row">
      <style:table-row-properties style:row-height="1.685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1.263cm" fo:break-before="auto" style:use-optimal-row-height="false"/>
    </style:style>
    <style:style style:name="ro12" style:family="table-row">
      <style:table-row-properties style:row-height="1.552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1.632cm" fo:break-before="auto" style:use-optimal-row-height="true"/>
    </style:style>
    <style:style style:name="ro15" style:family="table-row">
      <style:table-row-properties style:row-height="2.027cm" fo:break-before="auto" style:use-optimal-row-height="true"/>
    </style:style>
    <style:style style:name="ta1" style:family="table" style:master-page-name="Default">
      <style:table-properties table:display="true" style:writing-mode="lr-tb"/>
    </style:style>
    <number:boolean-style style:name="N99">
      <number:boolean/>
    </number:boolean-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 style:family="table-cell" style:parent-style-name="Default">
      <style:map style:condition="cell-content()=&quot;ISSUES&quot;" style:apply-style-name="Bad" style:base-cell-address="Summary.B2"/>
      <style:map style:condition="cell-content()=&quot;OK&quot;" style:apply-style-name="Good" style:base-cell-address="Summary.B2"/>
    </style:style>
    <style:style style:name="ce7" style:family="table-cell" style:parent-style-name="Default"/>
    <style:style style:name="ce8"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end" fo:margin-left="0cm"/>
    </style:style>
    <style:style style:name="ce4" style:family="table-cell" style:parent-style-name="Default">
      <style:text-properties fo:font-weight="normal" style:font-weight-asian="normal" style:font-weight-complex="normal"/>
    </style:style>
    <style:style style:name="ce2" style:family="table-cell" style:parent-style-name="Default">
      <style:table-cell-properties fo:wrap-option="wrap"/>
    </style:style>
    <style:style style:name="ce22" style:family="table-cell" style:parent-style-name="Default">
      <style:table-cell-properties fo:wrap-option="wrap"/>
      <style:map style:condition="is-true-formula([.$B$2]=&quot;ISSUES&quot;)" style:apply-style-name="Bad" style:base-cell-address="Board.B2"/>
      <style:map style:condition="is-true-formula([.$B$2]=&quot;OK&quot;)" style:apply-style-name="Good" style:base-cell-address="Board.B2"/>
    </style:style>
    <style:style style:name="ce24" style:family="table-cell" style:parent-style-name="Default">
      <style:table-cell-properties fo:background-color="transparent"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25" style:family="table-cell" style:parent-style-name="Default">
      <style:table-cell-properties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30" style:family="table-cell" style:parent-style-name="Default" style:data-style-name="N104">
      <style:table-cell-properties fo:wrap-option="wrap"/>
      <style:map style:condition="is-true-formula(#REF!=&quot;OK&quot;)" style:apply-style-name="Good" style:base-cell-address="Board.B8"/>
      <style:map style:condition="is-true-formula(#REF!=&quot;ISSUE&quot;)" style:apply-style-name="Bad" style:base-cell-address="Board.B8"/>
      <style:map style:condition="is-true-formula(#REF!=&quot;IGNORE&quot;)" style:apply-style-name="Footnote" style:base-cell-address="Board.B8"/>
    </style:style>
    <style:style style:name="ce14" style:family="table-cell" style:parent-style-name="Default">
      <style:table-cell-properties fo:wrap-option="wrap"/>
      <style:text-properties fo:font-weight="normal" style:font-weight-asian="normal" style:font-weight-complex="normal"/>
    </style:style>
    <style:style style:name="ce32" style:family="table-cell" style:parent-style-name="Default" style:data-style-name="N99">
      <style:table-cell-properties fo:wrap-option="wrap"/>
    </style:style>
    <style:style style:name="ce33" style:family="table-cell" style:parent-style-name="Default" style:data-style-name="N0">
      <style:table-cell-properties fo:wrap-option="wrap"/>
      <style:map style:condition="cell-content()=&quot;OK&quot;" style:apply-style-name="Good" style:base-cell-address="Board.E8"/>
      <style:map style:condition="cell-content()=&quot;ISSUE&quot;" style:apply-style-name="Bad" style:base-cell-address="Board.E8"/>
      <style:map style:condition="cell-content()=&quot;IGNORE&quot;" style:apply-style-name="Footnote" style:base-cell-address="Board.E8"/>
    </style:style>
    <style:style style:name="ce34" style:family="table-cell" style:parent-style-name="Default">
      <style:table-cell-properties fo:wrap-option="wrap"/>
      <style:map style:condition="cell-content()=&quot;OK&quot;" style:apply-style-name="Good" style:base-cell-address="Board.E8"/>
      <style:map style:condition="cell-content()=&quot;ISSUE&quot;" style:apply-style-name="Bad" style:base-cell-address="Board.E8"/>
      <style:map style:condition="cell-content()=&quot;IGNORE&quot;" style:apply-style-name="Footnote" style:base-cell-address="Board.E8"/>
    </style:style>
    <style:style style:name="ce35" style:family="table-cell" style:parent-style-name="Default" style:data-style-name="N0">
      <style:table-cell-properties fo:wrap-option="wrap"/>
    </style:style>
    <style:style style:name="ce36" style:family="table-cell" style:parent-style-name="Default" style:data-style-name="N0"/>
    <style:style style:name="ce29" style:family="table-cell" style:parent-style-name="Default"/>
    <style:style style:name="ce31" style:family="table-cell" style:parent-style-name="Default">
      <style:text-properties fo:font-weight="bold" style:font-weight-asian="bold" style:font-weight-complex="bold"/>
    </style:style>
    <style:style style:name="ce39" style:family="table-cell" style:parent-style-name="Default">
      <style:table-cell-properties fo:wrap-option="wrap"/>
    </style:style>
    <style:style style:name="ce38" style:family="table-cell" style:parent-style-name="Default">
      <style:table-cell-properties style:text-align-source="fix" style:repeat-content="false"/>
      <style:paragraph-properties fo:text-align="end" fo:margin-left="0cm"/>
    </style:style>
    <style:style style:name="ce40" style:family="table-cell" style:parent-style-name="Default">
      <style:table-cell-properties fo:wrap-option="wrap"/>
      <style:map style:condition="is-true-formula([.$B$2]=&quot;ISSUES&quot;)" style:apply-style-name="Bad" style:base-cell-address="ArduinoNanoIoT33.B2"/>
      <style:map style:condition="is-true-formula([.$B$2]=&quot;OK&quot;)" style:apply-style-name="Good" style:base-cell-address="ArduinoNanoIoT33.B2"/>
    </style:style>
    <style:style style:name="ce41" style:family="table-cell" style:parent-style-name="Default">
      <style:table-cell-properties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2" style:family="table-cell" style:parent-style-name="Default">
      <style:table-cell-properties fo:background-color="transparent"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3" style:family="table-cell" style:parent-style-name="Default" style:data-style-name="N104">
      <style:table-cell-properties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5" style:family="table-cell" style:parent-style-name="Default">
      <style:table-cell-properties fo:background-color="#ffd7d7" fo:wrap-option="wrap"/>
      <style:map style:condition="is-true-formula([.$E8]=&quot;OK&quot;)" style:apply-style-name="Good" style:base-cell-address="ArduinoNanoIoT33.B8"/>
      <style:map style:condition="is-true-formula([.$E8]=&quot;ISSUE&quot;)" style:apply-style-name="Bad" style:base-cell-address="ArduinoNanoIoT33.B8"/>
      <style:map style:condition="is-true-formula([.$E8]=&quot;IGNORE&quot;)" style:apply-style-name="Footnote" style:base-cell-address="ArduinoNanoIoT33.B8"/>
    </style:style>
    <style:style style:name="ce46" style:family="table-cell" style:parent-style-name="Default" style:data-style-name="N0">
      <style:table-cell-properties fo:wrap-option="wrap"/>
      <style:map style:condition="cell-content()=&quot;OK&quot;" style:apply-style-name="Good" style:base-cell-address="ArduinoNanoIoT33.E8"/>
      <style:map style:condition="cell-content()=&quot;ISSUE&quot;" style:apply-style-name="Bad" style:base-cell-address="ArduinoNanoIoT33.E8"/>
      <style:map style:condition="cell-content()=&quot;IGNORE&quot;" style:apply-style-name="Footnote" style:base-cell-address="ArduinoNanoIoT33.E8"/>
    </style:style>
    <style:style style:name="ce47" style:family="table-cell" style:parent-style-name="Default">
      <style:table-cell-properties fo:wrap-option="wrap"/>
      <style:map style:condition="cell-content()=&quot;OK&quot;" style:apply-style-name="Good" style:base-cell-address="ArduinoNanoIoT33.E8"/>
      <style:map style:condition="cell-content()=&quot;ISSUE&quot;" style:apply-style-name="Bad" style:base-cell-address="ArduinoNanoIoT33.E8"/>
      <style:map style:condition="cell-content()=&quot;IGNORE&quot;" style:apply-style-name="Footnote" style:base-cell-address="ArduinoNanoIoT33.E8"/>
    </style:style>
    <style:style style:name="ce48" style:family="table-cell" style:parent-style-name="Default" style:data-style-name="N0">
      <style:table-cell-properties fo:wrap-option="wrap"/>
    </style:style>
    <style:style style:name="ce49" style:family="table-cell" style:parent-style-name="Default"/>
    <style:style style:name="ce50" style:family="table-cell" style:parent-style-name="Default">
      <style:text-properties fo:font-weight="bold" style:font-weight-asian="bold" style:font-weight-complex="bold"/>
    </style:style>
    <style:style style:name="ce51" style:family="table-cell" style:parent-style-name="Default">
      <style:table-cell-properties fo:wrap-option="wrap"/>
    </style:style>
    <style:style style:name="ce52" style:family="table-cell" style:parent-style-name="Default">
      <style:table-cell-properties style:text-align-source="fix" style:repeat-content="false"/>
      <style:paragraph-properties fo:text-align="end" fo:margin-left="0cm"/>
    </style:style>
    <style:style style:name="ce53" style:family="table-cell" style:parent-style-name="Default">
      <style:table-cell-properties fo:wrap-option="wrap"/>
      <style:map style:condition="is-true-formula([.$B$2]=&quot;ISSUES&quot;)" style:apply-style-name="Bad" style:base-cell-address="TXS0104E.B2"/>
      <style:map style:condition="is-true-formula([.$B$2]=&quot;OK&quot;)" style:apply-style-name="Good" style:base-cell-address="TXS0104E.B2"/>
    </style:style>
    <style:style style:name="ce54" style:family="table-cell" style:parent-style-name="Default">
      <style:table-cell-properties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5" style:family="table-cell" style:parent-style-name="Default">
      <style:table-cell-properties fo:background-color="transparent"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6" style:family="table-cell" style:parent-style-name="Default">
      <style:table-cell-properties fo:background-color="#ffd7d7" fo:wrap-option="wrap"/>
      <style:map style:condition="is-true-formula([.$E9]=&quot;OK&quot;)" style:apply-style-name="Good" style:base-cell-address="TXS0104E.B9"/>
      <style:map style:condition="is-true-formula([.$E9]=&quot;ISSUE&quot;)" style:apply-style-name="Bad" style:base-cell-address="TXS0104E.B9"/>
      <style:map style:condition="is-true-formula([.$E9]=&quot;IGNORE&quot;)" style:apply-style-name="Footnote" style:base-cell-address="TXS0104E.B9"/>
    </style:style>
    <style:style style:name="ce57" style:family="table-cell" style:parent-style-name="Default" style:data-style-name="N0">
      <style:table-cell-properties fo:wrap-option="wrap"/>
      <style:map style:condition="cell-content()=&quot;OK&quot;" style:apply-style-name="Good" style:base-cell-address="TXS0104E.E8"/>
      <style:map style:condition="cell-content()=&quot;ISSUE&quot;" style:apply-style-name="Bad" style:base-cell-address="TXS0104E.E8"/>
      <style:map style:condition="cell-content()=&quot;IGNORE&quot;" style:apply-style-name="Footnote" style:base-cell-address="TXS0104E.E8"/>
    </style:style>
    <style:style style:name="ce58" style:family="table-cell" style:parent-style-name="Default">
      <style:table-cell-properties fo:wrap-option="wrap"/>
      <style:map style:condition="cell-content()=&quot;OK&quot;" style:apply-style-name="Good" style:base-cell-address="TXS0104E.E8"/>
      <style:map style:condition="cell-content()=&quot;ISSUE&quot;" style:apply-style-name="Bad" style:base-cell-address="TXS0104E.E8"/>
      <style:map style:condition="cell-content()=&quot;IGNORE&quot;" style:apply-style-name="Footnote" style:base-cell-address="TXS0104E.E8"/>
    </style:style>
    <style:style style:name="ce59" style:family="table-cell" style:parent-style-name="Default" style:data-style-name="N0">
      <style:table-cell-properties fo:wrap-option="wrap"/>
    </style:style>
    <style:style style:name="ce60" style:family="table-cell" style:parent-style-name="Default"/>
    <style:style style:name="ce61" style:family="table-cell" style:parent-style-name="Default">
      <style:text-properties fo:font-weight="bold" style:font-weight-asian="bold" style:font-weight-complex="bold"/>
    </style:style>
    <style:style style:name="ce62" style:family="table-cell" style:parent-style-name="Default">
      <style:table-cell-properties fo:wrap-option="wrap"/>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wrap-option="wrap"/>
      <style:map style:condition="is-true-formula([.$B$2]=&quot;ISSUES&quot;)" style:apply-style-name="Bad" style:base-cell-address="SN7515D.B2"/>
      <style:map style:condition="is-true-formula([.$B$2]=&quot;OK&quot;)" style:apply-style-name="Good" style:base-cell-address="SN7515D.B2"/>
    </style:style>
    <style:style style:name="ce65" style:family="table-cell" style:parent-style-name="Default">
      <style:table-cell-properties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6" style:family="table-cell" style:parent-style-name="Default">
      <style:table-cell-properties fo:background-color="transparent"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7" style:family="table-cell" style:parent-style-name="Default" style:data-style-name="N104">
      <style:table-cell-properties fo:background-color="transparent" fo:wrap-option="wrap"/>
      <style:map style:condition="is-true-formula([.$E8]=&quot;OK&quot;)" style:apply-style-name="Good" style:base-cell-address="SN7515D.B8"/>
      <style:map style:condition="is-true-formula([.$E8]=&quot;ISSUE&quot;)" style:apply-style-name="Bad" style:base-cell-address="SN7515D.B8"/>
      <style:map style:condition="is-true-formula([.$E8]=&quot;IGNORE&quot;)" style:apply-style-name="Footnote" style:base-cell-address="SN7515D.B8"/>
    </style:style>
    <style:style style:name="ce69" style:family="table-cell" style:parent-style-name="Default" style:data-style-name="N0">
      <style:table-cell-properties fo:wrap-option="wrap"/>
      <style:map style:condition="cell-content()=&quot;OK&quot;" style:apply-style-name="Good" style:base-cell-address="SN7515D.E8"/>
      <style:map style:condition="cell-content()=&quot;ISSUE&quot;" style:apply-style-name="Bad" style:base-cell-address="SN7515D.E8"/>
      <style:map style:condition="cell-content()=&quot;IGNORE&quot;" style:apply-style-name="Footnote" style:base-cell-address="SN7515D.E8"/>
    </style:style>
    <style:style style:name="ce70" style:family="table-cell" style:parent-style-name="Default">
      <style:table-cell-properties fo:wrap-option="wrap"/>
      <style:map style:condition="cell-content()=&quot;OK&quot;" style:apply-style-name="Good" style:base-cell-address="SN7515D.E8"/>
      <style:map style:condition="cell-content()=&quot;ISSUE&quot;" style:apply-style-name="Bad" style:base-cell-address="SN7515D.E8"/>
      <style:map style:condition="cell-content()=&quot;IGNORE&quot;" style:apply-style-name="Footnote" style:base-cell-address="SN7515D.E8"/>
    </style:style>
    <style:style style:name="ce71" style:family="table-cell" style:parent-style-name="Default" style:data-style-name="N0">
      <style:table-cell-properties fo:wrap-option="wrap"/>
    </style:style>
    <style:style style:name="ce72" style:family="table-cell" style:parent-style-name="Default"/>
    <style:style style:name="ce73" style:family="table-cell" style:parent-style-name="Default">
      <style:text-properties fo:font-weight="bold" style:font-weight-asian="bold" style:font-weight-complex="bold"/>
    </style:style>
    <style:style style:name="ce74" style:family="table-cell" style:parent-style-name="Default">
      <style:table-cell-properties fo:wrap-option="wrap"/>
    </style:style>
    <style:style style:name="ce75" style:family="table-cell" style:parent-style-name="Default">
      <style:table-cell-properties style:text-align-source="fix" style:repeat-content="false"/>
      <style:paragraph-properties fo:text-align="end" fo:margin-left="0cm"/>
    </style:style>
    <style:style style:name="ce76" style:family="table-cell" style:parent-style-name="Default">
      <style:table-cell-properties fo:wrap-option="wrap"/>
      <style:map style:condition="is-true-formula([.$B$2]=&quot;ISSUES&quot;)" style:apply-style-name="Bad" style:base-cell-address="DCMotorShield.B2"/>
      <style:map style:condition="is-true-formula([.$B$2]=&quot;OK&quot;)" style:apply-style-name="Good" style:base-cell-address="DCMotorShield.B2"/>
    </style:style>
    <style:style style:name="ce77" style:family="table-cell" style:parent-style-name="Default">
      <style:table-cell-properties fo:wrap-option="wrap"/>
      <style:map style:condition="is-true-formula([.$E8]=&quot;OK&quot;)" style:apply-style-name="Good" style:base-cell-address="DCMotorShield.B8"/>
      <style:map style:condition="is-true-formula([.$E8]=&quot;ISSUE&quot;)" style:apply-style-name="Bad" style:base-cell-address="DCMotorShield.B8"/>
      <style:map style:condition="is-true-formula([.$E8]=&quot;IGNORE&quot;)" style:apply-style-name="Footnote" style:base-cell-address="DCMotorShield.B8"/>
    </style:style>
    <style:style style:name="ce78" style:family="table-cell" style:parent-style-name="Default">
      <style:table-cell-properties fo:background-color="transparent" fo:wrap-option="wrap"/>
      <style:map style:condition="is-true-formula([.$E8]=&quot;OK&quot;)" style:apply-style-name="Good" style:base-cell-address="DCMotorShield.B8"/>
      <style:map style:condition="is-true-formula([.$E8]=&quot;ISSUE&quot;)" style:apply-style-name="Bad" style:base-cell-address="DCMotorShield.B8"/>
      <style:map style:condition="is-true-formula([.$E8]=&quot;IGNORE&quot;)" style:apply-style-name="Footnote" style:base-cell-address="DCMotorShield.B8"/>
    </style:style>
    <style:style style:name="ce13" style:family="table-cell" style:parent-style-name="Default" style:data-style-name="N104">
      <style:table-cell-properties fo:wrap-option="wrap"/>
    </style:style>
    <style:style style:name="ce80" style:family="table-cell" style:parent-style-name="Default" style:data-style-name="N0">
      <style:table-cell-properties fo:wrap-option="wrap"/>
      <style:map style:condition="cell-content()=&quot;OK&quot;" style:apply-style-name="Good" style:base-cell-address="DCMotorShield.E8"/>
      <style:map style:condition="cell-content()=&quot;ISSUE&quot;" style:apply-style-name="Bad" style:base-cell-address="DCMotorShield.E8"/>
      <style:map style:condition="cell-content()=&quot;IGNORE&quot;" style:apply-style-name="Footnote" style:base-cell-address="DCMotorShield.E8"/>
    </style:style>
    <style:style style:name="ce81" style:family="table-cell" style:parent-style-name="Default">
      <style:table-cell-properties fo:wrap-option="wrap"/>
      <style:map style:condition="cell-content()=&quot;OK&quot;" style:apply-style-name="Good" style:base-cell-address="DCMotorShield.E8"/>
      <style:map style:condition="cell-content()=&quot;ISSUE&quot;" style:apply-style-name="Bad" style:base-cell-address="DCMotorShield.E8"/>
      <style:map style:condition="cell-content()=&quot;IGNORE&quot;" style:apply-style-name="Footnote" style:base-cell-address="DCMotorShield.E8"/>
    </style:style>
    <style:style style:name="ce82" style:family="table-cell" style:parent-style-name="Default" style:data-style-name="N0">
      <style:table-cell-properties fo:wrap-option="wrap"/>
    </style:style>
    <style:style style:name="ce83" style:family="table-cell" style:parent-style-name="Default"/>
    <style:style style:name="ce84" style:family="table-cell" style:parent-style-name="Default">
      <style:text-properties fo:font-weight="bold" style:font-weight-asian="bold" style:font-weight-complex="bold"/>
    </style:style>
    <style:style style:name="ce85" style:family="table-cell" style:parent-style-name="Default">
      <style:table-cell-properties fo:wrap-option="wrap"/>
    </style:style>
    <style:style style:name="ce86" style:family="table-cell" style:parent-style-name="Default">
      <style:table-cell-properties style:text-align-source="fix" style:repeat-content="false"/>
      <style:paragraph-properties fo:text-align="end" fo:margin-left="0cm"/>
    </style:style>
    <style:style style:name="ce89" style:family="table-cell" style:parent-style-name="Default">
      <style:table-cell-properties fo:wrap-option="wrap"/>
      <style:map style:condition="is-true-formula([.$B$2]=&quot;ISSUES&quot;)" style:apply-style-name="Bad" style:base-cell-address="ElectronicPartTemplate.B2"/>
      <style:map style:condition="is-true-formula([.$B$2]=&quot;OK&quot;)" style:apply-style-name="Good" style:base-cell-address="ElectronicPartTemplate.B2"/>
    </style:style>
    <style:style style:name="ce87" style:family="table-cell" style:parent-style-name="Default">
      <style:table-cell-properties fo:background-color="transparent"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88" style:family="table-cell" style:parent-style-name="Default">
      <style:table-cell-properties fo:background-color="transparent" fo:wrap-option="wrap"/>
      <style:text-properties fo:font-weight="bold" style:font-weight-asian="bold" style:font-weight-complex="bold"/>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101" style:family="table-cell" style:parent-style-name="Default">
      <style:table-cell-properties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90" style:family="table-cell" style:parent-style-name="Default" style:data-style-name="N104">
      <style:table-cell-properties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91" style:family="table-cell" style:parent-style-name="Default">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97" style:family="table-cell" style:parent-style-name="Default">
      <style:table-cell-properties fo:wrap-option="wrap"/>
      <style:map style:condition="is-true-formula(#REF!=&quot;OK&quot;)" style:apply-style-name="Good" style:base-cell-address="ElectronicPartTemplate.B8"/>
      <style:map style:condition="is-true-formula(#REF!=&quot;ISSUE&quot;)" style:apply-style-name="Bad" style:base-cell-address="ElectronicPartTemplate.B8"/>
      <style:map style:condition="is-true-formula(#REF!=&quot;IGNORE&quot;)" style:apply-style-name="Footnote" style:base-cell-address="ElectronicPartTemplate.B8"/>
    </style:style>
    <style:style style:name="ce98" style:family="table-cell" style:parent-style-name="Default" style:data-style-name="N0">
      <style:table-cell-properties fo:wrap-option="wrap"/>
      <style:map style:condition="cell-content()=&quot;OK&quot;" style:apply-style-name="Good" style:base-cell-address="ElectronicPartTemplate.E8"/>
      <style:map style:condition="cell-content()=&quot;ISSUE&quot;" style:apply-style-name="Bad" style:base-cell-address="ElectronicPartTemplate.E8"/>
      <style:map style:condition="cell-content()=&quot;IGNORE&quot;" style:apply-style-name="Footnote" style:base-cell-address="ElectronicPartTemplate.E8"/>
    </style:style>
    <style:style style:name="ce99" style:family="table-cell" style:parent-style-name="Default">
      <style:table-cell-properties fo:wrap-option="wrap"/>
      <style:map style:condition="cell-content()=&quot;OK&quot;" style:apply-style-name="Good" style:base-cell-address="ElectronicPartTemplate.E8"/>
      <style:map style:condition="cell-content()=&quot;ISSUE&quot;" style:apply-style-name="Bad" style:base-cell-address="ElectronicPartTemplate.E8"/>
      <style:map style:condition="cell-content()=&quot;IGNORE&quot;" style:apply-style-name="Footnote" style:base-cell-address="ElectronicPartTemplate.E8"/>
    </style:style>
    <style:style style:name="ce100" style:family="table-cell" style:parent-style-name="Default" style:data-style-name="N0">
      <style:table-cell-properties fo:wrap-option="wrap"/>
    </style:style>
    <style:style style:name="ce102" style:family="table-cell" style:parent-style-name="Default"/>
    <style:style style:name="ce103" style:family="table-cell" style:parent-style-name="Default">
      <style:text-properties fo:font-weight="bold" style:font-weight-asian="bold" style:font-weight-complex="bold"/>
    </style:style>
    <style:style style:name="ce105" style:family="table-cell" style:parent-style-name="Default">
      <style:table-cell-properties fo:wrap-option="wrap"/>
    </style:style>
    <style:style style:name="ce106" style:family="table-cell" style:parent-style-name="Default">
      <style:table-cell-properties style:text-align-source="fix" style:repeat-content="false"/>
      <style:paragraph-properties fo:text-align="end" fo:margin-left="0cm"/>
    </style:style>
    <style:style style:name="ce107" style:family="table-cell" style:parent-style-name="Default">
      <style:table-cell-properties fo:wrap-option="wrap"/>
      <style:map style:condition="is-true-formula([.$B$2]=&quot;ISSUES&quot;)" style:apply-style-name="Bad" style:base-cell-address="ConnectorTemplate.B2"/>
      <style:map style:condition="is-true-formula([.$B$2]=&quot;OK&quot;)" style:apply-style-name="Good" style:base-cell-address="ConnectorTemplate.B2"/>
    </style:style>
    <style:style style:name="ce108" style:family="table-cell" style:parent-style-name="Default">
      <style:table-cell-properties fo:background-color="transparent"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09" style:family="table-cell" style:parent-style-name="Default">
      <style:table-cell-properties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10" style:family="table-cell" style:parent-style-name="Default" style:data-style-name="N104">
      <style:table-cell-properties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11" style:family="table-cell" style:parent-style-name="Default">
      <style:map style:condition="is-true-formula([.$E8]=&quot;ISSUE&quot;)" style:apply-style-name="Bad" style:base-cell-address="ConnectorTemplate.B8"/>
      <style:map style:condition="is-true-formula([.$E8]=&quot;OK&quot;)" style:apply-style-name="Good" style:base-cell-address="ConnectorTemplate.B8"/>
      <style:map style:condition="is-true-formula([.$E8]=&quot;IGNORE&quot;)" style:apply-style-name="Footnote" style:base-cell-address="ConnectorTemplate.B8"/>
    </style:style>
    <style:style style:name="ce104" style:family="table-cell" style:parent-style-name="Default">
      <style:table-cell-properties fo:background-color="#ffd7d7" fo:wrap-option="wrap"/>
      <style:map style:condition="is-true-formula(#REF!=&quot;OK&quot;)" style:apply-style-name="Good" style:base-cell-address="ConnectorTemplate.B8"/>
      <style:map style:condition="is-true-formula(#REF!=&quot;ISSUE&quot;)" style:apply-style-name="Bad" style:base-cell-address="ConnectorTemplate.B8"/>
      <style:map style:condition="is-true-formula(#REF!=&quot;IGNORE&quot;)" style:apply-style-name="Footnote" style:base-cell-address="ConnectorTemplate.B8"/>
    </style:style>
    <style:style style:name="ce113" style:family="table-cell" style:parent-style-name="Default" style:data-style-name="N0">
      <style:table-cell-properties fo:wrap-option="wrap"/>
      <style:map style:condition="cell-content()=&quot;OK&quot;" style:apply-style-name="Good" style:base-cell-address="ConnectorTemplate.E8"/>
      <style:map style:condition="cell-content()=&quot;ISSUE&quot;" style:apply-style-name="Bad" style:base-cell-address="ConnectorTemplate.E8"/>
      <style:map style:condition="cell-content()=&quot;IGNORE&quot;" style:apply-style-name="Footnote" style:base-cell-address="ConnectorTemplate.E8"/>
    </style:style>
    <style:style style:name="ce114" style:family="table-cell" style:parent-style-name="Default">
      <style:table-cell-properties fo:wrap-option="wrap"/>
      <style:map style:condition="cell-content()=&quot;OK&quot;" style:apply-style-name="Good" style:base-cell-address="ConnectorTemplate.E8"/>
      <style:map style:condition="cell-content()=&quot;ISSUE&quot;" style:apply-style-name="Bad" style:base-cell-address="ConnectorTemplate.E8"/>
      <style:map style:condition="cell-content()=&quot;IGNORE&quot;" style:apply-style-name="Footnote" style:base-cell-address="ConnectorTemplate.E8"/>
    </style:style>
    <style:style style:name="ce115" style:family="table-cell" style:parent-style-name="Default" style:data-style-name="N0">
      <style:table-cell-properties fo:wrap-option="wrap"/>
    </style:style>
    <style:style style:name="ce116" style:family="table-cell" style:parent-style-name="Default"/>
    <style:style style:name="ce117" style:family="table-cell" style:parent-style-name="Default">
      <style:text-properties fo:font-weight="bold" style:font-weight-asian="bold" style:font-weight-complex="bold"/>
    </style:style>
    <style:style style:name="ce118" style:family="table-cell" style:parent-style-name="Default">
      <style:table-cell-properties fo:wrap-option="wrap"/>
    </style:style>
    <style:style style:name="ce119" style:family="table-cell" style:parent-style-name="Default">
      <style:table-cell-properties style:text-align-source="fix" style:repeat-content="false"/>
      <style:paragraph-properties fo:text-align="end" fo:margin-left="0cm"/>
    </style:style>
    <style:style style:name="ce120" style:family="table-cell" style:parent-style-name="Default">
      <style:table-cell-properties fo:wrap-option="wrap"/>
      <style:map style:condition="is-true-formula([.$B$2]=&quot;ISSUES&quot;)" style:apply-style-name="Bad" style:base-cell-address="EncoderConnector.B2"/>
      <style:map style:condition="is-true-formula([.$B$2]=&quot;OK&quot;)" style:apply-style-name="Good" style:base-cell-address="EncoderConnector.B2"/>
    </style:style>
    <style:style style:name="ce121" style:family="table-cell" style:parent-style-name="Default">
      <style:table-cell-properties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22" style:family="table-cell" style:parent-style-name="Default">
      <style:table-cell-properties fo:background-color="transparent"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23" style:family="table-cell" style:parent-style-name="Default" style:data-style-name="N104">
      <style:table-cell-properties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24" style:family="table-cell" style:parent-style-name="Default">
      <style:table-cell-properties fo:background-color="#ffd7d7" fo:wrap-option="wrap"/>
      <style:map style:condition="is-true-formula([.$E8]=&quot;OK&quot;)" style:apply-style-name="Good" style:base-cell-address="EncoderConnector.B8"/>
      <style:map style:condition="is-true-formula([.$E8]=&quot;ISSUE&quot;)" style:apply-style-name="Bad" style:base-cell-address="EncoderConnector.B8"/>
      <style:map style:condition="is-true-formula([.$E8]=&quot;IGNORE&quot;)" style:apply-style-name="Footnote" style:base-cell-address="EncoderConnector.B8"/>
    </style:style>
    <style:style style:name="ce125" style:family="table-cell" style:parent-style-name="Default" style:data-style-name="N0">
      <style:table-cell-properties fo:wrap-option="wrap"/>
      <style:map style:condition="cell-content()=&quot;OK&quot;" style:apply-style-name="Good" style:base-cell-address="EncoderConnector.E8"/>
      <style:map style:condition="cell-content()=&quot;ISSUE&quot;" style:apply-style-name="Bad" style:base-cell-address="EncoderConnector.E8"/>
      <style:map style:condition="cell-content()=&quot;IGNORE&quot;" style:apply-style-name="Footnote" style:base-cell-address="EncoderConnector.E8"/>
    </style:style>
    <style:style style:name="ce126" style:family="table-cell" style:parent-style-name="Default">
      <style:table-cell-properties fo:wrap-option="wrap"/>
      <style:map style:condition="cell-content()=&quot;OK&quot;" style:apply-style-name="Good" style:base-cell-address="EncoderConnector.E8"/>
      <style:map style:condition="cell-content()=&quot;ISSUE&quot;" style:apply-style-name="Bad" style:base-cell-address="EncoderConnector.E8"/>
      <style:map style:condition="cell-content()=&quot;IGNORE&quot;" style:apply-style-name="Footnote" style:base-cell-address="EncoderConnector.E8"/>
    </style:style>
    <style:style style:name="ce127" style:family="table-cell" style:parent-style-name="Default" style:data-style-name="N0">
      <style:table-cell-properties fo:wrap-option="wrap"/>
    </style:style>
    <style:style style:name="T1"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text-position="33%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bold" style:text-position="33% 58%" style:font-weight-asian="bold" style:font-weight-complex="bold"/>
    </style:style>
    <style:style style:name="T6" style:family="text">
      <style:text-properties fo:font-weight="bold" style:text-position="33% 58%" style:font-weight-asian="bold" style:font-weight-complex="bold"/>
    </style:style>
    <style:style style:name="T7" style:family="text">
      <style:text-properties fo:font-size="10pt" style:text-overline-style="none" style:text-overline-color="font-color"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name="Liberation Sans"/>
    </style:style>
    <style:style style:name="T8" style:family="text">
      <style:text-properties fo:font-size="10pt" style:text-overline-style="none" style:text-overline-color="font-color"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name="Liberation Sans" fo:font-weight="bold" style:font-weight-asian="bold" style:font-weight-complex="bold"/>
    </style:style>
    <style:style style:name="T9" style:family="text">
      <style:text-properties fo:font-size="10pt" style:text-overline-style="none" style:text-overline-color="font-color"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name="Liberation Sans" fo:font-weight="normal" style:font-weight-asian="normal" style:font-weight-complex="normal"/>
    </style:style>
    <style:style style:name="T10" style:family="text">
      <style:text-properties style:font-name-asian="Noto Sans CJK SC" style:language-asian="zh" style:country-asian="CN" style:font-name-complex="Lohit Devanagari" style:font-size-asian="10pt" style:font-size-complex="10pt" style:font-style-asian="normal" style:font-style-complex="normal" style:text-emphasize="none" style:font-relief="none" style:font-name="Liberation Sans" style:text-overline-style="none" style:text-overline-color="font-color" style:language-complex="hi" style:country-complex="IN" style:text-underline-style="none" style:text-underline-color="font-color" style:text-line-through-type="none" fo:font-style="normal" style:text-outline="false" fo:text-shadow="none" style:text-line-through-mode="continuous" fo:language="en" fo:country="GB" fo:font-size="10pt"/>
    </style:style>
    <style:style style:name="T11" style:family="text">
      <style:text-properties style:font-name-asian="Noto Sans CJK SC" style:language-asian="zh" style:country-asian="CN" style:font-name-complex="Lohit Devanagari" style:font-size-asian="10pt" style:font-size-complex="10pt" style:font-style-asian="normal" style:font-style-complex="normal" style:text-emphasize="none" style:font-relief="none" style:font-name="Liberation Sans" style:text-overline-style="none" style:text-overline-color="font-color" style:language-complex="hi" style:country-complex="IN" style:text-underline-style="none" style:text-underline-color="font-color" style:text-line-through-type="none" fo:font-style="normal" style:text-outline="false" fo:text-shadow="none" style:text-line-through-mode="continuous" fo:language="en" fo:country="GB" fo:font-size="10pt" fo:font-weight="bold" style:font-weight-asian="bold" style:font-weight-complex="bold"/>
    </style:style>
    <style:style style:name="T12" style:family="text">
      <style:text-properties style:font-name-asian="Noto Sans CJK SC" style:language-asian="zh" style:country-asian="CN" style:font-name-complex="Lohit Devanagari" style:font-size-asian="10pt" style:font-size-complex="10pt" style:font-style-asian="normal" style:font-style-complex="normal" style:text-emphasize="none" style:font-relief="none" style:font-name="Liberation Sans" style:text-overline-style="none" style:text-overline-color="font-color" style:language-complex="hi" style:country-complex="IN" style:text-underline-style="none" style:text-underline-color="font-color" style:text-line-through-type="none" fo:font-style="normal" style:text-outline="false" fo:text-shadow="none" style:text-line-through-mode="continuous" fo:language="en" fo:country="GB" fo:font-size="10pt" fo:font-weight="normal" style:font-weight-asian="normal" style:font-weight-complex="normal"/>
    </style:style>
    <style:style style:name="T13"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Summary" table:style-name="ta1">
        <table:table-column table:style-name="co1" table:default-cell-style-name="Default"/>
        <table:table-column table:style-name="co2" table:default-cell-style-name="ce6"/>
        <table:table-column table:style-name="co2" table:default-cell-style-name="Default"/>
        <table:table-column table:style-name="co3" table:default-cell-style-name="Default"/>
        <table:table-row table:style-name="ro1">
          <table:table-cell table:style-name="ce1" office:value-type="string" calcext:value-type="string">
            <text:p>Item</text:p>
          </table:table-cell>
          <table:table-cell table:style-name="ce1" office:value-type="string" calcext:value-type="string">
            <text:p>Status</text:p>
          </table:table-cell>
          <table:table-cell table:style-name="ce1" office:value-type="string" calcext:value-type="string">
            <text:p>Checks OK</text:p>
          </table:table-cell>
          <table:table-cell table:style-name="ce1" office:value-type="string" calcext:value-type="string">
            <text:p>Issues</text:p>
          </table:table-cell>
        </table:table-row>
        <table:table-row table:style-name="ro1">
          <table:table-cell table:formula="of:=[$Board.B1]" office:value-type="string" office:string-value="PCB" calcext:value-type="string">
            <text:p>PCB</text:p>
          </table:table-cell>
          <table:table-cell table:formula="of:=[$Board.B2]" office:value-type="string" office:string-value="OK" calcext:value-type="string">
            <text:p>OK</text:p>
          </table:table-cell>
          <table:table-cell table:formula="of:=[$Board.B3]" office:value-type="string" office:string-value="22/22" calcext:value-type="string">
            <text:p>22/22</text:p>
          </table:table-cell>
          <table:table-cell table:formula="of:=[$Board.B4]">
            <text:p/>
          </table:table-cell>
        </table:table-row>
        <table:table-row table:style-name="ro1">
          <table:table-cell table:formula="of:=[$ArduinoNanoIoT33.B1]" office:value-type="string" office:string-value="Arduino Nano IOT 33" calcext:value-type="string">
            <text:p>Arduino Nano IOT 33</text:p>
          </table:table-cell>
          <table:table-cell table:formula="of:=[$ArduinoNanoIoT33.B2]" office:value-type="string" office:string-value="OK" calcext:value-type="string">
            <text:p>OK</text:p>
          </table:table-cell>
          <table:table-cell table:formula="of:=[$ArduinoNanoIoT33.B3]" office:value-type="string" office:string-value="16/16" calcext:value-type="string">
            <text:p>16/16</text:p>
          </table:table-cell>
          <table:table-cell table:formula="of:=[$ArduinoNanoIoT33.B4]">
            <text:p/>
          </table:table-cell>
        </table:table-row>
        <table:table-row table:style-name="ro1">
          <table:table-cell table:formula="of:=[$TXS0104E.B1]" office:value-type="string" office:string-value="TXS0104E" calcext:value-type="string">
            <text:p>TXS0104E</text:p>
          </table:table-cell>
          <table:table-cell table:formula="of:=[$TXS0104E.B2]" office:value-type="string" office:string-value="ISSUES" calcext:value-type="string">
            <text:p>ISSUES</text:p>
          </table:table-cell>
          <table:table-cell table:formula="of:=[$TXS0104E.B3]" office:value-type="string" office:string-value="12/13" calcext:value-type="string">
            <text:p>12/13</text:p>
          </table:table-cell>
          <table:table-cell table:formula="of:=[$TXS0104E.B4]" office:value-type="string" office:string-value="CHECK: Footprint orientation?;" calcext:value-type="string">
            <text:p>CHECK: Footprint orientation?;</text:p>
          </table:table-cell>
        </table:table-row>
        <table:table-row table:style-name="ro1">
          <table:table-cell table:formula="of:=[$SN7515D.B1]" office:value-type="string" office:string-value="SN75175D" calcext:value-type="string">
            <text:p>SN75175D</text:p>
          </table:table-cell>
          <table:table-cell table:formula="of:=[$SN7515D.B2]" office:value-type="string" office:string-value="ISSUES" calcext:value-type="string">
            <text:p>ISSUES</text:p>
          </table:table-cell>
          <table:table-cell table:formula="of:=[$SN7515D.B3]" office:value-type="string" office:string-value="13/14" calcext:value-type="string">
            <text:p>13/14</text:p>
          </table:table-cell>
          <table:table-cell table:formula="of:=[$SN7515D.B4]" office:value-type="string" office:string-value="CHECK: Footprint orientation?; " calcext:value-type="string">
            <text:p>CHECK: Footprint orientation?; </text:p>
          </table:table-cell>
        </table:table-row>
        <table:table-row table:style-name="ro1">
          <table:table-cell table:formula="of:=[$DCMotorShield.B1]" office:value-type="string" office:string-value="DC Motor shield" calcext:value-type="string">
            <text:p>DC Motor shield</text:p>
          </table:table-cell>
          <table:table-cell table:formula="of:=[$DCMotorShield.B2]" office:value-type="string" office:string-value="OK" calcext:value-type="string">
            <text:p>OK</text:p>
          </table:table-cell>
          <table:table-cell table:formula="of:=[$DCMotorShield.B3]" office:value-type="string" office:string-value="16/16" calcext:value-type="string">
            <text:p>16/16</text:p>
          </table:table-cell>
          <table:table-cell table:formula="of:=[$DCMotorShield.B4]">
            <text:p/>
          </table:table-cell>
        </table:table-row>
        <table:table-row table:style-name="ro1">
          <table:table-cell table:formula="of:=[$EncoderConnector.B1]" office:value-type="string" office:string-value="Encoder connector" calcext:value-type="string">
            <text:p>Encoder connector</text:p>
          </table:table-cell>
          <table:table-cell table:formula="of:=[$EncoderConnector.B2]" office:value-type="string" office:string-value="ISSUES" calcext:value-type="string">
            <text:p>ISSUES</text:p>
          </table:table-cell>
          <table:table-cell table:formula="of:=[$EncoderConnector.B3]" office:value-type="string" office:string-value="5/10" calcext:value-type="string">
            <text:p>5/10</text:p>
          </table:table-cell>
          <table:table-cell table:formula="of:=[$EncoderConnector.B4]" office:value-type="string" office:string-value="CHECK: Footprint size correct?; CHECK: ROHS; CHECK: Footprint source?; CHECK: Footprint license?; CHECK: Who will supply?; " calcext:value-type="string">
            <text:p>CHECK: Footprint size correct?; CHECK: ROHS; CHECK: Footprint source?; CHECK: Footprint license?; CHECK: Who will supply?; </text:p>
          </table:table-cell>
        </table:table-row>
        <table:table-row table:style-name="ro1" table:number-rows-repeated="24">
          <table:table-cell table:number-columns-repeated="4"/>
        </table:table-row>
        <table:table-row table:style-name="ro1">
          <table:table-cell table:number-columns-repeated="4"/>
        </table:table-row>
        <calcext:conditional-formats>
          <calcext:conditional-format calcext:target-range-address="Summary.B2:Summary.B32">
            <calcext:condition calcext:apply-style-name="Bad" calcext:value="=&quot;ISSUES&quot;" calcext:base-cell-address="Summary.B2"/>
            <calcext:condition calcext:apply-style-name="Good" calcext:value="=&quot;OK&quot;" calcext:base-cell-address="Summary.B2"/>
          </calcext:conditional-format>
        </calcext:conditional-formats>
      </table:table>
      <table:table table:name="Boar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PCB</text:p>
          </table:table-cell>
          <table:table-cell table:number-columns-repeated="66"/>
        </table:table-row>
        <table:table-row table:style-name="ro1">
          <table:table-cell table:style-name="ce1" office:value-type="string" calcext:value-type="string">
            <text:p>STATUS</text:p>
          </table:table-cell>
          <table:table-cell table:style-name="ce22" table:formula="of:=[.E41]" office:value-type="string" office:string-value="OK" calcext:value-type="string">
            <text:p>OK</text:p>
          </table:table-cell>
          <table:table-cell table:number-columns-repeated="66"/>
        </table:table-row>
        <table:table-row table:style-name="ro1">
          <table:table-cell table:style-name="ce1" office:value-type="string" calcext:value-type="string">
            <text:p>CHECKS</text:p>
          </table:table-cell>
          <table:table-cell table:style-name="ce22" table:formula="of:=COM.MICROSOFT.CONCAT(TEXT([.D41];&quot;##&quot;);&quot;/&quot;;TEXT([.C41];&quot;##&quot;))" office:value-type="string" office:string-value="22/22" calcext:value-type="string">
            <text:p>22/22</text:p>
          </table:table-cell>
          <table:table-cell table:number-columns-repeated="66"/>
        </table:table-row>
        <table:table-row table:style-name="ro1">
          <table:table-cell table:style-name="ce1" office:value-type="string" calcext:value-type="string">
            <text:p>ISSUES</text:p>
          </table:table-cell>
          <table:table-cell table:formula="of:=COM.MICROSOFT.CONCAT([.F8:.F40])">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3">
          <table:table-cell table:style-name="ce7" office:value-type="string" calcext:value-type="string">
            <text:p>CHECK: How many layers?</text:p>
          </table:table-cell>
          <table:table-cell table:style-name="ce24" office:value-type="string" calcext:value-type="string">
            <text:p>OK, 2</text:p>
          </table:table-cell>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true" calcext:value-type="boolean">
            <text:p>TRUE</text:p>
          </table:table-cell>
          <table:table-cell table:style-name="ce33" table:formula="of:=IF([.C8];IF([.D8];&quot;OK&quot;;&quot;ISSUE&quot;);&quot;IGNORE&quot;)" office:value-type="string" office:string-value="OK" calcext:value-type="string">
            <text:p>OK</text:p>
          </table:table-cell>
          <table:table-cell table:style-name="ce35"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CHECK: What thickness copper?</text:p>
          </table:table-cell>
          <table:table-cell table:style-name="ce24" office:value-type="string" calcext:value-type="string">
            <text:p>Ok, 1oz</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33" table:formula="of:=IF([.C9];IF([.D9];&quot;OK&quot;;&quot;ISSUE&quot;);&quot;IGNORE&quot;)" office:value-type="string" office:string-value="OK" calcext:value-type="string">
            <text:p>OK</text:p>
          </table:table-cell>
          <table:table-cell table:style-name="ce35" table:formula="of:==IF(EXACT([.E9];&quot;ISSUE&quot;);COM.MICROSOFT.CONCAT([.A9];&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type of processes?</text:p>
          </table:table-cell>
          <table:table-cell table:style-name="ce24" office:value-type="string" calcext:value-type="string">
            <text:p>Ok, Lead Free, PTH</text:p>
          </table:table-cell>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true" calcext:value-type="boolean">
            <text:p>TRUE</text:p>
          </table:table-cell>
          <table:table-cell table:style-name="ce33" table:formula="of:=IF([.C10];IF([.D10];&quot;OK&quot;;&quot;ISSUE&quot;);&quot;IGNORE&quot;)" office:value-type="string" office:string-value="OK" calcext:value-type="string">
            <text:p>OK</text:p>
          </table:table-cell>
          <table:table-cell table:style-name="ce35"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layers are needed in the Gerbers?</text:p>
          </table:table-cell>
          <table:table-cell table:style-name="ce24" office:value-type="string" calcext:value-type="string">
            <text:p>Ok, need top and bottom copper – they will figure out which need to be PTH</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33" table:formula="of:=IF([.C11];IF([.D11];&quot;OK&quot;;&quot;ISSUE&quot;);&quot;IGNORE&quot;)" office:value-type="string" office:string-value="OK" calcext:value-type="string">
            <text:p>OK</text:p>
          </table:table-cell>
          <table:table-cell table:style-name="ce35"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What sort of drill sizing?</text:p>
          </table:table-cell>
          <table:table-cell table:style-name="ce24" office:value-type="string" calcext:value-type="string">
            <text:p>Ok, Assume 0.1mm sizes available</text:p>
          </table:table-cell>
          <table:table-cell table:style-name="ce32" table:formula="of:=EXACT(LEFT(TRIM(LOWER([.A12]));5);&quot;check&quot;)" office:value-type="boolean" office:boolean-value="true" calcext:value-type="boolean">
            <text:p>TRUE</text:p>
          </table:table-cell>
          <table:table-cell table:style-name="ce32" table:formula="of:=EXACT(&quot;ok&quot;;LEFT(LOWER(TRIM([.B12]));2))" office:value-type="boolean" office:boolean-value="true" calcext:value-type="boolean">
            <text:p>TRUE</text:p>
          </table:table-cell>
          <table:table-cell table:style-name="ce33" table:formula="of:=IF([.C12];IF([.D12];&quot;OK&quot;;&quot;ISSUE&quot;);&quot;IGNORE&quot;)" office:value-type="string" office:string-value="OK" calcext:value-type="string">
            <text:p>OK</text:p>
          </table:table-cell>
          <table:table-cell table:style-name="ce35"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Mounting Holes?</text:p>
          </table:table-cell>
          <table:table-cell table:style-name="ce24" office:value-type="string" calcext:value-type="string">
            <text:p>Ok, 4xM3 clearance (3.2mm)</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33" table:formula="of:=IF([.C13];IF([.D13];&quot;OK&quot;;&quot;ISSUE&quot;);&quot;IGNORE&quot;)" office:value-type="string" office:string-value="OK" calcext:value-type="string">
            <text:p>OK</text:p>
          </table:table-cell>
          <table:table-cell table:style-name="ce35"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3">
          <table:table-cell table:style-name="ce7" office:value-type="string" calcext:value-type="string">
            <text:p><text:span text:style-name="T3">CHECK: </text:span>Board materials?</text:p>
          </table:table-cell>
          <table:table-cell table:style-name="ce24" office:value-type="string" calcext:value-type="string">
            <text:p>Ok, FR4</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33" table:formula="of:=IF([.C14];IF([.D14];&quot;OK&quot;;&quot;ISSUE&quot;);&quot;IGNORE&quot;)" office:value-type="string" office:string-value="OK" calcext:value-type="string">
            <text:p>OK</text:p>
          </table:table-cell>
          <table:table-cell table:style-name="ce35"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text:span text:style-name="T3">CHECK: </text:span>Board thickness?</text:p>
          </table:table-cell>
          <table:table-cell table:style-name="ce25" office:value-type="string" calcext:value-type="string">
            <text:p>Ok, 1.6mm</text:p>
          </table:table-cell>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true" calcext:value-type="boolean">
            <text:p>TRUE</text:p>
          </table:table-cell>
          <table:table-cell table:style-name="ce33" table:formula="of:=IF([.C15];IF([.D15];&quot;OK&quot;;&quot;ISSUE&quot;);&quot;IGNORE&quot;)" office:value-type="string" office:string-value="OK" calcext:value-type="string">
            <text:p>OK</text:p>
          </table:table-cell>
          <table:table-cell table:style-name="ce35"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Overall size?</text:p>
          </table:table-cell>
          <table:table-cell table:style-name="ce25" office:value-type="string" calcext:value-type="string">
            <text:p>Ok, 130x83mm</text:p>
          </table:table-cell>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true" calcext:value-type="boolean">
            <text:p>TRUE</text:p>
          </table:table-cell>
          <table:table-cell table:style-name="ce33" table:formula="of:=IF([.C16];IF([.D16];&quot;OK&quot;;&quot;ISSUE&quot;);&quot;IGNORE&quot;)" office:value-type="string" office:string-value="OK" calcext:value-type="string">
            <text:p>OK</text:p>
          </table:table-cell>
          <table:table-cell table:style-name="ce35"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Quantity needed?</text:p>
          </table:table-cell>
          <table:table-cell table:style-name="ce25" office:value-type="string" calcext:value-type="string">
            <text:p>OK, 12</text:p>
          </table:table-cell>
          <table:table-cell table:style-name="ce32" table:formula="of:=EXACT(LEFT(TRIM(LOWER([.A17]));5);&quot;check&quot;)" office:value-type="boolean" office:boolean-value="true" calcext:value-type="boolean">
            <text:p>TRUE</text:p>
          </table:table-cell>
          <table:table-cell table:style-name="ce32" table:formula="of:=EXACT(&quot;ok&quot;;LEFT(LOWER(TRIM([.B17]));2))" office:value-type="boolean" office:boolean-value="true" calcext:value-type="boolean">
            <text:p>TRUE</text:p>
          </table:table-cell>
          <table:table-cell table:style-name="ce33" table:formula="of:=IF([.C17];IF([.D17];&quot;OK&quot;;&quot;ISSUE&quot;);&quot;IGNORE&quot;)" office:value-type="string" office:string-value="OK" calcext:value-type="string">
            <text:p>OK</text:p>
          </table:table-cell>
          <table:table-cell table:style-name="ce35"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Spares needed?</text:p>
          </table:table-cell>
          <table:table-cell table:style-name="ce25" office:value-type="string" calcext:value-type="string">
            <text:p>OK, 8</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33" table:formula="of:=IF([.C18];IF([.D18];&quot;OK&quot;;&quot;ISSUE&quot;);&quot;IGNORE&quot;)" office:value-type="string" office:string-value="OK" calcext:value-type="string">
            <text:p>OK</text:p>
          </table:table-cell>
          <table:table-cell table:style-name="ce35"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EMC issues considered?</text:p>
          </table:table-cell>
          <table:table-cell table:style-name="ce30" office:value-type="string" calcext:value-type="string">
            <text:p>Ok – not really</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33" table:formula="of:=IF([.C19];IF([.D19];&quot;OK&quot;;&quot;ISSUE&quot;);&quot;IGNORE&quot;)" office:value-type="string" office:string-value="OK" calcext:value-type="string">
            <text:p>OK</text:p>
          </table:table-cell>
          <table:table-cell table:style-name="ce35"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4">
          <table:table-cell table:style-name="ce7" office:value-type="string" calcext:value-type="string">
            <text:p>CHECK: Thermal issues considered?</text:p>
          </table:table-cell>
          <table:table-cell table:style-name="ce25" office:value-type="string" calcext:value-type="string">
            <text:p>Ok, Yes – power track size for terminal blocks, no currents sensor now so rest is low temp; also the motor driver as current sensing which is sensitive to over temperature, and/or we know what current represents too much current in the drivers (the library </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33" table:formula="of:=IF([.C20];IF([.D20];&quot;OK&quot;;&quot;ISSUE&quot;);&quot;IGNORE&quot;)" office:value-type="string" office:string-value="OK" calcext:value-type="string">
            <text:p>OK</text:p>
          </table:table-cell>
          <table:table-cell table:style-name="ce35"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Sourcing issues considered?</text:p>
          </table:table-cell>
          <table:table-cell table:style-name="ce25" office:value-type="string" calcext:value-type="string">
            <text:p>Ok, Yes – jlbpcb stocks checked for parts to be used in assembly</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33" table:formula="of:=IF([.C21];IF([.D21];&quot;OK&quot;;&quot;ISSUE&quot;);&quot;IGNORE&quot;)" office:value-type="string" office:string-value="OK" calcext:value-type="string">
            <text:p>OK</text:p>
          </table:table-cell>
          <table:table-cell table:style-name="ce35"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Assembly issues considered?</text:p>
          </table:table-cell>
          <table:table-cell table:style-name="ce25" office:value-type="string" calcext:value-type="string">
            <text:p>Ok, Yes – moved terminals so can get wires in easily, left out through hole test points.</text:p>
          </table:table-cell>
          <table:table-cell table:style-name="ce32" table:formula="of:=EXACT(LEFT(TRIM(LOWER([.A22]));5);&quot;check&quot;)" office:value-type="boolean" office:boolean-value="true" calcext:value-type="boolean">
            <text:p>TRUE</text:p>
          </table:table-cell>
          <table:table-cell table:style-name="ce32" table:formula="of:=EXACT(&quot;ok&quot;;LEFT(LOWER(TRIM([.B22]));2))" office:value-type="boolean" office:boolean-value="true" calcext:value-type="boolean">
            <text:p>TRUE</text:p>
          </table:table-cell>
          <table:table-cell table:style-name="ce33" table:formula="of:=IF([.C22];IF([.D22];&quot;OK&quot;;&quot;ISSUE&quot;);&quot;IGNORE&quot;)" office:value-type="string" office:string-value="OK" calcext:value-type="string">
            <text:p>OK</text:p>
          </table:table-cell>
          <table:table-cell table:style-name="ce35"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text:span text:style-name="T3">CHECK: </text:span>Testing issues considered?</text:p>
          </table:table-cell>
          <table:table-cell table:style-name="ce25" office:value-type="string" calcext:value-type="string">
            <text:p>Ok, Added test points and ground plane pads for scope clips</text:p>
          </table:table-cell>
          <table:table-cell table:style-name="ce32" table:formula="of:=EXACT(LEFT(TRIM(LOWER([.A23]));5);&quot;check&quot;)" office:value-type="boolean" office:boolean-value="true" calcext:value-type="boolean">
            <text:p>TRUE</text:p>
          </table:table-cell>
          <table:table-cell table:style-name="ce32" table:formula="of:=EXACT(&quot;ok&quot;;LEFT(LOWER(TRIM([.B23]));2))" office:value-type="boolean" office:boolean-value="true" calcext:value-type="boolean">
            <text:p>TRUE</text:p>
          </table:table-cell>
          <table:table-cell table:style-name="ce33" table:formula="of:=IF([.C23];IF([.D23];&quot;OK&quot;;&quot;ISSUE&quot;);&quot;IGNORE&quot;)" office:value-type="string" office:string-value="OK" calcext:value-type="string">
            <text:p>OK</text:p>
          </table:table-cell>
          <table:table-cell table:style-name="ce35"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PCB fits in enclosure ok?</text:p>
          </table:table-cell>
          <table:table-cell table:style-name="ce25" office:value-type="string" calcext:value-type="string">
            <text:p>Ok, Enclosure will be about 50mm high (false floor in iso container, so we have clearance)</text:p>
          </table:table-cell>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true" calcext:value-type="boolean">
            <text:p>TRUE</text:p>
          </table:table-cell>
          <table:table-cell table:style-name="ce33" table:formula="of:=IF([.C24];IF([.D24];&quot;OK&quot;;&quot;ISSUE&quot;);&quot;IGNORE&quot;)" office:value-type="string" office:string-value="OK" calcext:value-type="string">
            <text:p>OK</text:p>
          </table:table-cell>
          <table:table-cell table:style-name="ce35"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2">
          <table:table-cell table:style-name="ce7" office:value-type="string" calcext:value-type="string">
            <text:p><text:span text:style-name="T3">CHECK: </text:span>Test points &amp; type?</text:p>
          </table:table-cell>
          <table:table-cell table:style-name="ce25" office:value-type="string" calcext:value-type="string">
            <text:p>OK, push on so will need to hold probes in place – good enough for a design we already tested </text:p>
          </table:table-cell>
          <table:table-cell table:style-name="ce32" table:formula="of:=EXACT(LEFT(TRIM(LOWER([.A25]));5);&quot;check&quot;)" office:value-type="boolean" office:boolean-value="true" calcext:value-type="boolean">
            <text:p>TRUE</text:p>
          </table:table-cell>
          <table:table-cell table:style-name="ce32" table:formula="of:=EXACT(&quot;ok&quot;;LEFT(LOWER(TRIM([.B25]));2))" office:value-type="boolean" office:boolean-value="true" calcext:value-type="boolean">
            <text:p>TRUE</text:p>
          </table:table-cell>
          <table:table-cell table:style-name="ce33" table:formula="of:=IF([.C25];IF([.D25];&quot;OK&quot;;&quot;ISSUE&quot;);&quot;IGNORE&quot;)" office:value-type="string" office:string-value="OK" calcext:value-type="string">
            <text:p>OK</text:p>
          </table:table-cell>
          <table:table-cell table:style-name="ce35"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text:span text:style-name="T3">CHECK: </text:span>Ground clip location?</text:p>
          </table:table-cell>
          <table:table-cell table:style-name="ce25" office:value-type="string" calcext:value-type="string">
            <text:p>Ok, edges of the boards, clear of other components</text:p>
          </table:table-cell>
          <table:table-cell table:style-name="ce32" table:formula="of:=EXACT(LEFT(TRIM(LOWER([.A26]));5);&quot;check&quot;)" office:value-type="boolean" office:boolean-value="true" calcext:value-type="boolean">
            <text:p>TRUE</text:p>
          </table:table-cell>
          <table:table-cell table:style-name="ce32" table:formula="of:=EXACT(&quot;ok&quot;;LEFT(LOWER(TRIM([.B26]));2))" office:value-type="boolean" office:boolean-value="true" calcext:value-type="boolean">
            <text:p>TRUE</text:p>
          </table:table-cell>
          <table:table-cell table:style-name="ce33" table:formula="of:=IF([.C26];IF([.D26];&quot;OK&quot;;&quot;ISSUE&quot;);&quot;IGNORE&quot;)" office:value-type="string" office:string-value="OK" calcext:value-type="string">
            <text:p>OK</text:p>
          </table:table-cell>
          <table:table-cell table:style-name="ce35"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ROHS</text:p>
          </table:table-cell>
          <table:table-cell table:style-name="Default" office:value-type="string" calcext:value-type="string">
            <text:p>Ok – presumably</text:p>
          </table:table-cell>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true" calcext:value-type="boolean">
            <text:p>TRUE</text:p>
          </table:table-cell>
          <table:table-cell table:style-name="ce33" table:formula="of:=IF([.C27];IF([.D27];&quot;OK&quot;;&quot;ISSUE&quot;);&quot;IGNORE&quot;)" office:value-type="string" office:string-value="OK" calcext:value-type="string">
            <text:p>OK</text:p>
          </table:table-cell>
          <table:table-cell table:style-name="ce35"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33" table:formula="of:=IF([.C28];IF([.D28];&quot;OK&quot;;&quot;ISSUE&quot;);&quot;IGNORE&quot;)" office:value-type="string" office:string-value="IGNORE" calcext:value-type="string">
            <text:p>IGNORE</text:p>
          </table:table-cell>
          <table:table-cell table:style-name="ce35"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33" table:formula="of:=IF([.C29];IF([.D29];&quot;OK&quot;;&quot;ISSUE&quot;);&quot;IGNORE&quot;)" office:value-type="string" office:string-value="IGNORE" calcext:value-type="string">
            <text:p>IGNORE</text:p>
          </table:table-cell>
          <table:table-cell table:style-name="ce35"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WHO?</text:p>
          </table:table-cell>
          <table:table-cell table:style-name="ce25"/>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33" table:formula="of:=IF([.C30];IF([.D30];&quot;OK&quot;;&quot;ISSUE&quot;);&quot;IGNORE&quot;)" office:value-type="string" office:string-value="IGNORE" calcext:value-type="string">
            <text:p>IGNORE</text:p>
          </table:table-cell>
          <table:table-cell table:style-name="ce35"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Who will supply?</text:p>
          </table:table-cell>
          <table:table-cell table:style-name="ce25" office:value-type="string" calcext:value-type="string">
            <text:p>ok, JLCPCB</text:p>
          </table:table-cell>
          <table:table-cell table:style-name="ce32" table:formula="of:=EXACT(LEFT(TRIM(LOWER([.A31]));5);&quot;check&quot;)" office:value-type="boolean" office:boolean-value="true" calcext:value-type="boolean">
            <text:p>TRUE</text:p>
          </table:table-cell>
          <table:table-cell table:style-name="ce32" table:formula="of:=EXACT(&quot;ok&quot;;LEFT(LOWER(TRIM([.B31]));2))" office:value-type="boolean" office:boolean-value="true" calcext:value-type="boolean">
            <text:p>TRUE</text:p>
          </table:table-cell>
          <table:table-cell table:style-name="ce33" table:formula="of:=IF([.C31];IF([.D31];&quot;OK&quot;;&quot;ISSUE&quot;);&quot;IGNORE&quot;)" office:value-type="string" office:string-value="OK" calcext:value-type="string">
            <text:p>OK</text:p>
          </table:table-cell>
          <table:table-cell table:style-name="ce35"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Quantity</text:p>
          </table:table-cell>
          <table:table-cell table:style-name="ce25"/>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33" table:formula="of:=IF([.C32];IF([.D32];&quot;OK&quot;;&quot;ISSUE&quot;);&quot;IGNORE&quot;)" office:value-type="string" office:string-value="IGNORE" calcext:value-type="string">
            <text:p>IGNORE</text:p>
          </table:table-cell>
          <table:table-cell table:style-name="ce35"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Price per unit</text:p>
          </table:table-cell>
          <table:table-cell table:style-name="ce25"/>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33" table:formula="of:=IF([.C33];IF([.D33];&quot;OK&quot;;&quot;ISSUE&quot;);&quot;IGNORE&quot;)" office:value-type="string" office:string-value="IGNORE" calcext:value-type="string">
            <text:p>IGNORE</text:p>
          </table:table-cell>
          <table:table-cell table:style-name="ce35"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18" office:value-type="string" calcext:value-type="string">
            <text:p>Date last checked?</text:p>
          </table:table-cell>
          <table:table-cell table:style-name="ce25"/>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33" table:formula="of:=IF([.C34];IF([.D34];&quot;OK&quot;;&quot;ISSUE&quot;);&quot;IGNORE&quot;)" office:value-type="string" office:string-value="IGNORE" calcext:value-type="string">
            <text:p>IGNORE</text:p>
          </table:table-cell>
          <table:table-cell table:style-name="ce35"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7" office:value-type="string" calcext:value-type="string">
            <text:p>CHECK: Who will assemble?</text:p>
          </table:table-cell>
          <table:table-cell table:style-name="ce25" office:value-type="string" calcext:value-type="string">
            <text:p>ok, JLCPCB and us for some through hole items</text:p>
          </table:table-cell>
          <table:table-cell table:style-name="ce32" table:formula="of:=EXACT(LEFT(TRIM(LOWER([.A35]));5);&quot;check&quot;)" office:value-type="boolean" office:boolean-value="true" calcext:value-type="boolean">
            <text:p>TRUE</text:p>
          </table:table-cell>
          <table:table-cell table:style-name="ce32" table:formula="of:=EXACT(&quot;ok&quot;;LEFT(LOWER(TRIM([.B35]));2))" office:value-type="boolean" office:boolean-value="true" calcext:value-type="boolean">
            <text:p>TRUE</text:p>
          </table:table-cell>
          <table:table-cell table:style-name="ce33" table:formula="of:=IF([.C35];IF([.D35];&quot;OK&quot;;&quot;ISSUE&quot;);&quot;IGNORE&quot;)" office:value-type="string" office:string-value="OK" calcext:value-type="string">
            <text:p>OK</text:p>
          </table:table-cell>
          <table:table-cell table:style-name="ce35"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33" table:formula="of:=IF([.C36];IF([.D36];&quot;OK&quot;;&quot;ISSUE&quot;);&quot;IGNORE&quot;)" office:value-type="string" office:string-value="IGNORE" calcext:value-type="string">
            <text:p>IGNORE</text:p>
          </table:table-cell>
          <table:table-cell table:style-name="ce35"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8" office:value-type="string" calcext:value-type="string">
            <text:p>OTHER?</text:p>
          </table:table-cell>
          <table:table-cell table:style-name="ce25"/>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33" table:formula="of:=IF([.C37];IF([.D37];&quot;OK&quot;;&quot;ISSUE&quot;);&quot;IGNORE&quot;)" office:value-type="string" office:string-value="IGNORE" calcext:value-type="string">
            <text:p>IGNORE</text:p>
          </table:table-cell>
          <table:table-cell table:style-name="ce35"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7"/>
          <table:table-cell table:style-name="ce25"/>
          <table:table-cell table:number-columns-repeated="2"/>
          <table:table-cell table:style-name="ce34"/>
          <table:table-cell table:style-name="ce35" table:formula="of:==IF(EXACT([.E38];&quot;ISSUE&quot;);COM.MICROSOFT.CONCAT([.A38];&quot;; &quot;);{})" office:value-type="float" office:value="0" calcext:value-type="float">
            <text:p/>
          </table:table-cell>
          <table:table-cell table:number-columns-repeated="62"/>
        </table:table-row>
        <table:table-row table:style-name="ro1">
          <table:table-cell table:style-name="ce7"/>
          <table:table-cell table:style-name="ce25"/>
          <table:table-cell table:number-columns-repeated="2"/>
          <table:table-cell table:style-name="ce34"/>
          <table:table-cell table:style-name="ce35" table:formula="of:==IF(EXACT([.E39];&quot;ISSUE&quot;);COM.MICROSOFT.CONCAT([.A39];&quot;; &quot;);{})" office:value-type="float" office:value="0" calcext:value-type="float">
            <text:p/>
          </table:table-cell>
          <table:table-cell table:number-columns-repeated="62"/>
        </table:table-row>
        <table:table-row table:style-name="ro1">
          <table:table-cell table:style-name="ce7"/>
          <table:table-cell table:style-name="ce25"/>
          <table:table-cell table:number-columns-repeated="2"/>
          <table:table-cell table:style-name="ce34"/>
          <table:table-cell table:style-name="ce35" table:formula="of:==IF(EXACT([.E40];&quot;ISSUE&quot;);COM.MICROSOFT.CONCAT([.A40];&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25"/>
          <table:table-cell table:formula="of:=SUM([.C8:.C40])" office:value-type="float" office:value="22" calcext:value-type="float">
            <text:p>22</text:p>
          </table:table-cell>
          <table:table-cell table:formula="of:=SUM([.D8:.D37])" office:value-type="float" office:value="22" calcext:value-type="float">
            <text:p>22</text:p>
          </table:table-cell>
          <table:table-cell table:formula="of:=IF(NOT([.C41]=[.D41]);&quot;ISSUES&quot;;&quot;OK&quot;)" office:value-type="string" office:string-value="OK" calcext:value-type="string">
            <text:p>OK</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8">
          <table:table-cell table:number-columns-repeated="68"/>
        </table:table-row>
        <table:table-row table:style-name="ro1">
          <table:table-cell table:number-columns-repeated="68"/>
        </table:table-row>
        <calcext:conditional-formats>
          <calcext:conditional-format calcext:target-range-address="Board.A8:Board.A40">
            <calcext:condition calcext:apply-style-name="Note" calcext:value="begins-with(&quot;CHECK:&quot;)" calcext:base-cell-address="Board.A8"/>
          </calcext:conditional-format>
          <calcext:conditional-format calcext:target-range-address="Board.F8:Board.F40">
            <calcext:condition calcext:apply-style-name="Bad" calcext:value="not-contains-text(0)" calcext:base-cell-address="Board.F8"/>
          </calcext:conditional-format>
          <calcext:conditional-format calcext:target-range-address="Board.E8:Board.E40">
            <calcext:condition calcext:apply-style-name="Good" calcext:value="=&quot;OK&quot;" calcext:base-cell-address="Board.E8"/>
            <calcext:condition calcext:apply-style-name="Bad" calcext:value="=&quot;ISSUE&quot;" calcext:base-cell-address="Board.E8"/>
            <calcext:condition calcext:apply-style-name="Footnote" calcext:value="=&quot;IGNORE&quot;" calcext:base-cell-address="Board.E8"/>
          </calcext:conditional-format>
          <calcext:conditional-format calcext:target-range-address="Board.B28:Board.B41 Board.B8:Board.B26">
            <calcext:condition calcext:apply-style-name="Good" calcext:value="formula-is(#REF!=&quot;OK&quot;)" calcext:base-cell-address="Board.B8"/>
            <calcext:condition calcext:apply-style-name="Bad" calcext:value="formula-is(#REF!=&quot;ISSUE&quot;)" calcext:base-cell-address="Board.B8"/>
            <calcext:condition calcext:apply-style-name="Footnote" calcext:value="formula-is(#REF!=&quot;IGNORE&quot;)" calcext:base-cell-address="Board.B8"/>
          </calcext:conditional-format>
          <calcext:conditional-format calcext:target-range-address="Board.B2:Board.B3">
            <calcext:condition calcext:apply-style-name="Bad" calcext:value="formula-is([.$B$2]=&quot;ISSUES&quot;)" calcext:base-cell-address="Board.B2"/>
            <calcext:condition calcext:apply-style-name="Good" calcext:value="formula-is([.$B$2]=&quot;OK&quot;)" calcext:base-cell-address="Board.B2"/>
          </calcext:conditional-format>
        </calcext:conditional-formats>
      </table:table>
      <table:table table:name="ArduinoNanoIoT33"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Arduino Nano IOT 33</text:p>
          </table:table-cell>
          <table:table-cell table:number-columns-repeated="66"/>
        </table:table-row>
        <table:table-row table:style-name="ro1">
          <table:table-cell table:style-name="ce1" office:value-type="string" calcext:value-type="string">
            <text:p>STATUS</text:p>
          </table:table-cell>
          <table:table-cell table:style-name="ce40" table:formula="of:=[.E61]" office:value-type="string" office:string-value="OK" calcext:value-type="string">
            <text:p>OK</text:p>
          </table:table-cell>
          <table:table-cell table:number-columns-repeated="66"/>
        </table:table-row>
        <table:table-row table:style-name="ro1">
          <table:table-cell table:style-name="ce1" office:value-type="string" calcext:value-type="string">
            <text:p>CHECKS</text:p>
          </table:table-cell>
          <table:table-cell table:style-name="ce40" table:formula="of:=COM.MICROSOFT.CONCAT(TEXT([.D61];&quot;##&quot;);&quot;/&quot;;TEXT([.C61];&quot;##&quot;))" office:value-type="string" office:string-value="16/16" calcext:value-type="string">
            <text:p>16/16</text:p>
          </table:table-cell>
          <table:table-cell table:number-columns-repeated="66"/>
        </table:table-row>
        <table:table-row table:style-name="ro2">
          <table:table-cell table:style-name="ce1" office:value-type="string" calcext:value-type="string">
            <text:p>ISSUES</text:p>
          </table:table-cell>
          <table:table-cell table:formula="of:=COM.MICROSOFT.CONCAT([.F8:.F62])">
            <text:p/>
          </table:table-cell>
          <table:table-cell table:number-columns-repeated="66"/>
        </table:table-row>
        <table:table-row table:style-name="ro1">
          <table:table-cell table:style-name="ce1"/>
          <table:table-cell table:number-columns-repeated="67"/>
        </table:table-row>
        <table:table-row table:style-name="ro1">
          <table:table-cell/>
          <table:table-cell office:value-type="string" calcext:value-type="string">
            <text:p>Version 7</text:p>
          </table:table-cell>
          <table:table-cell table:number-columns-repeated="66"/>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29" office:value-type="string" calcext:value-type="string">
            <text:p>Power supply wanted</text:p>
          </table:table-cell>
          <table:table-cell table:style-name="ce41" office:value-type="string" calcext:value-type="string">
            <text:p>USB 5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46" table:formula="of:=IF([.C8];IF([.D8];&quot;OK&quot;;&quot;ISSUE&quot;);&quot;IGNORE&quot;)" office:value-type="string" office:string-value="IGNORE" calcext:value-type="string">
            <text:p>IGNORE</text:p>
          </table:table-cell>
          <table:table-cell table:style-name="ce48"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Power supply given</text:p>
          </table:table-cell>
          <table:table-cell table:style-name="ce41" office:value-type="string" calcext:value-type="string">
            <text:p>OK USB connector</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46" table:formula="of:=IF([.C9];IF([.D9];&quot;OK&quot;;&quot;ISSUE&quot;);&quot;IGNORE&quot;)" office:value-type="string" office:string-value="OK" calcext:value-type="string">
            <text:p>OK</text:p>
          </table:table-cell>
          <table:table-cell table:style-name="ce48"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29" office:value-type="string" calcext:value-type="string">
            <text:p>Ground wanted</text:p>
          </table:table-cell>
          <table:table-cell table:style-name="ce41" office:value-type="string" calcext:value-type="string">
            <text:p>Digital/Analogue</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46" table:formula="of:=IF([.C10];IF([.D10];&quot;OK&quot;;&quot;ISSUE&quot;);&quot;IGNORE&quot;)" office:value-type="string" office:string-value="IGNORE" calcext:value-type="string">
            <text:p>IGNORE</text:p>
          </table:table-cell>
          <table:table-cell table:style-name="ce48"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Ground given</text:p>
          </table:table-cell>
          <table:table-cell table:style-name="ce41" office:value-type="string" calcext:value-type="string">
            <text:p>OK USB Ground</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46" table:formula="of:=IF([.C11];IF([.D11];&quot;OK&quot;;&quot;ISSUE&quot;);&quot;IGNORE&quot;)" office:value-type="string" office:string-value="OK" calcext:value-type="string">
            <text:p>OK</text:p>
          </table:table-cell>
          <table:table-cell table:style-name="ce48"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List unused inputs</text:p>
          </table:table-cell>
          <table:table-cell table:style-name="ce41" office:value-type="string" calcext:value-type="string">
            <text:p>A0,A1,A4,A5,Rx,Tx,Aref,Reset,Vin,D6,D12</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46" table:formula="of:=IF([.C12];IF([.D12];&quot;OK&quot;;&quot;ISSUE&quot;);&quot;IGNORE&quot;)" office:value-type="string" office:string-value="IGNORE" calcext:value-type="string">
            <text:p>IGNORE</text:p>
          </table:table-cell>
          <table:table-cell table:style-name="ce48"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Unused inputs treated ok?</text:p>
          </table:table-cell>
          <table:table-cell table:style-name="ce41" office:value-type="string" calcext:value-type="string">
            <text:p>OK, it is fine to leave pins unconnected</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46" table:formula="of:=IF([.C13];IF([.D13];&quot;OK&quot;;&quot;ISSUE&quot;);&quot;IGNORE&quot;)" office:value-type="string" office:string-value="OK" calcext:value-type="string">
            <text:p>OK</text:p>
          </table:table-cell>
          <table:table-cell table:style-name="ce48"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Special track sizing?</text:p>
          </table:table-cell>
          <table:table-cell table:style-name="ce42" office:value-type="string" calcext:value-type="string">
            <text:p>OK none required</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46" table:formula="of:=IF([.C14];IF([.D14];&quot;OK&quot;;&quot;ISSUE&quot;);&quot;IGNORE&quot;)" office:value-type="string" office:string-value="OK" calcext:value-type="string">
            <text:p>OK</text:p>
          </table:table-cell>
          <table:table-cell table:style-name="ce48"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Footprint size correct?</text:p>
          </table:table-cell>
          <table:table-cell table:style-name="ce42" office:value-type="string" calcext:value-type="string">
            <text:p>OK previously used, assume ok</text:p>
          </table:table-cell>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true" calcext:value-type="boolean">
            <text:p>TRUE</text:p>
          </table:table-cell>
          <table:table-cell table:style-name="ce46" table:formula="of:=IF([.C15];IF([.D15];&quot;OK&quot;;&quot;ISSUE&quot;);&quot;IGNORE&quot;)" office:value-type="string" office:string-value="OK" calcext:value-type="string">
            <text:p>OK</text:p>
          </table:table-cell>
          <table:table-cell table:style-name="ce48"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Footprint orientation?</text:p>
          </table:table-cell>
          <table:table-cell table:style-name="ce42" office:value-type="string" calcext:value-type="string">
            <text:p>OK previously used, assume ok</text:p>
          </table:table-cell>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true" calcext:value-type="boolean">
            <text:p>TRUE</text:p>
          </table:table-cell>
          <table:table-cell table:style-name="ce46" table:formula="of:=IF([.C16];IF([.D16];&quot;OK&quot;;&quot;ISSUE&quot;);&quot;IGNORE&quot;)" office:value-type="string" office:string-value="OK" calcext:value-type="string">
            <text:p>OK</text:p>
          </table:table-cell>
          <table:table-cell table:style-name="ce48"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5">
          <table:table-cell table:style-name="ce29" office:value-type="string" calcext:value-type="string">
            <text:p>CHECK: Footprint size correct?</text:p>
          </table:table-cell>
          <table:table-cell table:style-name="ce42" office:value-type="string" calcext:value-type="string">
            <text:p>TODO – needs room for pushing into place, and pulling out → so fingers at either end and middle. 43.16mm by 17.77mm total size</text:p>
          </table:table-cell>
          <table:table-cell table:style-name="ce32" table:formula="of:=EXACT(LEFT(TRIM(LOWER([.A17]));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46" table:formula="of:=IF([.C17];IF([.D17];&quot;OK&quot;;&quot;ISSUE&quot;);&quot;IGNORE&quot;)" office:value-type="string" office:string-value="OK" calcext:value-type="string">
            <text:p>OK</text:p>
          </table:table-cell>
          <table:table-cell table:style-name="ce48"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Nearest component?</text:p>
          </table:table-cell>
          <table:table-cell table:style-name="ce42" office:value-type="string" calcext:value-type="string">
            <text:p>TODO – nearest?</text:p>
          </table:table-cell>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46" table:formula="of:=IF([.C18];IF([.D18];&quot;OK&quot;;&quot;ISSUE&quot;);&quot;IGNORE&quot;)" office:value-type="string" office:string-value="IGNORE" calcext:value-type="string">
            <text:p>IGNORE</text:p>
          </table:table-cell>
          <table:table-cell table:style-name="ce48"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6">
          <table:table-cell table:style-name="ce29" office:value-type="string" calcext:value-type="string">
            <text:p>CHECK: EMC considerations?</text:p>
          </table:table-cell>
          <table:table-cell table:style-name="ce42" office:value-type="string" calcext:value-type="string">
            <text:p>OK Keep to the side of the motor shield, rather than opposite side of board</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46" table:formula="of:=IF([.C19];IF([.D19];&quot;OK&quot;;&quot;ISSUE&quot;);&quot;IGNORE&quot;)" office:value-type="string" office:string-value="OK" calcext:value-type="string">
            <text:p>OK</text:p>
          </table:table-cell>
          <table:table-cell table:style-name="ce48"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7">
          <table:table-cell table:style-name="ce29" office:value-type="string" calcext:value-type="string">
            <text:p>CHECK: Cooling required?</text:p>
          </table:table-cell>
          <table:table-cell table:style-name="ce42" office:value-type="string" calcext:value-type="string">
            <text:p>OK No</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46" table:formula="of:=IF([.C20];IF([.D20];&quot;OK&quot;;&quot;ISSUE&quot;);&quot;IGNORE&quot;)" office:value-type="string" office:string-value="OK" calcext:value-type="string">
            <text:p>OK</text:p>
          </table:table-cell>
          <table:table-cell table:style-name="ce48"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8">
          <table:table-cell table:style-name="ce29" office:value-type="string" calcext:value-type="string">
            <text:p>CHECK: PWM Pins on list?</text:p>
          </table:table-cell>
          <table:table-cell table:style-name="ce42" office:value-type="string" calcext:value-type="string">
            <text:p><text:span text:style-name="T7">OK 732Hz on pins 2, 3, 5, 6, 9 - 12, A2, A3, A5; Using </text:span><text:span text:style-name="T8">9,10 so OK, </text:span><text:span text:style-name="T9"><text:a xlink:href="https://www.arduino.cc/reference/en/language/functions/analog-io/analogwrite/" xlink:type="simple">https://www.arduino.cc/reference/en/language/functions/analog-io/analogwrite/</text:a></text:span></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46" table:formula="of:=IF([.C21];IF([.D21];&quot;OK&quot;;&quot;ISSUE&quot;);&quot;IGNORE&quot;)" office:value-type="string" office:string-value="OK" calcext:value-type="string">
            <text:p>OK</text:p>
          </table:table-cell>
          <table:table-cell table:style-name="ce48"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9">
          <table:table-cell table:style-name="ce29" office:value-type="string" calcext:value-type="string">
            <text:p>CHECK: SAMD21_Turbo Pins connectable? </text:p>
          </table:table-cell>
          <table:table-cell table:style-name="ce42" office:value-type="string" calcext:value-type="string">
            <text:p><text:span text:style-name="T10">OK Nano 33 IoT: 4, 5, 6, 7, 8, 11, 12, and 13; For the Arduino Nano 33 IoT, you need to initialise </text:span><text:span text:style-name="T11">timer 1 for pins 4 and 7,</text:span><text:span text:style-name="T10"> timer 0 for pins 5, 6, 8, and 12, and timer 2 for pins 11 and 13; </text:span><text:span text:style-name="T11">Using 4,7 so  OK, </text:span><text:span text:style-name="T12"><text:a xlink:href="https://github.com/ocrdu/Arduino_SAMD21_turbo_PWM" xlink:type="simple">https://github.com/ocrdu/Arduino_SAMD21_turbo_PWM</text:a></text:span></text:p>
          </table:table-cell>
          <table:table-cell table:style-name="ce32" table:formula="of:=EXACT(LEFT(TRIM(LOWER([.A22]));5);&quot;check&quot;)" office:value-type="boolean" office:boolean-value="true" calcext:value-type="boolean">
            <text:p>TRUE</text:p>
          </table:table-cell>
          <table:table-cell table:style-name="ce32" table:formula="of:=EXACT(&quot;ok&quot;;LEFT(LOWER(TRIM([.B22]));2))" office:value-type="boolean" office:boolean-value="true" calcext:value-type="boolean">
            <text:p>TRUE</text:p>
          </table:table-cell>
          <table:table-cell table:style-name="ce46" table:formula="of:=IF([.C22];IF([.D22];&quot;OK&quot;;&quot;ISSUE&quot;);&quot;IGNORE&quot;)" office:value-type="string" office:string-value="OK" calcext:value-type="string">
            <text:p>OK</text:p>
          </table:table-cell>
          <table:table-cell table:style-name="ce48"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5">
          <table:table-cell table:style-name="ce29" office:value-type="string" calcext:value-type="string">
            <text:p>CHECK: NO CONNECTIONS TO &gt; 3.3V</text:p>
          </table:table-cell>
          <table:table-cell table:style-name="ce42" office:value-type="string" calcext:value-type="string">
            <text:p>OK We are using a level shifter to connect to the encoder, and the dc motor shield takes 3V3 inputs</text:p>
          </table:table-cell>
          <table:table-cell table:style-name="ce32" table:formula="of:=EXACT(LEFT(TRIM(LOWER([.A23]));5);&quot;check&quot;)" office:value-type="boolean" office:boolean-value="true" calcext:value-type="boolean">
            <text:p>TRUE</text:p>
          </table:table-cell>
          <table:table-cell table:style-name="ce32" table:formula="of:=EXACT(&quot;ok&quot;;LEFT(LOWER(TRIM([.B23]));2))" office:value-type="boolean" office:boolean-value="true" calcext:value-type="boolean">
            <text:p>TRUE</text:p>
          </table:table-cell>
          <table:table-cell table:style-name="ce46" table:formula="of:=IF([.C23];IF([.D23];&quot;OK&quot;;&quot;ISSUE&quot;);&quot;IGNORE&quot;)" office:value-type="string" office:string-value="OK" calcext:value-type="string">
            <text:p>OK</text:p>
          </table:table-cell>
          <table:table-cell table:style-name="ce48"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46" table:formula="of:=IF([.C24];IF([.D24];&quot;OK&quot;;&quot;ISSUE&quot;);&quot;IGNORE&quot;)" office:value-type="string" office:string-value="IGNORE" calcext:value-type="string">
            <text:p>IGNORE</text:p>
          </table:table-cell>
          <table:table-cell table:style-name="ce48"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1">
          <table:table-cell table:style-name="ce31" office:value-type="string" calcext:value-type="string">
            <text:p>WHAT</text:p>
          </table:table-cell>
          <table:table-cell table:style-name="ce41"/>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46" table:formula="of:=IF([.C25];IF([.D25];&quot;OK&quot;;&quot;ISSUE&quot;);&quot;IGNORE&quot;)" office:value-type="string" office:string-value="IGNORE" calcext:value-type="string">
            <text:p>IGNORE</text:p>
          </table:table-cell>
          <table:table-cell table:style-name="ce48"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Name</text:p>
          </table:table-cell>
          <table:table-cell table:style-name="ce41" office:value-type="string" calcext:value-type="string">
            <text:p>Arduino Nano IOT 33</text:p>
          </table:table-cell>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46" table:formula="of:=IF([.C26];IF([.D26];&quot;OK&quot;;&quot;ISSUE&quot;);&quot;IGNORE&quot;)" office:value-type="string" office:string-value="IGNORE" calcext:value-type="string">
            <text:p>IGNORE</text:p>
          </table:table-cell>
          <table:table-cell table:style-name="ce48"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Part #</text:p>
          </table:table-cell>
          <table:table-cell table:style-name="ce41" office:value-type="string" calcext:value-type="string">
            <text:p>Nano 33 IoT</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46" table:formula="of:=IF([.C27];IF([.D27];&quot;OK&quot;;&quot;ISSUE&quot;);&quot;IGNORE&quot;)" office:value-type="string" office:string-value="IGNORE" calcext:value-type="string">
            <text:p>IGNORE</text:p>
          </table:table-cell>
          <table:table-cell table:style-name="ce48"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Manufacturer</text:p>
          </table:table-cell>
          <table:table-cell table:style-name="ce41" office:value-type="string" calcext:value-type="string">
            <text:p>Arduino</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46" table:formula="of:=IF([.C28];IF([.D28];&quot;OK&quot;;&quot;ISSUE&quot;);&quot;IGNORE&quot;)" office:value-type="string" office:string-value="IGNORE" calcext:value-type="string">
            <text:p>IGNORE</text:p>
          </table:table-cell>
          <table:table-cell table:style-name="ce48"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Approx Price</text:p>
          </table:table-cell>
          <table:table-cell table:style-name="ce43" office:value-type="currency" office:currency="GBP" office:value="21" calcext:value-type="currency">
            <text:p>£21.00</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46" table:formula="of:=IF([.C29];IF([.D29];&quot;OK&quot;;&quot;ISSUE&quot;);&quot;IGNORE&quot;)" office:value-type="string" office:string-value="IGNORE" calcext:value-type="string">
            <text:p>IGNORE</text:p>
          </table:table-cell>
          <table:table-cell table:style-name="ce48"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text:span text:style-name="T4">Package type?</text:span><text:span text:style-name="T5">3</text:span></text:p>
          </table:table-cell>
          <table:table-cell table:style-name="ce41" office:value-type="string" calcext:value-type="string">
            <text:p>DIP</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46" table:formula="of:=IF([.C30];IF([.D30];&quot;OK&quot;;&quot;ISSUE&quot;);&quot;IGNORE&quot;)" office:value-type="string" office:string-value="IGNORE" calcext:value-type="string">
            <text:p>IGNORE</text:p>
          </table:table-cell>
          <table:table-cell table:style-name="ce48"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2">
          <table:table-cell table:style-name="ce29" office:value-type="string" calcext:value-type="string">
            <text:p>Datasheet link</text:p>
          </table:table-cell>
          <table:table-cell table:style-name="ce41" office:value-type="string" calcext:value-type="string">
            <text:p><text:span text:style-name="T13"><text:a xlink:href="https://docs.arduino.cc/hardware/nano-33-iot" xlink:type="simple">https://docs.arduino.cc/hardware/nano-33-iot</text:a></text:span><text:span text:style-name="T13">, </text:span><text:span text:style-name="T13"><text:a xlink:href="https://docs.arduino.cc/static/2b1b0abd6cafeab3621ba4a189a87724/ABX00032-datasheet.pdf" xlink:type="simple">https://docs.arduino.cc/static/2b1b0abd6cafeab3621ba4a189a87724/ABX00032-datasheet.pdf</text:a></text:span></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46" table:formula="of:=IF([.C31];IF([.D31];&quot;OK&quot;;&quot;ISSUE&quot;);&quot;IGNORE&quot;)" office:value-type="string" office:string-value="IGNORE" calcext:value-type="string">
            <text:p>IGNORE</text:p>
          </table:table-cell>
          <table:table-cell table:style-name="ce48"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46" table:formula="of:=IF([.C32];IF([.D32];&quot;OK&quot;;&quot;ISSUE&quot;);&quot;IGNORE&quot;)" office:value-type="string" office:string-value="IGNORE" calcext:value-type="string">
            <text:p>IGNORE</text:p>
          </table:table-cell>
          <table:table-cell table:style-name="ce48"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31" office:value-type="string" calcext:value-type="string">
            <text:p>WHY</text:p>
          </table:table-cell>
          <table:table-cell table:style-name="ce41"/>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46" table:formula="of:=IF([.C33];IF([.D33];&quot;OK&quot;;&quot;ISSUE&quot;);&quot;IGNORE&quot;)" office:value-type="string" office:string-value="IGNORE" calcext:value-type="string">
            <text:p>IGNORE</text:p>
          </table:table-cell>
          <table:table-cell table:style-name="ce48"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Purpose</text:p>
          </table:table-cell>
          <table:table-cell table:style-name="ce41" office:value-type="string" calcext:value-type="string">
            <text:p>Control the motor driver based on JSON messages received over USB</text:p>
          </table:table-cell>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46" table:formula="of:=IF([.C34];IF([.D34];&quot;OK&quot;;&quot;ISSUE&quot;);&quot;IGNORE&quot;)" office:value-type="string" office:string-value="IGNORE" calcext:value-type="string">
            <text:p>IGNORE</text:p>
          </table:table-cell>
          <table:table-cell table:style-name="ce48"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4">
          <table:table-cell table:style-name="ce29" office:value-type="string" calcext:value-type="string">
            <text:p><text:span text:style-name="T4">Design justification</text:span><text:span text:style-name="T5">2</text:span></text:p>
          </table:table-cell>
          <table:table-cell table:style-name="ce41" office:value-type="string" calcext:value-type="string">
            <text:p>We know that it works from our previous design – considerations include memory space for the JSON parsing library, timing slack for interrupt servicing for encoder, and hardware PWM and serial so that these do block the ISR during encoder pulses</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46" table:formula="of:=IF([.C35];IF([.D35];&quot;OK&quot;;&quot;ISSUE&quot;);&quot;IGNORE&quot;)" office:value-type="string" office:string-value="IGNORE" calcext:value-type="string">
            <text:p>IGNORE</text:p>
          </table:table-cell>
          <table:table-cell table:style-name="ce48"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Lifecycle status?<text:span text:style-name="T6">4</text:span></text:p>
          </table:table-cell>
          <table:table-cell table:style-name="ce41" office:value-type="string" calcext:value-type="string">
            <text:p>Current</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46" table:formula="of:=IF([.C36];IF([.D36];&quot;OK&quot;;&quot;ISSUE&quot;);&quot;IGNORE&quot;)" office:value-type="string" office:string-value="IGNORE" calcext:value-type="string">
            <text:p>IGNORE</text:p>
          </table:table-cell>
          <table:table-cell table:style-name="ce48"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ROHS</text:p>
          </table:table-cell>
          <table:table-cell table:style-name="Default" office:value-type="string" calcext:value-type="string">
            <text:p>OK (RS website)</text:p>
          </table:table-cell>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true" calcext:value-type="boolean">
            <text:p>TRUE</text:p>
          </table:table-cell>
          <table:table-cell table:style-name="ce46" table:formula="of:=IF([.C37];IF([.D37];&quot;OK&quot;;&quot;ISSUE&quot;);&quot;IGNORE&quot;)" office:value-type="string" office:string-value="OK" calcext:value-type="string">
            <text:p>OK</text:p>
          </table:table-cell>
          <table:table-cell table:style-name="ce48"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46" table:formula="of:=IF([.C38];IF([.D38];&quot;OK&quot;;&quot;ISSUE&quot;);&quot;IGNORE&quot;)" office:value-type="string" office:string-value="IGNORE" calcext:value-type="string">
            <text:p>IGNORE</text:p>
          </table:table-cell>
          <table:table-cell table:style-name="ce48"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31" office:value-type="string" calcext:value-type="string">
            <text:p>HOW?</text:p>
          </table:table-cell>
          <table:table-cell table:style-name="ce41"/>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46" table:formula="of:=IF([.C39];IF([.D39];&quot;OK&quot;;&quot;ISSUE&quot;);&quot;IGNORE&quot;)" office:value-type="string" office:string-value="IGNORE" calcext:value-type="string">
            <text:p>IGNORE</text:p>
          </table:table-cell>
          <table:table-cell table:style-name="ce48"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Supply Typical range</text:p>
          </table:table-cell>
          <table:table-cell table:style-name="ce41" office:value-type="string" calcext:value-type="string">
            <text:p>3.3V</text:p>
          </table:table-cell>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46" table:formula="of:=IF([.C40];IF([.D40];&quot;OK&quot;;&quot;ISSUE&quot;);&quot;IGNORE&quot;)" office:value-type="string" office:string-value="IGNORE" calcext:value-type="string">
            <text:p>IGNORE</text:p>
          </table:table-cell>
          <table:table-cell table:style-name="ce48"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Supply Abs max</text:p>
          </table:table-cell>
          <table:table-cell table:style-name="ce41" office:value-type="string" calcext:value-type="string">
            <text:p>-0.3V to 21V from USB connector</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46" table:formula="of:=IF([.C41];IF([.D41];&quot;OK&quot;;&quot;ISSUE&quot;);&quot;IGNORE&quot;)" office:value-type="string" office:string-value="IGNORE" calcext:value-type="string">
            <text:p>IGNORE</text:p>
          </table:table-cell>
          <table:table-cell table:style-name="ce48"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Supply Abs Min</text:p>
          </table:table-cell>
          <table:table-cell table:style-name="ce41" office:value-type="string" calcext:value-type="string">
            <text:p>-0.3V to 21V from USB connector</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46" table:formula="of:=IF([.C42];IF([.D42];&quot;OK&quot;;&quot;ISSUE&quot;);&quot;IGNORE&quot;)" office:value-type="string" office:string-value="IGNORE" calcext:value-type="string">
            <text:p>IGNORE</text:p>
          </table:table-cell>
          <table:table-cell table:style-name="ce48"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39" office:value-type="string" calcext:value-type="string">
            <text:p>What to do with unused inputs?</text:p>
          </table:table-cell>
          <table:table-cell table:style-name="ce41" office:value-type="string" calcext:value-type="string">
            <text:p>Can leave unconnected due to pull up resistors</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46" table:formula="of:=IF([.C43];IF([.D43];&quot;OK&quot;;&quot;ISSUE&quot;);&quot;IGNORE&quot;)" office:value-type="string" office:string-value="IGNORE" calcext:value-type="string">
            <text:p>IGNORE</text:p>
          </table:table-cell>
          <table:table-cell table:style-name="ce48"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2">
          <table:table-cell table:style-name="ce39" office:value-type="string" calcext:value-type="string">
            <text:p>CHECK: Assembly considerations? (orientation, pick &amp; place etc)</text:p>
          </table:table-cell>
          <table:table-cell table:style-name="ce45" office:value-type="string" calcext:value-type="string">
            <text:p>TO CHECK we will place it by hand into headers – are header socket holes the right shape to receive arduino pins?</text:p>
          </table:table-cell>
          <table:table-cell table:style-name="ce32" table:formula="of:=EXACT(LEFT(TRIM(LOWER([.A44]));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46" table:formula="of:=IF([.C44];IF([.D44];&quot;OK&quot;;&quot;ISSUE&quot;);&quot;IGNORE&quot;)" office:value-type="string" office:string-value="OK" calcext:value-type="string">
            <text:p>OK</text:p>
          </table:table-cell>
          <table:table-cell table:style-name="ce48" table:formula="of:=IF(EXACT([.E44];&quot;ISSUE&quot;);COM.MICROSOFT.CONCAT([.A44];&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Footprint source?</text:p>
          </table:table-cell>
          <table:table-cell table:style-name="ce41"/>
          <table:table-cell table:style-name="ce32" table:formula="of:=EXACT(LEFT(TRIM(LOWER([.A45]));5);&quot;check&quot;)" office:value-type="boolean" office:boolean-value="false" calcext:value-type="boolean">
            <text:p>FALSE</text:p>
          </table:table-cell>
          <table:table-cell table:style-name="ce32" table:formula="of:=EXACT(&quot;ok&quot;;LEFT(LOWER(TRIM([.B45]));2))" office:value-type="boolean" office:boolean-value="false" calcext:value-type="boolean">
            <text:p>FALSE</text:p>
          </table:table-cell>
          <table:table-cell table:style-name="ce46" table:formula="of:=IF([.C45];IF([.D45];&quot;OK&quot;;&quot;ISSUE&quot;);&quot;IGNORE&quot;)" office:value-type="string" office:string-value="IGNORE" calcext:value-type="string">
            <text:p>IGNORE</text:p>
          </table:table-cell>
          <table:table-cell table:style-name="ce48"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Footprint license?</text:p>
          </table:table-cell>
          <table:table-cell table:style-name="ce41"/>
          <table:table-cell table:style-name="ce32" table:formula="of:=EXACT(LEFT(TRIM(LOWER([.A46]));5);&quot;check&quot;)" office:value-type="boolean" office:boolean-value="false" calcext:value-type="boolean">
            <text:p>FALSE</text:p>
          </table:table-cell>
          <table:table-cell table:style-name="ce32" table:formula="of:=EXACT(&quot;ok&quot;;LEFT(LOWER(TRIM([.B46]));2))" office:value-type="boolean" office:boolean-value="false" calcext:value-type="boolean">
            <text:p>FALSE</text:p>
          </table:table-cell>
          <table:table-cell table:style-name="ce46" table:formula="of:=IF([.C46];IF([.D46];&quot;OK&quot;;&quot;ISSUE&quot;);&quot;IGNORE&quot;)" office:value-type="string" office:string-value="IGNORE" calcext:value-type="string">
            <text:p>IGNORE</text:p>
          </table:table-cell>
          <table:table-cell table:style-name="ce48" table:formula="of:=IF(EXACT([.E46];&quot;ISSUE&quot;);COM.MICROSOFT.CONCAT([.A46];&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style-name="ce32" table:formula="of:=EXACT(LEFT(TRIM(LOWER([.A47]));5);&quot;check&quot;)" office:value-type="boolean" office:boolean-value="false" calcext:value-type="boolean">
            <text:p>FALSE</text:p>
          </table:table-cell>
          <table:table-cell table:style-name="ce32" table:formula="of:=EXACT(&quot;ok&quot;;LEFT(LOWER(TRIM([.B47]));2))" office:value-type="boolean" office:boolean-value="false" calcext:value-type="boolean">
            <text:p>FALSE</text:p>
          </table:table-cell>
          <table:table-cell table:style-name="ce46" table:formula="of:=IF([.C47];IF([.D47];&quot;OK&quot;;&quot;ISSUE&quot;);&quot;IGNORE&quot;)" office:value-type="string" office:string-value="IGNORE" calcext:value-type="string">
            <text:p>IGNORE</text:p>
          </table:table-cell>
          <table:table-cell table:style-name="ce48" table:formula="of:=IF(EXACT([.E47];&quot;ISSUE&quot;);COM.MICROSOFT.CONCAT([.A47];&quot;; &quot;);{})" office:value-type="float" office:value="0" calcext:value-type="float">
            <text:p/>
          </table:table-cell>
          <table:table-cell table:style-name="ce36" table:number-columns-repeated="2"/>
          <table:table-cell table:number-columns-repeated="60"/>
        </table:table-row>
        <table:table-row table:style-name="ro1">
          <table:table-cell table:style-name="ce31" office:value-type="string" calcext:value-type="string">
            <text:p>WHO?</text:p>
          </table:table-cell>
          <table:table-cell table:style-name="ce41"/>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46" table:formula="of:=IF([.C48];IF([.D48];&quot;OK&quot;;&quot;ISSUE&quot;);&quot;IGNORE&quot;)" office:value-type="string" office:string-value="IGNORE" calcext:value-type="string">
            <text:p>IGNORE</text:p>
          </table:table-cell>
          <table:table-cell table:style-name="ce48"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Who will supply?</text:p>
          </table:table-cell>
          <table:table-cell table:style-name="ce41" office:value-type="string" calcext:value-type="string">
            <text:p>OK We will – already ordered and received.</text:p>
          </table:table-cell>
          <table:table-cell table:style-name="ce32" table:formula="of:=EXACT(LEFT(TRIM(LOWER([.A49]));5);&quot;check&quot;)" office:value-type="boolean" office:boolean-value="true" calcext:value-type="boolean">
            <text:p>TRUE</text:p>
          </table:table-cell>
          <table:table-cell table:style-name="ce32" table:formula="of:=EXACT(&quot;ok&quot;;LEFT(LOWER(TRIM([.B49]));2))" office:value-type="boolean" office:boolean-value="true" calcext:value-type="boolean">
            <text:p>TRUE</text:p>
          </table:table-cell>
          <table:table-cell table:style-name="ce46" table:formula="of:=IF([.C49];IF([.D49];&quot;OK&quot;;&quot;ISSUE&quot;);&quot;IGNORE&quot;)" office:value-type="string" office:string-value="OK" calcext:value-type="string">
            <text:p>OK</text:p>
          </table:table-cell>
          <table:table-cell table:style-name="ce48"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Stock level</text:p>
          </table:table-cell>
          <table:table-cell table:style-name="ce41"/>
          <table:table-cell table:style-name="ce32" table:formula="of:=EXACT(LEFT(TRIM(LOWER([.A50]));5);&quot;check&quot;)" office:value-type="boolean" office:boolean-value="false" calcext:value-type="boolean">
            <text:p>FALSE</text:p>
          </table:table-cell>
          <table:table-cell table:style-name="ce32" table:formula="of:=EXACT(&quot;ok&quot;;LEFT(LOWER(TRIM([.B50]));2))" office:value-type="boolean" office:boolean-value="false" calcext:value-type="boolean">
            <text:p>FALSE</text:p>
          </table:table-cell>
          <table:table-cell table:style-name="ce46" table:formula="of:=IF([.C50];IF([.D50];&quot;OK&quot;;&quot;ISSUE&quot;);&quot;IGNORE&quot;)" office:value-type="string" office:string-value="IGNORE" calcext:value-type="string">
            <text:p>IGNORE</text:p>
          </table:table-cell>
          <table:table-cell table:style-name="ce48"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Price per unit</text:p>
          </table:table-cell>
          <table:table-cell table:style-name="ce41"/>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46" table:formula="of:=IF([.C51];IF([.D51];&quot;OK&quot;;&quot;ISSUE&quot;);&quot;IGNORE&quot;)" office:value-type="string" office:string-value="IGNORE" calcext:value-type="string">
            <text:p>IGNORE</text:p>
          </table:table-cell>
          <table:table-cell table:style-name="ce48"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MoQ</text:p>
          </table:table-cell>
          <table:table-cell table:style-name="ce41"/>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46" table:formula="of:=IF([.C52];IF([.D52];&quot;OK&quot;;&quot;ISSUE&quot;);&quot;IGNORE&quot;)" office:value-type="string" office:string-value="IGNORE" calcext:value-type="string">
            <text:p>IGNORE</text:p>
          </table:table-cell>
          <table:table-cell table:style-name="ce48"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38" office:value-type="string" calcext:value-type="string">
            <text:p>Date last checked?</text:p>
          </table:table-cell>
          <table:table-cell table:style-name="ce41"/>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46" table:formula="of:=IF([.C53];IF([.D53];&quot;OK&quot;;&quot;ISSUE&quot;);&quot;IGNORE&quot;)" office:value-type="string" office:string-value="IGNORE" calcext:value-type="string">
            <text:p>IGNORE</text:p>
          </table:table-cell>
          <table:table-cell table:style-name="ce48"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29" office:value-type="string" calcext:value-type="string">
            <text:p>CHECK: Who will assemble?</text:p>
          </table:table-cell>
          <table:table-cell table:style-name="ce41" office:value-type="string" calcext:value-type="string">
            <text:p>OK we will</text:p>
          </table:table-cell>
          <table:table-cell table:style-name="ce32" table:formula="of:=EXACT(LEFT(TRIM(LOWER([.A54]));5);&quot;check&quot;)" office:value-type="boolean" office:boolean-value="true" calcext:value-type="boolean">
            <text:p>TRUE</text:p>
          </table:table-cell>
          <table:table-cell table:style-name="ce32" table:formula="of:=EXACT(&quot;ok&quot;;LEFT(LOWER(TRIM([.B54]));2))" office:value-type="boolean" office:boolean-value="true" calcext:value-type="boolean">
            <text:p>TRUE</text:p>
          </table:table-cell>
          <table:table-cell table:style-name="ce46" table:formula="of:=IF([.C54];IF([.D54];&quot;OK&quot;;&quot;ISSUE&quot;);&quot;IGNORE&quot;)" office:value-type="string" office:string-value="OK" calcext:value-type="string">
            <text:p>OK</text:p>
          </table:table-cell>
          <table:table-cell table:style-name="ce48"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style-name="ce32" table:formula="of:=EXACT(LEFT(TRIM(LOWER([.A55]));5);&quot;check&quot;)" office:value-type="boolean" office:boolean-value="false" calcext:value-type="boolean">
            <text:p>FALSE</text:p>
          </table:table-cell>
          <table:table-cell table:style-name="ce32" table:formula="of:=EXACT(&quot;ok&quot;;LEFT(LOWER(TRIM([.B55]));2))" office:value-type="boolean" office:boolean-value="false" calcext:value-type="boolean">
            <text:p>FALSE</text:p>
          </table:table-cell>
          <table:table-cell table:style-name="ce46" table:formula="of:=IF([.C55];IF([.D55];&quot;OK&quot;;&quot;ISSUE&quot;);&quot;IGNORE&quot;)" office:value-type="string" office:string-value="IGNORE" calcext:value-type="string">
            <text:p>IGNORE</text:p>
          </table:table-cell>
          <table:table-cell table:style-name="ce48"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31" office:value-type="string" calcext:value-type="string">
            <text:p>OTHER?</text:p>
          </table:table-cell>
          <table:table-cell table:style-name="ce41"/>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46" table:formula="of:=IF([.C56];IF([.D56];&quot;OK&quot;;&quot;ISSUE&quot;);&quot;IGNORE&quot;)" office:value-type="string" office:string-value="IGNORE" calcext:value-type="string">
            <text:p>IGNORE</text:p>
          </table:table-cell>
          <table:table-cell table:style-name="ce48"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2">
          <table:table-cell table:style-name="ce29" office:value-type="string" calcext:value-type="string">
            <text:p>Dimensions</text:p>
          </table:table-cell>
          <table:table-cell table:style-name="ce41" office:value-type="string" calcext:value-type="string">
            <text:p>43.16mm by 17.77mm total size, R0.83mm mounting holes on 15.24mm and 40.64mm lengths</text:p>
          </table:table-cell>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46" table:formula="of:=IF([.C57];IF([.D57];&quot;OK&quot;;&quot;ISSUE&quot;);&quot;IGNORE&quot;)" office:value-type="string" office:string-value="IGNORE" calcext:value-type="string">
            <text:p>IGNORE</text:p>
          </table:table-cell>
          <table:table-cell table:style-name="ce48"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29"/>
          <table:table-cell table:style-name="ce41"/>
          <table:table-cell table:number-columns-repeated="2"/>
          <table:table-cell table:style-name="ce47"/>
          <table:table-cell table:style-name="ce48" table:formula="of:=IF(EXACT([.E58];&quot;ISSUE&quot;);COM.MICROSOFT.CONCAT([.A58];&quot;; &quot;);{})" office:value-type="float" office:value="0" calcext:value-type="float">
            <text:p/>
          </table:table-cell>
          <table:table-cell table:number-columns-repeated="62"/>
        </table:table-row>
        <table:table-row table:style-name="ro1">
          <table:table-cell table:style-name="ce29"/>
          <table:table-cell table:style-name="ce41"/>
          <table:table-cell table:number-columns-repeated="2"/>
          <table:table-cell table:style-name="ce47"/>
          <table:table-cell table:style-name="ce48" table:formula="of:=IF(EXACT([.E59];&quot;ISSUE&quot;);COM.MICROSOFT.CONCAT([.A59];&quot;; &quot;);{})" office:value-type="float" office:value="0" calcext:value-type="float">
            <text:p/>
          </table:table-cell>
          <table:table-cell table:number-columns-repeated="62"/>
        </table:table-row>
        <table:table-row table:style-name="ro1">
          <table:table-cell table:style-name="ce29"/>
          <table:table-cell table:style-name="ce41"/>
          <table:table-cell table:number-columns-repeated="2"/>
          <table:table-cell table:style-name="ce47"/>
          <table:table-cell table:style-name="ce48" table:formula="of:=IF(EXACT([.E60];&quot;ISSUE&quot;);COM.MICROSOFT.CONCAT([.A60];&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41"/>
          <table:table-cell table:formula="of:=SUM([.C8:.C60])" office:value-type="float" office:value="16" calcext:value-type="float">
            <text:p>16</text:p>
          </table:table-cell>
          <table:table-cell table:formula="of:=SUM([.D8:.D57])" office:value-type="float" office:value="16" calcext:value-type="float">
            <text:p>16</text:p>
          </table:table-cell>
          <table:table-cell table:formula="of:=IF(NOT([.C61]=[.D61]);&quot;ISSUES&quot;;&quot;OK&quot;)" office:value-type="string" office:string-value="OK" calcext:value-type="string">
            <text:p>OK</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number-rows-repeated="1048509">
          <table:table-cell table:number-columns-repeated="68"/>
        </table:table-row>
        <table:table-row table:style-name="ro1">
          <table:table-cell table:number-columns-repeated="68"/>
        </table:table-row>
        <calcext:conditional-formats>
          <calcext:conditional-format calcext:target-range-address="ArduinoNanoIoT33.A8:ArduinoNanoIoT33.A60">
            <calcext:condition calcext:apply-style-name="Note" calcext:value="begins-with(&quot;CHECK:&quot;)" calcext:base-cell-address="ArduinoNanoIoT33.A8"/>
          </calcext:conditional-format>
          <calcext:conditional-format calcext:target-range-address="ArduinoNanoIoT33.F8:ArduinoNanoIoT33.F60">
            <calcext:condition calcext:apply-style-name="Bad" calcext:value="not-contains-text(0)" calcext:base-cell-address="ArduinoNanoIoT33.F8"/>
          </calcext:conditional-format>
          <calcext:conditional-format calcext:target-range-address="ArduinoNanoIoT33.E8:ArduinoNanoIoT33.E60">
            <calcext:condition calcext:apply-style-name="Good" calcext:value="=&quot;OK&quot;" calcext:base-cell-address="ArduinoNanoIoT33.E8"/>
            <calcext:condition calcext:apply-style-name="Bad" calcext:value="=&quot;ISSUE&quot;" calcext:base-cell-address="ArduinoNanoIoT33.E8"/>
            <calcext:condition calcext:apply-style-name="Footnote" calcext:value="=&quot;IGNORE&quot;" calcext:base-cell-address="ArduinoNanoIoT33.E8"/>
          </calcext:conditional-format>
          <calcext:conditional-format calcext:target-range-address="ArduinoNanoIoT33.B38:ArduinoNanoIoT33.B61 ArduinoNanoIoT33.B8:ArduinoNanoIoT33.B36">
            <calcext:condition calcext:apply-style-name="Good" calcext:value="formula-is([.$E8]=&quot;OK&quot;)" calcext:base-cell-address="ArduinoNanoIoT33.B8"/>
            <calcext:condition calcext:apply-style-name="Bad" calcext:value="formula-is([.$E8]=&quot;ISSUE&quot;)" calcext:base-cell-address="ArduinoNanoIoT33.B8"/>
            <calcext:condition calcext:apply-style-name="Footnote" calcext:value="formula-is([.$E8]=&quot;IGNORE&quot;)" calcext:base-cell-address="ArduinoNanoIoT33.B8"/>
          </calcext:conditional-format>
          <calcext:conditional-format calcext:target-range-address="ArduinoNanoIoT33.B2:ArduinoNanoIoT33.B3">
            <calcext:condition calcext:apply-style-name="Bad" calcext:value="formula-is([.$B$2]=&quot;ISSUES&quot;)" calcext:base-cell-address="ArduinoNanoIoT33.B2"/>
            <calcext:condition calcext:apply-style-name="Good" calcext:value="formula-is([.$B$2]=&quot;OK&quot;)" calcext:base-cell-address="ArduinoNanoIoT33.B2"/>
          </calcext:conditional-format>
        </calcext:conditional-formats>
      </table:table>
      <table:table table:name="TXS0104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TXS0104E</text:p>
          </table:table-cell>
          <table:table-cell table:number-columns-repeated="66"/>
        </table:table-row>
        <table:table-row table:style-name="ro1">
          <table:table-cell table:style-name="ce1" office:value-type="string" calcext:value-type="string">
            <text:p>STATUS</text:p>
          </table:table-cell>
          <table:table-cell table:style-name="ce53" table:formula="of:=[.E62]"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53" table:formula="of:=COM.MICROSOFT.CONCAT(TEXT([.D62];&quot;##&quot;);&quot;/&quot;;TEXT([.C62];&quot;##&quot;))" office:value-type="string" office:string-value="12/13" calcext:value-type="string">
            <text:p>12/13</text:p>
          </table:table-cell>
          <table:table-cell table:number-columns-repeated="66"/>
        </table:table-row>
        <table:table-row table:style-name="ro1">
          <table:table-cell table:style-name="ce1"/>
          <table:table-cell table:formula="of:=COM.MICROSOFT.CONCAT([.F8:.F61])" office:value-type="string" office:string-value="CHECK: Footprint orientation?;" calcext:value-type="string">
            <text:p>CHECK: Footprint orientation?;</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49" office:value-type="string" calcext:value-type="string">
            <text:p>Power supply wanted</text:p>
          </table:table-cell>
          <table:table-cell table:style-name="Default" office:value-type="string" calcext:value-type="string">
            <text:p>5v, 3.3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57" table:formula="of:=IF([.C8];IF([.D8];&quot;OK&quot;;&quot;ISSUE&quot;);&quot;IGNORE&quot;)" office:value-type="string" office:string-value="IGNORE" calcext:value-type="string">
            <text:p>IGNORE</text:p>
          </table:table-cell>
          <table:table-cell table:style-name="ce59" table:formula="of:=IF(EXACT([.E8];&quot;ISSUE&quot;);COM.MICROSOFT.CONCAT([.A8];&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Power supply given</text:p>
          </table:table-cell>
          <table:table-cell table:style-name="ce54" office:value-type="string" calcext:value-type="string">
            <text:p>OK, VUSB, 3.3V from arduino</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57" table:formula="of:=IF([.C9];IF([.D9];&quot;OK&quot;;&quot;ISSUE&quot;);&quot;IGNORE&quot;)" office:value-type="string" office:string-value="OK" calcext:value-type="string">
            <text:p>OK</text:p>
          </table:table-cell>
          <table:table-cell table:style-name="ce59" table:formula="of:=IF(EXACT([.E9];&quot;ISSUE&quot;);COM.MICROSOFT.CONCAT([.A9];&quot;;&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49" office:value-type="string" calcext:value-type="string">
            <text:p>Ground wanted</text:p>
          </table:table-cell>
          <table:table-cell table:style-name="ce54" office:value-type="string" calcext:value-type="string">
            <text:p>same as arduino</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57" table:formula="of:=IF([.C10];IF([.D10];&quot;OK&quot;;&quot;ISSUE&quot;);&quot;IGNORE&quot;)" office:value-type="string" office:string-value="IGNORE" calcext:value-type="string">
            <text:p>IGNORE</text:p>
          </table:table-cell>
          <table:table-cell table:style-name="ce59" table:formula="of:=IF(EXACT([.E10];&quot;ISSUE&quot;);COM.MICROSOFT.CONCAT([.A1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Ground given</text:p>
          </table:table-cell>
          <table:table-cell table:style-name="ce54" office:value-type="string" calcext:value-type="string">
            <text:p>OK, same as arduino</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57" table:formula="of:=IF([.C11];IF([.D11];&quot;OK&quot;;&quot;ISSUE&quot;);&quot;IGNORE&quot;)" office:value-type="string" office:string-value="OK" calcext:value-type="string">
            <text:p>OK</text:p>
          </table:table-cell>
          <table:table-cell table:style-name="ce59" table:formula="of:=IF(EXACT([.E11];&quot;ISSUE&quot;);COM.MICROSOFT.CONCAT([.A1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List unused inputs</text:p>
          </table:table-cell>
          <table:table-cell table:style-name="ce54" office:value-type="string" calcext:value-type="string">
            <text:p>Input 4</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57" table:formula="of:=IF([.C12];IF([.D12];&quot;OK&quot;;&quot;ISSUE&quot;);&quot;IGNORE&quot;)" office:value-type="string" office:string-value="IGNORE" calcext:value-type="string">
            <text:p>IGNORE</text:p>
          </table:table-cell>
          <table:table-cell table:style-name="ce59" table:formula="of:=IF(EXACT([.E12];&quot;ISSUE&quot;);COM.MICROSOFT.CONCAT([.A12];&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Unused inputs treated ok?</text:p>
          </table:table-cell>
          <table:table-cell table:style-name="ce54" office:value-type="string" calcext:value-type="string">
            <text:p>OK – internal 10k pullups</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57" table:formula="of:=IF([.C13];IF([.D13];&quot;OK&quot;;&quot;ISSUE&quot;);&quot;IGNORE&quot;)" office:value-type="string" office:string-value="OK" calcext:value-type="string">
            <text:p>OK</text:p>
          </table:table-cell>
          <table:table-cell table:style-name="ce59" table:formula="of:=IF(EXACT([.E13];&quot;ISSUE&quot;);COM.MICROSOFT.CONCAT([.A13];&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Special track sizing?</text:p>
          </table:table-cell>
          <table:table-cell table:style-name="ce55" office:value-type="string" calcext:value-type="string">
            <text:p>OK none needed</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57" table:formula="of:=IF([.C14];IF([.D14];&quot;OK&quot;;&quot;ISSUE&quot;);&quot;IGNORE&quot;)" office:value-type="string" office:string-value="OK" calcext:value-type="string">
            <text:p>OK</text:p>
          </table:table-cell>
          <table:table-cell table:style-name="ce59" table:formula="of:=IF(EXACT([.E14];&quot;ISSUE&quot;);COM.MICROSOFT.CONCAT([.A1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Footprint size correct?</text:p>
          </table:table-cell>
          <table:table-cell table:style-name="ce55"/>
          <table:table-cell table:style-name="ce32" table:formula="of:=EXACT(LEFT(TRIM(LOWER([.A15]));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57" table:formula="of:=IF([.C15];IF([.D15];&quot;OK&quot;;&quot;ISSUE&quot;);&quot;IGNORE&quot;)" office:value-type="string" office:string-value="OK" calcext:value-type="string">
            <text:p>OK</text:p>
          </table:table-cell>
          <table:table-cell table:style-name="ce59" table:formula="of:=IF(EXACT([.E15];&quot;ISSUE&quot;);COM.MICROSOFT.CONCAT([.A15];&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Footprint orientation?</text:p>
          </table:table-cell>
          <table:table-cell table:style-name="ce55"/>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57" table:formula="of:=IF([.C16];IF([.D16];&quot;OK&quot;;&quot;ISSUE&quot;);&quot;IGNORE&quot;)" office:value-type="string" office:string-value="ISSUE" calcext:value-type="string">
            <text:p>ISSUE</text:p>
          </table:table-cell>
          <table:table-cell table:style-name="ce59" table:formula="of:=IF(EXACT([.E16];&quot;ISSUE&quot;);COM.MICROSOFT.CONCAT([.A16];&quot;;&quot;);{})" office:value-type="string" office:string-value="CHECK: Footprint orientation?;" calcext:value-type="string">
            <text:p>CHECK: Footprint orientation?;</text:p>
          </table:table-cell>
          <table:table-cell table:style-name="ce36" table:number-columns-repeated="2"/>
          <table:table-cell table:number-columns-repeated="60"/>
        </table:table-row>
        <table:table-row table:style-name="ro1">
          <table:table-cell table:style-name="ce49" office:value-type="string" calcext:value-type="string">
            <text:p>Nearest component?</text:p>
          </table:table-cell>
          <table:table-cell table:style-name="ce55"/>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57" table:formula="of:=IF([.C17];IF([.D17];&quot;OK&quot;;&quot;ISSUE&quot;);&quot;IGNORE&quot;)" office:value-type="string" office:string-value="IGNORE" calcext:value-type="string">
            <text:p>IGNORE</text:p>
          </table:table-cell>
          <table:table-cell table:style-name="ce59" table:formula="of:=IF(EXACT([.E17];&quot;ISSUE&quot;);COM.MICROSOFT.CONCAT([.A17];&quot;;&quot;);{})" office:value-type="float" office:value="0" calcext:value-type="float">
            <text:p/>
          </table:table-cell>
          <table:table-cell table:style-name="ce36" table:number-columns-repeated="2"/>
          <table:table-cell table:number-columns-repeated="60"/>
        </table:table-row>
        <table:table-row table:style-name="ro10">
          <table:table-cell table:style-name="ce49" office:value-type="string" calcext:value-type="string">
            <text:p>CHECK: EMC considerations?</text:p>
          </table:table-cell>
          <table:table-cell table:style-name="ce55" office:value-type="string" calcext:value-type="string">
            <text:p>OK – none needed</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57" table:formula="of:=IF([.C18];IF([.D18];&quot;OK&quot;;&quot;ISSUE&quot;);&quot;IGNORE&quot;)" office:value-type="string" office:string-value="OK" calcext:value-type="string">
            <text:p>OK</text:p>
          </table:table-cell>
          <table:table-cell table:style-name="ce59" table:formula="of:=IF(EXACT([.E18];&quot;ISSUE&quot;);COM.MICROSOFT.CONCAT([.A18];&quot;;&quot;);{})" office:value-type="float" office:value="0" calcext:value-type="float">
            <text:p/>
          </table:table-cell>
          <table:table-cell table:style-name="ce36" table:number-columns-repeated="2"/>
          <table:table-cell table:number-columns-repeated="60"/>
        </table:table-row>
        <table:table-row table:style-name="ro3">
          <table:table-cell table:style-name="ce49" office:value-type="string" calcext:value-type="string">
            <text:p>CHECK: &lt;30ns reflection time on each trace</text:p>
          </table:table-cell>
          <table:table-cell table:style-name="ce55" office:value-type="string" calcext:value-type="string">
            <text:p>OK – traces less than 15ns long (15ft!) because we are using a line receiver</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57" table:formula="of:=IF([.C19];IF([.D19];&quot;OK&quot;;&quot;ISSUE&quot;);&quot;IGNORE&quot;)" office:value-type="string" office:string-value="OK" calcext:value-type="string">
            <text:p>OK</text:p>
          </table:table-cell>
          <table:table-cell table:style-name="ce59" table:formula="of:=IF(EXACT([.E19];&quot;ISSUE&quot;);COM.MICROSOFT.CONCAT([.A19];&quot;;&quot;);{})" office:value-type="float" office:value="0" calcext:value-type="float">
            <text:p/>
          </table:table-cell>
          <table:table-cell table:style-name="ce36" table:number-columns-repeated="2"/>
          <table:table-cell table:number-columns-repeated="60"/>
        </table:table-row>
        <table:table-row table:style-name="ro3">
          <table:table-cell table:style-name="ce49" office:value-type="string" calcext:value-type="string">
            <text:p>CHECK: Cooling required?</text:p>
          </table:table-cell>
          <table:table-cell table:style-name="ce55" office:value-type="string" calcext:value-type="string">
            <text:p>OK No cooling needed</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57" table:formula="of:=IF([.C20];IF([.D20];&quot;OK&quot;;&quot;ISSUE&quot;);&quot;IGNORE&quot;)" office:value-type="string" office:string-value="OK" calcext:value-type="string">
            <text:p>OK</text:p>
          </table:table-cell>
          <table:table-cell table:style-name="ce59" table:formula="of:=IF(EXACT([.E20];&quot;ISSUE&quot;);COM.MICROSOFT.CONCAT([.A20];&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57" table:formula="of:=IF([.C21];IF([.D21];&quot;OK&quot;;&quot;ISSUE&quot;);&quot;IGNORE&quot;)" office:value-type="string" office:string-value="IGNORE" calcext:value-type="string">
            <text:p>IGNORE</text:p>
          </table:table-cell>
          <table:table-cell table:style-name="ce59" table:formula="of:=IF(EXACT([.E21];&quot;ISSUE&quot;);COM.MICROSOFT.CONCAT([.A21];&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57" table:formula="of:=IF([.C22];IF([.D22];&quot;OK&quot;;&quot;ISSUE&quot;);&quot;IGNORE&quot;)" office:value-type="string" office:string-value="IGNORE" calcext:value-type="string">
            <text:p>IGNORE</text:p>
          </table:table-cell>
          <table:table-cell table:style-name="ce59" table:formula="of:=IF(EXACT([.E22];&quot;ISSUE&quot;);COM.MICROSOFT.CONCAT([.A22];&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57" table:formula="of:=IF([.C23];IF([.D23];&quot;OK&quot;;&quot;ISSUE&quot;);&quot;IGNORE&quot;)" office:value-type="string" office:string-value="IGNORE" calcext:value-type="string">
            <text:p>IGNORE</text:p>
          </table:table-cell>
          <table:table-cell table:style-name="ce59" table:formula="of:=IF(EXACT([.E23];&quot;ISSUE&quot;);COM.MICROSOFT.CONCAT([.A23];&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57" table:formula="of:=IF([.C24];IF([.D24];&quot;OK&quot;;&quot;ISSUE&quot;);&quot;IGNORE&quot;)" office:value-type="string" office:string-value="IGNORE" calcext:value-type="string">
            <text:p>IGNORE</text:p>
          </table:table-cell>
          <table:table-cell table:style-name="ce59" table:formula="of:=IF(EXACT([.E24];&quot;ISSUE&quot;);COM.MICROSOFT.CONCAT([.A24];&quot;;&quot;);{})" office:value-type="float" office:value="0" calcext:value-type="float">
            <text:p/>
          </table:table-cell>
          <table:table-cell table:style-name="ce36" table:number-columns-repeated="2"/>
          <table:table-cell table:number-columns-repeated="60"/>
        </table:table-row>
        <table:table-row table:style-name="ro3">
          <table:table-cell table:style-name="ce49"/>
          <table:table-cell table:style-name="ce55"/>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57" table:formula="of:=IF([.C25];IF([.D25];&quot;OK&quot;;&quot;ISSUE&quot;);&quot;IGNORE&quot;)" office:value-type="string" office:string-value="IGNORE" calcext:value-type="string">
            <text:p>IGNORE</text:p>
          </table:table-cell>
          <table:table-cell table:style-name="ce59" table:formula="of:=IF(EXACT([.E25];&quot;ISSUE&quot;);COM.MICROSOFT.CONCAT([.A25];&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AT</text:p>
          </table:table-cell>
          <table:table-cell table:style-name="ce54"/>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57" table:formula="of:=IF([.C26];IF([.D26];&quot;OK&quot;;&quot;ISSUE&quot;);&quot;IGNORE&quot;)" office:value-type="string" office:string-value="IGNORE" calcext:value-type="string">
            <text:p>IGNORE</text:p>
          </table:table-cell>
          <table:table-cell table:style-name="ce59" table:formula="of:=IF(EXACT([.E26];&quot;ISSUE&quot;);COM.MICROSOFT.CONCAT([.A2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Name</text:p>
          </table:table-cell>
          <table:table-cell table:style-name="Default" office:value-type="string" calcext:value-type="string">
            <text:p>TXS0104E</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57" table:formula="of:=IF([.C27];IF([.D27];&quot;OK&quot;;&quot;ISSUE&quot;);&quot;IGNORE&quot;)" office:value-type="string" office:string-value="IGNORE" calcext:value-type="string">
            <text:p>IGNORE</text:p>
          </table:table-cell>
          <table:table-cell table:style-name="ce59" table:formula="of:=IF(EXACT([.E27];&quot;ISSUE&quot;);COM.MICROSOFT.CONCAT([.A2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Part #</text:p>
          </table:table-cell>
          <table:table-cell table:style-name="Default"/>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57" table:formula="of:=IF([.C28];IF([.D28];&quot;OK&quot;;&quot;ISSUE&quot;);&quot;IGNORE&quot;)" office:value-type="string" office:string-value="IGNORE" calcext:value-type="string">
            <text:p>IGNORE</text:p>
          </table:table-cell>
          <table:table-cell table:style-name="ce59" table:formula="of:=IF(EXACT([.E28];&quot;ISSUE&quot;);COM.MICROSOFT.CONCAT([.A28];&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Manufacturer</text:p>
          </table:table-cell>
          <table:table-cell table:style-name="Default" office:value-type="string" calcext:value-type="string">
            <text:p>Texas Instruments</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57" table:formula="of:=IF([.C29];IF([.D29];&quot;OK&quot;;&quot;ISSUE&quot;);&quot;IGNORE&quot;)" office:value-type="string" office:string-value="IGNORE" calcext:value-type="string">
            <text:p>IGNORE</text:p>
          </table:table-cell>
          <table:table-cell table:style-name="ce59" table:formula="of:=IF(EXACT([.E29];&quot;ISSUE&quot;);COM.MICROSOFT.CONCAT([.A29];&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Approx Price</text:p>
          </table:table-cell>
          <table:table-cell table:style-name="Default" office:value-type="string" calcext:value-type="string">
            <text:p>£1.17 (Mouser)</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57" table:formula="of:=IF([.C30];IF([.D30];&quot;OK&quot;;&quot;ISSUE&quot;);&quot;IGNORE&quot;)" office:value-type="string" office:string-value="IGNORE" calcext:value-type="string">
            <text:p>IGNORE</text:p>
          </table:table-cell>
          <table:table-cell table:style-name="ce59" table:formula="of:=IF(EXACT([.E30];&quot;ISSUE&quot;);COM.MICROSOFT.CONCAT([.A3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text:span text:style-name="T4">Package type?</text:span><text:span text:style-name="T5">3</text:span></text:p>
          </table:table-cell>
          <table:table-cell table:style-name="Default" office:value-type="string" calcext:value-type="string">
            <text:p>TSSOP</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57" table:formula="of:=IF([.C31];IF([.D31];&quot;OK&quot;;&quot;ISSUE&quot;);&quot;IGNORE&quot;)" office:value-type="string" office:string-value="IGNORE" calcext:value-type="string">
            <text:p>IGNORE</text:p>
          </table:table-cell>
          <table:table-cell table:style-name="ce59" table:formula="of:=IF(EXACT([.E31];&quot;ISSUE&quot;);COM.MICROSOFT.CONCAT([.A3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Datasheet link</text:p>
          </table:table-cell>
          <table:table-cell table:style-name="Default" office:value-type="string" calcext:value-type="string">
            <text:p>https://www.ti.com/lit/ds/symlink/txs0104e.pdf</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57" table:formula="of:=IF([.C32];IF([.D32];&quot;OK&quot;;&quot;ISSUE&quot;);&quot;IGNORE&quot;)" office:value-type="string" office:string-value="IGNORE" calcext:value-type="string">
            <text:p>IGNORE</text:p>
          </table:table-cell>
          <table:table-cell table:style-name="ce59" table:formula="of:=IF(EXACT([.E32];&quot;ISSUE&quot;);COM.MICROSOFT.CONCAT([.A32];&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57" table:formula="of:=IF([.C33];IF([.D33];&quot;OK&quot;;&quot;ISSUE&quot;);&quot;IGNORE&quot;)" office:value-type="string" office:string-value="IGNORE" calcext:value-type="string">
            <text:p>IGNORE</text:p>
          </table:table-cell>
          <table:table-cell table:style-name="ce59" table:formula="of:=IF(EXACT([.E33];&quot;ISSUE&quot;);COM.MICROSOFT.CONCAT([.A33];&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Y</text:p>
          </table:table-cell>
          <table:table-cell table:style-name="ce54"/>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57" table:formula="of:=IF([.C34];IF([.D34];&quot;OK&quot;;&quot;ISSUE&quot;);&quot;IGNORE&quot;)" office:value-type="string" office:string-value="IGNORE" calcext:value-type="string">
            <text:p>IGNORE</text:p>
          </table:table-cell>
          <table:table-cell table:style-name="ce59" table:formula="of:=IF(EXACT([.E34];&quot;ISSUE&quot;);COM.MICROSOFT.CONCAT([.A3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Purpose</text:p>
          </table:table-cell>
          <table:table-cell table:style-name="Default" office:value-type="string" calcext:value-type="string">
            <text:p>Allow arduino to receive 5V pulse train from encoder</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57" table:formula="of:=IF([.C35];IF([.D35];&quot;OK&quot;;&quot;ISSUE&quot;);&quot;IGNORE&quot;)" office:value-type="string" office:string-value="IGNORE" calcext:value-type="string">
            <text:p>IGNORE</text:p>
          </table:table-cell>
          <table:table-cell table:style-name="ce59" table:formula="of:=IF(EXACT([.E35];&quot;ISSUE&quot;);COM.MICROSOFT.CONCAT([.A35];&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text:span text:style-name="T4">Design justification</text:span><text:span text:style-name="T5">2</text:span></text:p>
          </table:table-cell>
          <table:table-cell table:style-name="Default" office:value-type="string" calcext:value-type="string">
            <text:p>Has the speed we need for fast rotation (24Mbps, push pull mode) vs max of 4000rpm x 500PPR (33kHz!)</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57" table:formula="of:=IF([.C36];IF([.D36];&quot;OK&quot;;&quot;ISSUE&quot;);&quot;IGNORE&quot;)" office:value-type="string" office:string-value="IGNORE" calcext:value-type="string">
            <text:p>IGNORE</text:p>
          </table:table-cell>
          <table:table-cell table:style-name="ce59" table:formula="of:=IF(EXACT([.E36];&quot;ISSUE&quot;);COM.MICROSOFT.CONCAT([.A3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Lifecycle status?<text:span text:style-name="T6">4</text:span></text:p>
          </table:table-cell>
          <table:table-cell table:style-name="Default" office:value-type="string" calcext:value-type="string">
            <text:p>Curren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57" table:formula="of:=IF([.C37];IF([.D37];&quot;OK&quot;;&quot;ISSUE&quot;);&quot;IGNORE&quot;)" office:value-type="string" office:string-value="IGNORE" calcext:value-type="string">
            <text:p>IGNORE</text:p>
          </table:table-cell>
          <table:table-cell table:style-name="ce59" table:formula="of:=IF(EXACT([.E37];&quot;ISSUE&quot;);COM.MICROSOFT.CONCAT([.A3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ROHS</text:p>
          </table:table-cell>
          <table:table-cell table:style-name="Default" office:value-type="string" calcext:value-type="string">
            <text:p>OK; Yes</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57" table:formula="of:=IF([.C38];IF([.D38];&quot;OK&quot;;&quot;ISSUE&quot;);&quot;IGNORE&quot;)" office:value-type="string" office:string-value="OK" calcext:value-type="string">
            <text:p>OK</text:p>
          </table:table-cell>
          <table:table-cell table:style-name="ce59" table:formula="of:=IF(EXACT([.E38];&quot;ISSUE&quot;);COM.MICROSOFT.CONCAT([.A38];&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Default"/>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57" table:formula="of:=IF([.C39];IF([.D39];&quot;OK&quot;;&quot;ISSUE&quot;);&quot;IGNORE&quot;)" office:value-type="string" office:string-value="IGNORE" calcext:value-type="string">
            <text:p>IGNORE</text:p>
          </table:table-cell>
          <table:table-cell table:style-name="ce59" table:formula="of:=IF(EXACT([.E39];&quot;ISSUE&quot;);COM.MICROSOFT.CONCAT([.A39];&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HOW?</text:p>
          </table:table-cell>
          <table:table-cell table:style-name="ce54"/>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57" table:formula="of:=IF([.C40];IF([.D40];&quot;OK&quot;;&quot;ISSUE&quot;);&quot;IGNORE&quot;)" office:value-type="string" office:string-value="IGNORE" calcext:value-type="string">
            <text:p>IGNORE</text:p>
          </table:table-cell>
          <table:table-cell table:style-name="ce59" table:formula="of:=IF(EXACT([.E40];&quot;ISSUE&quot;);COM.MICROSOFT.CONCAT([.A40];&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Typical range</text:p>
          </table:table-cell>
          <table:table-cell table:style-name="ce54"/>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57" table:formula="of:=IF([.C41];IF([.D41];&quot;OK&quot;;&quot;ISSUE&quot;);&quot;IGNORE&quot;)" office:value-type="string" office:string-value="IGNORE" calcext:value-type="string">
            <text:p>IGNORE</text:p>
          </table:table-cell>
          <table:table-cell table:style-name="ce59" table:formula="of:=IF(EXACT([.E41];&quot;ISSUE&quot;);COM.MICROSOFT.CONCAT([.A41];&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Abs max</text:p>
          </table:table-cell>
          <table:table-cell table:style-name="ce54"/>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57" table:formula="of:=IF([.C42];IF([.D42];&quot;OK&quot;;&quot;ISSUE&quot;);&quot;IGNORE&quot;)" office:value-type="string" office:string-value="IGNORE" calcext:value-type="string">
            <text:p>IGNORE</text:p>
          </table:table-cell>
          <table:table-cell table:style-name="ce59" table:formula="of:=IF(EXACT([.E42];&quot;ISSUE&quot;);COM.MICROSOFT.CONCAT([.A42];&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Supply Abs Min</text:p>
          </table:table-cell>
          <table:table-cell table:style-name="ce54"/>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57" table:formula="of:=IF([.C43];IF([.D43];&quot;OK&quot;;&quot;ISSUE&quot;);&quot;IGNORE&quot;)" office:value-type="string" office:string-value="IGNORE" calcext:value-type="string">
            <text:p>IGNORE</text:p>
          </table:table-cell>
          <table:table-cell table:style-name="ce59" table:formula="of:=IF(EXACT([.E43];&quot;ISSUE&quot;);COM.MICROSOFT.CONCAT([.A43];&quot;;&quot;);{})" office:value-type="float" office:value="0" calcext:value-type="float">
            <text:p/>
          </table:table-cell>
          <table:table-cell table:style-name="ce36" table:number-columns-repeated="2"/>
          <table:table-cell table:number-columns-repeated="60"/>
        </table:table-row>
        <table:table-row table:style-name="ro1">
          <table:table-cell table:style-name="ce51" office:value-type="string" calcext:value-type="string">
            <text:p>What to do with unused inputs?</text:p>
          </table:table-cell>
          <table:table-cell table:style-name="ce54"/>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57" table:formula="of:=IF([.C44];IF([.D44];&quot;OK&quot;;&quot;ISSUE&quot;);&quot;IGNORE&quot;)" office:value-type="string" office:string-value="IGNORE" calcext:value-type="string">
            <text:p>IGNORE</text:p>
          </table:table-cell>
          <table:table-cell table:style-name="ce59" table:formula="of:=IF(EXACT([.E44];&quot;ISSUE&quot;);COM.MICROSOFT.CONCAT([.A44];&quot;;&quot;);{})" office:value-type="float" office:value="0" calcext:value-type="float">
            <text:p/>
          </table:table-cell>
          <table:table-cell table:style-name="ce36" table:number-columns-repeated="2"/>
          <table:table-cell table:number-columns-repeated="60"/>
        </table:table-row>
        <table:table-row table:style-name="ro2">
          <table:table-cell table:style-name="ce51" office:value-type="string" calcext:value-type="string">
            <text:p>CHECK: Assembly considerations? (orientation, pick &amp; place etc)</text:p>
          </table:table-cell>
          <table:table-cell table:style-name="ce56" office:value-type="string" calcext:value-type="string">
            <text:p>OK, standard packaging for SMT</text:p>
          </table:table-cell>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true" calcext:value-type="boolean">
            <text:p>TRUE</text:p>
          </table:table-cell>
          <table:table-cell table:style-name="ce57" table:formula="of:=IF([.C45];IF([.D45];&quot;OK&quot;;&quot;ISSUE&quot;);&quot;IGNORE&quot;)" office:value-type="string" office:string-value="OK" calcext:value-type="string">
            <text:p>OK</text:p>
          </table:table-cell>
          <table:table-cell table:style-name="ce59" table:formula="of:=IF(EXACT([.E45];&quot;ISSUE&quot;);COM.MICROSOFT.CONCAT([.A45];&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Footprint source?</text:p>
          </table:table-cell>
          <table:table-cell table:style-name="ce54"/>
          <table:table-cell table:style-name="ce32" table:formula="of:=EXACT(LEFT(TRIM(LOWER([.A46]));5);&quot;check&quot;)" office:value-type="boolean" office:boolean-value="false" calcext:value-type="boolean">
            <text:p>FALSE</text:p>
          </table:table-cell>
          <table:table-cell table:style-name="ce32" table:formula="of:=EXACT(&quot;ok&quot;;LEFT(LOWER(TRIM([.B46]));2))" office:value-type="boolean" office:boolean-value="false" calcext:value-type="boolean">
            <text:p>FALSE</text:p>
          </table:table-cell>
          <table:table-cell table:style-name="ce57" table:formula="of:=IF([.C46];IF([.D46];&quot;OK&quot;;&quot;ISSUE&quot;);&quot;IGNORE&quot;)" office:value-type="string" office:string-value="IGNORE" calcext:value-type="string">
            <text:p>IGNORE</text:p>
          </table:table-cell>
          <table:table-cell table:style-name="ce59" table:formula="of:=IF(EXACT([.E46];&quot;ISSUE&quot;);COM.MICROSOFT.CONCAT([.A46];&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Footprint license?</text:p>
          </table:table-cell>
          <table:table-cell table:style-name="ce54"/>
          <table:table-cell table:style-name="ce32" table:formula="of:=EXACT(LEFT(TRIM(LOWER([.A47]));5);&quot;check&quot;)" office:value-type="boolean" office:boolean-value="false" calcext:value-type="boolean">
            <text:p>FALSE</text:p>
          </table:table-cell>
          <table:table-cell table:style-name="ce32" table:formula="of:=EXACT(&quot;ok&quot;;LEFT(LOWER(TRIM([.B47]));2))" office:value-type="boolean" office:boolean-value="false" calcext:value-type="boolean">
            <text:p>FALSE</text:p>
          </table:table-cell>
          <table:table-cell table:style-name="ce57" table:formula="of:=IF([.C47];IF([.D47];&quot;OK&quot;;&quot;ISSUE&quot;);&quot;IGNORE&quot;)" office:value-type="string" office:string-value="IGNORE" calcext:value-type="string">
            <text:p>IGNORE</text:p>
          </table:table-cell>
          <table:table-cell table:style-name="ce59" table:formula="of:=IF(EXACT([.E47];&quot;ISSUE&quot;);COM.MICROSOFT.CONCAT([.A47];&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57" table:formula="of:=IF([.C48];IF([.D48];&quot;OK&quot;;&quot;ISSUE&quot;);&quot;IGNORE&quot;)" office:value-type="string" office:string-value="IGNORE" calcext:value-type="string">
            <text:p>IGNORE</text:p>
          </table:table-cell>
          <table:table-cell table:style-name="ce59" table:formula="of:=IF(EXACT([.E48];&quot;ISSUE&quot;);COM.MICROSOFT.CONCAT([.A48];&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WHO?</text:p>
          </table:table-cell>
          <table:table-cell table:style-name="ce54"/>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57" table:formula="of:=IF([.C49];IF([.D49];&quot;OK&quot;;&quot;ISSUE&quot;);&quot;IGNORE&quot;)" office:value-type="string" office:string-value="IGNORE" calcext:value-type="string">
            <text:p>IGNORE</text:p>
          </table:table-cell>
          <table:table-cell table:style-name="ce59" table:formula="of:=IF(EXACT([.E49];&quot;ISSUE&quot;);COM.MICROSOFT.CONCAT([.A49];&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Who will supply?</text:p>
          </table:table-cell>
          <table:table-cell table:style-name="ce54" office:value-type="string" calcext:value-type="string">
            <text:p>OK, JLCPCB</text:p>
          </table:table-cell>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true" calcext:value-type="boolean">
            <text:p>TRUE</text:p>
          </table:table-cell>
          <table:table-cell table:style-name="ce57" table:formula="of:=IF([.C50];IF([.D50];&quot;OK&quot;;&quot;ISSUE&quot;);&quot;IGNORE&quot;)" office:value-type="string" office:string-value="OK" calcext:value-type="string">
            <text:p>OK</text:p>
          </table:table-cell>
          <table:table-cell table:style-name="ce59" table:formula="of:=IF(EXACT([.E50];&quot;ISSUE&quot;);COM.MICROSOFT.CONCAT([.A50];&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Stock level</text:p>
          </table:table-cell>
          <table:table-cell table:style-name="ce54"/>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57" table:formula="of:=IF([.C51];IF([.D51];&quot;OK&quot;;&quot;ISSUE&quot;);&quot;IGNORE&quot;)" office:value-type="string" office:string-value="IGNORE" calcext:value-type="string">
            <text:p>IGNORE</text:p>
          </table:table-cell>
          <table:table-cell table:style-name="ce59" table:formula="of:=IF(EXACT([.E51];&quot;ISSUE&quot;);COM.MICROSOFT.CONCAT([.A51];&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Price per unit</text:p>
          </table:table-cell>
          <table:table-cell table:style-name="ce54"/>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57" table:formula="of:=IF([.C52];IF([.D52];&quot;OK&quot;;&quot;ISSUE&quot;);&quot;IGNORE&quot;)" office:value-type="string" office:string-value="IGNORE" calcext:value-type="string">
            <text:p>IGNORE</text:p>
          </table:table-cell>
          <table:table-cell table:style-name="ce59" table:formula="of:=IF(EXACT([.E52];&quot;ISSUE&quot;);COM.MICROSOFT.CONCAT([.A52];&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MoQ</text:p>
          </table:table-cell>
          <table:table-cell table:style-name="ce54"/>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57" table:formula="of:=IF([.C53];IF([.D53];&quot;OK&quot;;&quot;ISSUE&quot;);&quot;IGNORE&quot;)" office:value-type="string" office:string-value="IGNORE" calcext:value-type="string">
            <text:p>IGNORE</text:p>
          </table:table-cell>
          <table:table-cell table:style-name="ce59" table:formula="of:=IF(EXACT([.E53];&quot;ISSUE&quot;);COM.MICROSOFT.CONCAT([.A53];&quot;;&quot;);{})" office:value-type="float" office:value="0" calcext:value-type="float">
            <text:p/>
          </table:table-cell>
          <table:table-cell table:style-name="ce36" table:number-columns-repeated="2"/>
          <table:table-cell table:number-columns-repeated="60"/>
        </table:table-row>
        <table:table-row table:style-name="ro1">
          <table:table-cell table:style-name="ce52" office:value-type="string" calcext:value-type="string">
            <text:p>Date last checked?</text:p>
          </table:table-cell>
          <table:table-cell table:style-name="ce54"/>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57" table:formula="of:=IF([.C54];IF([.D54];&quot;OK&quot;;&quot;ISSUE&quot;);&quot;IGNORE&quot;)" office:value-type="string" office:string-value="IGNORE" calcext:value-type="string">
            <text:p>IGNORE</text:p>
          </table:table-cell>
          <table:table-cell table:style-name="ce59" table:formula="of:=IF(EXACT([.E54];&quot;ISSUE&quot;);COM.MICROSOFT.CONCAT([.A54];&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CHECK: Who will assemble?</text:p>
          </table:table-cell>
          <table:table-cell table:style-name="ce54" office:value-type="string" calcext:value-type="string">
            <text:p>OK, JLCPCB</text:p>
          </table:table-cell>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true" calcext:value-type="boolean">
            <text:p>TRUE</text:p>
          </table:table-cell>
          <table:table-cell table:style-name="ce57" table:formula="of:=IF([.C55];IF([.D55];&quot;OK&quot;;&quot;ISSUE&quot;);&quot;IGNORE&quot;)" office:value-type="string" office:string-value="OK" calcext:value-type="string">
            <text:p>OK</text:p>
          </table:table-cell>
          <table:table-cell table:style-name="ce59" table:formula="of:=IF(EXACT([.E55];&quot;ISSUE&quot;);COM.MICROSOFT.CONCAT([.A55];&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57" table:formula="of:=IF([.C56];IF([.D56];&quot;OK&quot;;&quot;ISSUE&quot;);&quot;IGNORE&quot;)" office:value-type="string" office:string-value="IGNORE" calcext:value-type="string">
            <text:p>IGNORE</text:p>
          </table:table-cell>
          <table:table-cell table:style-name="ce59" table:formula="of:=IF(EXACT([.E56];&quot;ISSUE&quot;);COM.MICROSOFT.CONCAT([.A56];&quot;;&quot;);{})" office:value-type="float" office:value="0" calcext:value-type="float">
            <text:p/>
          </table:table-cell>
          <table:table-cell table:style-name="ce36" table:number-columns-repeated="2"/>
          <table:table-cell table:number-columns-repeated="60"/>
        </table:table-row>
        <table:table-row table:style-name="ro1">
          <table:table-cell table:style-name="ce50" office:value-type="string" calcext:value-type="string">
            <text:p>OTHER?</text:p>
          </table:table-cell>
          <table:table-cell table:style-name="ce54"/>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57" table:formula="of:=IF([.C57];IF([.D57];&quot;OK&quot;;&quot;ISSUE&quot;);&quot;IGNORE&quot;)" office:value-type="string" office:string-value="IGNORE" calcext:value-type="string">
            <text:p>IGNORE</text:p>
          </table:table-cell>
          <table:table-cell table:style-name="ce59" table:formula="of:=IF(EXACT([.E57];&quot;ISSUE&quot;);COM.MICROSOFT.CONCAT([.A57];&quot;;&quot;);{})" office:value-type="float" office:value="0" calcext:value-type="float">
            <text:p/>
          </table:table-cell>
          <table:table-cell table:style-name="ce36" table:number-columns-repeated="2"/>
          <table:table-cell table:number-columns-repeated="60"/>
        </table:table-row>
        <table:table-row table:style-name="ro1">
          <table:table-cell table:style-name="ce49" office:value-type="string" calcext:value-type="string">
            <text:p>Dimensions</text:p>
          </table:table-cell>
          <table:table-cell table:style-name="ce54"/>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57" table:formula="of:=IF([.C58];IF([.D58];&quot;OK&quot;;&quot;ISSUE&quot;);&quot;IGNORE&quot;)" office:value-type="string" office:string-value="IGNORE" calcext:value-type="string">
            <text:p>IGNORE</text:p>
          </table:table-cell>
          <table:table-cell table:style-name="ce59" table:formula="of:=IF(EXACT([.E58];&quot;ISSUE&quot;);COM.MICROSOFT.CONCAT([.A58];&quot;;&quot;);{})" office:value-type="float" office:value="0" calcext:value-type="float">
            <text:p/>
          </table:table-cell>
          <table:table-cell table:style-name="ce36" table:number-columns-repeated="2"/>
          <table:table-cell table:number-columns-repeated="60"/>
        </table:table-row>
        <table:table-row table:style-name="ro1">
          <table:table-cell table:style-name="ce49"/>
          <table:table-cell table:style-name="ce54"/>
          <table:table-cell table:number-columns-repeated="2"/>
          <table:table-cell table:style-name="ce58"/>
          <table:table-cell table:style-name="ce59" table:formula="of:=IF(EXACT([.E59];&quot;ISSUE&quot;);COM.MICROSOFT.CONCAT([.A59];&quot;;&quot;);{})" office:value-type="float" office:value="0" calcext:value-type="float">
            <text:p/>
          </table:table-cell>
          <table:table-cell table:number-columns-repeated="62"/>
        </table:table-row>
        <table:table-row table:style-name="ro1">
          <table:table-cell table:style-name="ce49"/>
          <table:table-cell table:style-name="ce54"/>
          <table:table-cell table:number-columns-repeated="2"/>
          <table:table-cell table:style-name="ce58"/>
          <table:table-cell table:style-name="ce59" table:formula="of:=IF(EXACT([.E60];&quot;ISSUE&quot;);COM.MICROSOFT.CONCAT([.A60];&quot;;&quot;);{})" office:value-type="float" office:value="0" calcext:value-type="float">
            <text:p/>
          </table:table-cell>
          <table:table-cell table:number-columns-repeated="62"/>
        </table:table-row>
        <table:table-row table:style-name="ro1">
          <table:table-cell table:style-name="ce49"/>
          <table:table-cell table:style-name="ce54"/>
          <table:table-cell table:number-columns-repeated="2"/>
          <table:table-cell table:style-name="ce58"/>
          <table:table-cell table:style-name="ce59" table:formula="of:=IF(EXACT([.E61];&quot;ISSUE&quot;);COM.MICROSOFT.CONCAT([.A61];&quot;;&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54"/>
          <table:table-cell table:formula="of:=SUM([.C8:.C61])" office:value-type="float" office:value="13" calcext:value-type="float">
            <text:p>13</text:p>
          </table:table-cell>
          <table:table-cell table:formula="of:=SUM([.D8:.D58])" office:value-type="float" office:value="12" calcext:value-type="float">
            <text:p>12</text:p>
          </table:table-cell>
          <table:table-cell table:formula="of:=IF(NOT([.C62]=[.D62]);&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number-rows-repeated="1048508">
          <table:table-cell table:number-columns-repeated="68"/>
        </table:table-row>
        <table:table-row table:style-name="ro1">
          <table:table-cell table:number-columns-repeated="68"/>
        </table:table-row>
        <calcext:conditional-formats>
          <calcext:conditional-format calcext:target-range-address="TXS0104E.A8:TXS0104E.A61">
            <calcext:condition calcext:apply-style-name="Note" calcext:value="begins-with(&quot;CHECK:&quot;)" calcext:base-cell-address="TXS0104E.A8"/>
          </calcext:conditional-format>
          <calcext:conditional-format calcext:target-range-address="TXS0104E.F8:TXS0104E.F61">
            <calcext:condition calcext:apply-style-name="Bad" calcext:value="not-contains-text(0)" calcext:base-cell-address="TXS0104E.F8"/>
          </calcext:conditional-format>
          <calcext:conditional-format calcext:target-range-address="TXS0104E.E8:TXS0104E.E61">
            <calcext:condition calcext:apply-style-name="Good" calcext:value="=&quot;OK&quot;" calcext:base-cell-address="TXS0104E.E8"/>
            <calcext:condition calcext:apply-style-name="Bad" calcext:value="=&quot;ISSUE&quot;" calcext:base-cell-address="TXS0104E.E8"/>
            <calcext:condition calcext:apply-style-name="Footnote" calcext:value="=&quot;IGNORE&quot;" calcext:base-cell-address="TXS0104E.E8"/>
          </calcext:conditional-format>
          <calcext:conditional-format calcext:target-range-address="TXS0104E.B40:TXS0104E.B62 TXS0104E.B9:TXS0104E.B26 TXS0104E.B33:TXS0104E.B34">
            <calcext:condition calcext:apply-style-name="Good" calcext:value="formula-is([.$E9]=&quot;OK&quot;)" calcext:base-cell-address="TXS0104E.B9"/>
            <calcext:condition calcext:apply-style-name="Bad" calcext:value="formula-is([.$E9]=&quot;ISSUE&quot;)" calcext:base-cell-address="TXS0104E.B9"/>
            <calcext:condition calcext:apply-style-name="Footnote" calcext:value="formula-is([.$E9]=&quot;IGNORE&quot;)" calcext:base-cell-address="TXS0104E.B9"/>
          </calcext:conditional-format>
          <calcext:conditional-format calcext:target-range-address="TXS0104E.B2:TXS0104E.B3">
            <calcext:condition calcext:apply-style-name="Bad" calcext:value="formula-is([.$B$2]=&quot;ISSUES&quot;)" calcext:base-cell-address="TXS0104E.B2"/>
            <calcext:condition calcext:apply-style-name="Good" calcext:value="formula-is([.$B$2]=&quot;OK&quot;)" calcext:base-cell-address="TXS0104E.B2"/>
          </calcext:conditional-format>
        </calcext:conditional-formats>
      </table:table>
      <table:table table:name="SN7515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SN75175D</text:p>
          </table:table-cell>
          <table:table-cell table:number-columns-repeated="66"/>
        </table:table-row>
        <table:table-row table:style-name="ro1">
          <table:table-cell table:style-name="ce1" office:value-type="string" calcext:value-type="string">
            <text:p>STATUS</text:p>
          </table:table-cell>
          <table:table-cell table:style-name="ce64" table:formula="of:=[.E63]"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64" table:formula="of:=COM.MICROSOFT.CONCAT(TEXT([.D63];&quot;##&quot;);&quot;/&quot;;TEXT([.C63];&quot;##&quot;))" office:value-type="string" office:string-value="13/14" calcext:value-type="string">
            <text:p>13/14</text:p>
          </table:table-cell>
          <table:table-cell table:number-columns-repeated="66"/>
        </table:table-row>
        <table:table-row table:style-name="ro2">
          <table:table-cell table:style-name="ce1" office:value-type="string" calcext:value-type="string">
            <text:p>ISSUES</text:p>
          </table:table-cell>
          <table:table-cell table:formula="of:=COM.MICROSOFT.CONCAT([.F8:.F62])" office:value-type="string" office:string-value="CHECK: Footprint orientation?; " calcext:value-type="string">
            <text:p>CHECK: Footprint orientation?;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60" office:value-type="string" calcext:value-type="string">
            <text:p>Power supply wanted</text:p>
          </table:table-cell>
          <table:table-cell table:style-name="ce65" office:value-type="string" calcext:value-type="string">
            <text:p>arduino 5V</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69" table:formula="of:=IF([.C8];IF([.D8];&quot;OK&quot;;&quot;ISSUE&quot;);&quot;IGNORE&quot;)" office:value-type="string" office:string-value="IGNORE" calcext:value-type="string">
            <text:p>IGNORE</text:p>
          </table:table-cell>
          <table:table-cell table:style-name="ce71"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Power supply given</text:p>
          </table:table-cell>
          <table:table-cell table:style-name="ce65" office:value-type="string" calcext:value-type="string">
            <text:p>OK, VUSB</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69" table:formula="of:=IF([.C9];IF([.D9];&quot;OK&quot;;&quot;ISSUE&quot;);&quot;IGNORE&quot;)" office:value-type="string" office:string-value="OK" calcext:value-type="string">
            <text:p>OK</text:p>
          </table:table-cell>
          <table:table-cell table:style-name="ce71"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60" office:value-type="string" calcext:value-type="string">
            <text:p>Ground wanted</text:p>
          </table:table-cell>
          <table:table-cell table:style-name="ce65" office:value-type="string" calcext:value-type="string">
            <text:p>arduino ground</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69" table:formula="of:=IF([.C10];IF([.D10];&quot;OK&quot;;&quot;ISSUE&quot;);&quot;IGNORE&quot;)" office:value-type="string" office:string-value="IGNORE" calcext:value-type="string">
            <text:p>IGNORE</text:p>
          </table:table-cell>
          <table:table-cell table:style-name="ce71"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Ground given</text:p>
          </table:table-cell>
          <table:table-cell table:style-name="ce65" office:value-type="string" calcext:value-type="string">
            <text:p>OK, GND</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69" table:formula="of:=IF([.C11];IF([.D11];&quot;OK&quot;;&quot;ISSUE&quot;);&quot;IGNORE&quot;)" office:value-type="string" office:string-value="OK" calcext:value-type="string">
            <text:p>OK</text:p>
          </table:table-cell>
          <table:table-cell table:style-name="ce71"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List unused inputs</text:p>
          </table:table-cell>
          <table:table-cell table:style-name="ce65" office:value-type="string" calcext:value-type="string">
            <text:p>4A,AB</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69" table:formula="of:=IF([.C12];IF([.D12];&quot;OK&quot;;&quot;ISSUE&quot;);&quot;IGNORE&quot;)" office:value-type="string" office:string-value="IGNORE" calcext:value-type="string">
            <text:p>IGNORE</text:p>
          </table:table-cell>
          <table:table-cell table:style-name="ce71"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Unused inputs treated ok?</text:p>
          </table:table-cell>
          <table:table-cell table:style-name="ce65" office:value-type="string" calcext:value-type="string">
            <text:p>OK – have set 4B to VCC and 4A to GND. So that input has defined state</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69" table:formula="of:=IF([.C13];IF([.D13];&quot;OK&quot;;&quot;ISSUE&quot;);&quot;IGNORE&quot;)" office:value-type="string" office:string-value="OK" calcext:value-type="string">
            <text:p>OK</text:p>
          </table:table-cell>
          <table:table-cell table:style-name="ce71"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Special track sizing?</text:p>
          </table:table-cell>
          <table:table-cell table:style-name="ce66" office:value-type="string" calcext:value-type="string">
            <text:p>OK – none needed, all small signal</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69" table:formula="of:=IF([.C14];IF([.D14];&quot;OK&quot;;&quot;ISSUE&quot;);&quot;IGNORE&quot;)" office:value-type="string" office:string-value="OK" calcext:value-type="string">
            <text:p>OK</text:p>
          </table:table-cell>
          <table:table-cell table:style-name="ce71"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size correct?</text:p>
          </table:table-cell>
          <table:table-cell table:style-name="ce66"/>
          <table:table-cell table:style-name="ce32" table:formula="of:=EXACT(LEFT(TRIM(LOWER([.A15]));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69" table:formula="of:=IF([.C15];IF([.D15];&quot;OK&quot;;&quot;ISSUE&quot;);&quot;IGNORE&quot;)" office:value-type="string" office:string-value="OK" calcext:value-type="string">
            <text:p>OK</text:p>
          </table:table-cell>
          <table:table-cell table:style-name="ce71"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orientation?</text:p>
          </table:table-cell>
          <table:table-cell table:style-name="ce66"/>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69" table:formula="of:=IF([.C16];IF([.D16];&quot;OK&quot;;&quot;ISSUE&quot;);&quot;IGNORE&quot;)" office:value-type="string" office:string-value="ISSUE" calcext:value-type="string">
            <text:p>ISSUE</text:p>
          </table:table-cell>
          <table:table-cell table:style-name="ce71" table:formula="of:==IF(EXACT([.E16];&quot;ISSUE&quot;);COM.MICROSOFT.CONCAT([.A16];&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1">
          <table:table-cell table:style-name="ce60" office:value-type="string" calcext:value-type="string">
            <text:p>Nearest component?</text:p>
          </table:table-cell>
          <table:table-cell table:style-name="ce66"/>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69" table:formula="of:=IF([.C17];IF([.D17];&quot;OK&quot;;&quot;ISSUE&quot;);&quot;IGNORE&quot;)" office:value-type="string" office:string-value="IGNORE" calcext:value-type="string">
            <text:p>IGNORE</text:p>
          </table:table-cell>
          <table:table-cell table:style-name="ce71"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1">
          <table:table-cell table:style-name="ce60" office:value-type="string" calcext:value-type="string">
            <text:p>CHECK: EMC considerations?</text:p>
          </table:table-cell>
          <table:table-cell table:style-name="ce66" office:value-type="string" calcext:value-type="string">
            <text:p>OK, we’ve used this part to avoid EMC issues with encoder cables due to common mode noise </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69" table:formula="of:=IF([.C18];IF([.D18];&quot;OK&quot;;&quot;ISSUE&quot;);&quot;IGNORE&quot;)" office:value-type="string" office:string-value="OK" calcext:value-type="string">
            <text:p>OK</text:p>
          </table:table-cell>
          <table:table-cell table:style-name="ce71"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2">
          <table:table-cell table:style-name="ce60" office:value-type="string" calcext:value-type="string">
            <text:p>CHECK: Line termination correct?</text:p>
          </table:table-cell>
          <table:table-cell table:style-name="ce66" office:value-type="string" calcext:value-type="string">
            <text:p>OK, 2K TI SN75175D datasheet says terminate in line impedance, but Encoder datasheet says terminate in &gt;1K so we opt for 2K impedance.<text:a xlink:href="https://www.maxongroup.com/medias/sys_master/root/8883965689886/EN-21-479.pdf" xlink:type="simple">https://www.maxongroup.com/medias/sys_master/root/8883965689886/EN-21-479.pdf</text:a></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69" table:formula="of:=IF([.C19];IF([.D19];&quot;OK&quot;;&quot;ISSUE&quot;);&quot;IGNORE&quot;)" office:value-type="string" office:string-value="OK" calcext:value-type="string">
            <text:p>OK</text:p>
          </table:table-cell>
          <table:table-cell table:style-name="ce71"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69" table:formula="of:=IF([.C20];IF([.D20];&quot;OK&quot;;&quot;ISSUE&quot;);&quot;IGNORE&quot;)" office:value-type="string" office:string-value="IGNORE" calcext:value-type="string">
            <text:p>IGNORE</text:p>
          </table:table-cell>
          <table:table-cell table:style-name="ce71"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69" table:formula="of:=IF([.C21];IF([.D21];&quot;OK&quot;;&quot;ISSUE&quot;);&quot;IGNORE&quot;)" office:value-type="string" office:string-value="IGNORE" calcext:value-type="string">
            <text:p>IGNORE</text:p>
          </table:table-cell>
          <table:table-cell table:style-name="ce71"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69" table:formula="of:=IF([.C22];IF([.D22];&quot;OK&quot;;&quot;ISSUE&quot;);&quot;IGNORE&quot;)" office:value-type="string" office:string-value="IGNORE" calcext:value-type="string">
            <text:p>IGNORE</text:p>
          </table:table-cell>
          <table:table-cell table:style-name="ce71"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69" table:formula="of:=IF([.C23];IF([.D23];&quot;OK&quot;;&quot;ISSUE&quot;);&quot;IGNORE&quot;)" office:value-type="string" office:string-value="IGNORE" calcext:value-type="string">
            <text:p>IGNORE</text:p>
          </table:table-cell>
          <table:table-cell table:style-name="ce71"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69" table:formula="of:=IF([.C24];IF([.D24];&quot;OK&quot;;&quot;ISSUE&quot;);&quot;IGNORE&quot;)" office:value-type="string" office:string-value="IGNORE" calcext:value-type="string">
            <text:p>IGNORE</text:p>
          </table:table-cell>
          <table:table-cell table:style-name="ce71"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60"/>
          <table:table-cell table:style-name="ce66"/>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69" table:formula="of:=IF([.C25];IF([.D25];&quot;OK&quot;;&quot;ISSUE&quot;);&quot;IGNORE&quot;)" office:value-type="string" office:string-value="IGNORE" calcext:value-type="string">
            <text:p>IGNORE</text:p>
          </table:table-cell>
          <table:table-cell table:style-name="ce71"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AT</text:p>
          </table:table-cell>
          <table:table-cell table:style-name="ce66"/>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69" table:formula="of:=IF([.C26];IF([.D26];&quot;OK&quot;;&quot;ISSUE&quot;);&quot;IGNORE&quot;)" office:value-type="string" office:string-value="IGNORE" calcext:value-type="string">
            <text:p>IGNORE</text:p>
          </table:table-cell>
          <table:table-cell table:style-name="ce71"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Name</text:p>
          </table:table-cell>
          <table:table-cell table:style-name="ce66" office:value-type="string" calcext:value-type="string">
            <text:p>SN75175D</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69" table:formula="of:=IF([.C27];IF([.D27];&quot;OK&quot;;&quot;ISSUE&quot;);&quot;IGNORE&quot;)" office:value-type="string" office:string-value="IGNORE" calcext:value-type="string">
            <text:p>IGNORE</text:p>
          </table:table-cell>
          <table:table-cell table:style-name="ce71"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Part #</text:p>
          </table:table-cell>
          <table:table-cell table:style-name="ce66" office:value-type="string" calcext:value-type="string">
            <text:p>SN75175D</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69" table:formula="of:=IF([.C28];IF([.D28];&quot;OK&quot;;&quot;ISSUE&quot;);&quot;IGNORE&quot;)" office:value-type="string" office:string-value="IGNORE" calcext:value-type="string">
            <text:p>IGNORE</text:p>
          </table:table-cell>
          <table:table-cell table:style-name="ce71"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Manufacturer</text:p>
          </table:table-cell>
          <table:table-cell table:style-name="ce66" office:value-type="string" calcext:value-type="string">
            <text:p>Texas Instruments</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69" table:formula="of:=IF([.C29];IF([.D29];&quot;OK&quot;;&quot;ISSUE&quot;);&quot;IGNORE&quot;)" office:value-type="string" office:string-value="IGNORE" calcext:value-type="string">
            <text:p>IGNORE</text:p>
          </table:table-cell>
          <table:table-cell table:style-name="ce71"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Approx Price</text:p>
          </table:table-cell>
          <table:table-cell table:style-name="ce67" office:value-type="currency" office:currency="GBP" office:value="2" calcext:value-type="currency">
            <text:p>£2.00</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69" table:formula="of:=IF([.C30];IF([.D30];&quot;OK&quot;;&quot;ISSUE&quot;);&quot;IGNORE&quot;)" office:value-type="string" office:string-value="IGNORE" calcext:value-type="string">
            <text:p>IGNORE</text:p>
          </table:table-cell>
          <table:table-cell table:style-name="ce71"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text:span text:style-name="T4">Package type?</text:span><text:span text:style-name="T5">3</text:span></text:p>
          </table:table-cell>
          <table:table-cell table:style-name="ce66" office:value-type="string" calcext:value-type="string">
            <text:p>SMT</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69" table:formula="of:=IF([.C31];IF([.D31];&quot;OK&quot;;&quot;ISSUE&quot;);&quot;IGNORE&quot;)" office:value-type="string" office:string-value="IGNORE" calcext:value-type="string">
            <text:p>IGNORE</text:p>
          </table:table-cell>
          <table:table-cell table:style-name="ce71"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Datasheet link</text:p>
          </table:table-cell>
          <table:table-cell table:style-name="ce66" office:value-type="string" calcext:value-type="string">
            <text:p>https://www.ti.com/lit/gpn/sn75175</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69" table:formula="of:=IF([.C32];IF([.D32];&quot;OK&quot;;&quot;ISSUE&quot;);&quot;IGNORE&quot;)" office:value-type="string" office:string-value="IGNORE" calcext:value-type="string">
            <text:p>IGNORE</text:p>
          </table:table-cell>
          <table:table-cell table:style-name="ce71"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6"/>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69" table:formula="of:=IF([.C33];IF([.D33];&quot;OK&quot;;&quot;ISSUE&quot;);&quot;IGNORE&quot;)" office:value-type="string" office:string-value="IGNORE" calcext:value-type="string">
            <text:p>IGNORE</text:p>
          </table:table-cell>
          <table:table-cell table:style-name="ce71"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Y</text:p>
          </table:table-cell>
          <table:table-cell table:style-name="ce66"/>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69" table:formula="of:=IF([.C34];IF([.D34];&quot;OK&quot;;&quot;ISSUE&quot;);&quot;IGNORE&quot;)" office:value-type="string" office:string-value="IGNORE" calcext:value-type="string">
            <text:p>IGNORE</text:p>
          </table:table-cell>
          <table:table-cell table:style-name="ce71"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Purpose</text:p>
          </table:table-cell>
          <table:table-cell table:style-name="ce66" office:value-type="string" calcext:value-type="string">
            <text:p>Match the differential lines of the encoder</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69" table:formula="of:=IF([.C35];IF([.D35];&quot;OK&quot;;&quot;ISSUE&quot;);&quot;IGNORE&quot;)" office:value-type="string" office:string-value="IGNORE" calcext:value-type="string">
            <text:p>IGNORE</text:p>
          </table:table-cell>
          <table:table-cell table:style-name="ce71"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text:span text:style-name="T4">Design justification</text:span><text:span text:style-name="T5">2</text:span></text:p>
          </table:table-cell>
          <table:table-cell table:style-name="ce66" office:value-type="string" calcext:value-type="string">
            <text:p>Correct electrical spec for encoder, and in stock at JLCPCB for SMT </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69" table:formula="of:=IF([.C36];IF([.D36];&quot;OK&quot;;&quot;ISSUE&quot;);&quot;IGNORE&quot;)" office:value-type="string" office:string-value="IGNORE" calcext:value-type="string">
            <text:p>IGNORE</text:p>
          </table:table-cell>
          <table:table-cell table:style-name="ce71"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Lifecycle status?<text:span text:style-name="T6">4</text:span></text:p>
          </table:table-cell>
          <table:table-cell table:style-name="ce66" office:value-type="string" calcext:value-type="string">
            <text:p>Currne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69" table:formula="of:=IF([.C37];IF([.D37];&quot;OK&quot;;&quot;ISSUE&quot;);&quot;IGNORE&quot;)" office:value-type="string" office:string-value="IGNORE" calcext:value-type="string">
            <text:p>IGNORE</text:p>
          </table:table-cell>
          <table:table-cell table:style-name="ce71"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ROHS</text:p>
          </table:table-cell>
          <table:table-cell table:style-name="ce66" office:value-type="string" calcext:value-type="string">
            <text:p>OK Yes, arrow website</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69" table:formula="of:=IF([.C38];IF([.D38];&quot;OK&quot;;&quot;ISSUE&quot;);&quot;IGNORE&quot;)" office:value-type="string" office:string-value="OK" calcext:value-type="string">
            <text:p>OK</text:p>
          </table:table-cell>
          <table:table-cell table:style-name="ce71"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6"/>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69" table:formula="of:=IF([.C39];IF([.D39];&quot;OK&quot;;&quot;ISSUE&quot;);&quot;IGNORE&quot;)" office:value-type="string" office:string-value="IGNORE" calcext:value-type="string">
            <text:p>IGNORE</text:p>
          </table:table-cell>
          <table:table-cell table:style-name="ce71"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HOW?</text:p>
          </table:table-cell>
          <table:table-cell table:style-name="ce66"/>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69" table:formula="of:=IF([.C40];IF([.D40];&quot;OK&quot;;&quot;ISSUE&quot;);&quot;IGNORE&quot;)" office:value-type="string" office:string-value="IGNORE" calcext:value-type="string">
            <text:p>IGNORE</text:p>
          </table:table-cell>
          <table:table-cell table:style-name="ce71"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Typical range</text:p>
          </table:table-cell>
          <table:table-cell table:style-name="ce66" office:value-type="string" calcext:value-type="string">
            <text:p>5V</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69" table:formula="of:=IF([.C41];IF([.D41];&quot;OK&quot;;&quot;ISSUE&quot;);&quot;IGNORE&quot;)" office:value-type="string" office:string-value="IGNORE" calcext:value-type="string">
            <text:p>IGNORE</text:p>
          </table:table-cell>
          <table:table-cell table:style-name="ce71"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Abs max</text:p>
          </table:table-cell>
          <table:table-cell table:style-name="ce66" office:value-type="string" calcext:value-type="string">
            <text:p>7V</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69" table:formula="of:=IF([.C42];IF([.D42];&quot;OK&quot;;&quot;ISSUE&quot;);&quot;IGNORE&quot;)" office:value-type="string" office:string-value="IGNORE" calcext:value-type="string">
            <text:p>IGNORE</text:p>
          </table:table-cell>
          <table:table-cell table:style-name="ce71"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Supply Abs Min</text:p>
          </table:table-cell>
          <table:table-cell table:style-name="ce66" office:value-type="string" calcext:value-type="string">
            <text:p>? (-0.5V assumed)</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69" table:formula="of:=IF([.C43];IF([.D43];&quot;OK&quot;;&quot;ISSUE&quot;);&quot;IGNORE&quot;)" office:value-type="string" office:string-value="IGNORE" calcext:value-type="string">
            <text:p>IGNORE</text:p>
          </table:table-cell>
          <table:table-cell table:style-name="ce71"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Max Common mode voltage</text:p>
          </table:table-cell>
          <table:table-cell table:style-name="ce66" office:value-type="string" calcext:value-type="string">
            <text:p>+/-25V <text:span text:style-name="T14">(</text:span>typ +/-12V<text:span text:style-name="T14">)</text:span></text:p>
          </table:table-cell>
          <table:table-cell table:style-name="ce32" table:number-columns-repeated="2"/>
          <table:table-cell table:style-name="ce69"/>
          <table:table-cell table:style-name="ce71"/>
          <table:table-cell table:style-name="ce36" table:number-columns-repeated="2"/>
          <table:table-cell table:number-columns-repeated="60"/>
        </table:table-row>
        <table:table-row table:style-name="ro1">
          <table:table-cell table:style-name="ce62" office:value-type="string" calcext:value-type="string">
            <text:p>What to do with unused inputs?</text:p>
          </table:table-cell>
          <table:table-cell table:style-name="ce66" office:value-type="string" calcext:value-type="string">
            <text:p>Set to logic high or low to avoid oscillations</text:p>
          </table:table-cell>
          <table:table-cell table:style-name="ce32" table:formula="of:=EXACT(LEFT(TRIM(LOWER([.A45]));5);&quot;check&quot;)" office:value-type="boolean" office:boolean-value="false" calcext:value-type="boolean">
            <text:p>FALSE</text:p>
          </table:table-cell>
          <table:table-cell table:style-name="ce32" table:formula="of:=EXACT(&quot;ok&quot;;LEFT(LOWER(TRIM([.B45]));2))" office:value-type="boolean" office:boolean-value="false" calcext:value-type="boolean">
            <text:p>FALSE</text:p>
          </table:table-cell>
          <table:table-cell table:style-name="ce69" table:formula="of:=IF([.C45];IF([.D45];&quot;OK&quot;;&quot;ISSUE&quot;);&quot;IGNORE&quot;)" office:value-type="string" office:string-value="IGNORE" calcext:value-type="string">
            <text:p>IGNORE</text:p>
          </table:table-cell>
          <table:table-cell table:style-name="ce71"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62" office:value-type="string" calcext:value-type="string">
            <text:p><text:span text:style-name="T4">CHECK: Assembly considerations?</text:span><text:span text:style-name="T5">5</text:span> </text:p>
          </table:table-cell>
          <table:table-cell table:style-name="ce66" office:value-type="string" calcext:value-type="string">
            <text:p>OK, standard package</text:p>
          </table:table-cell>
          <table:table-cell table:style-name="ce32" table:formula="of:=EXACT(LEFT(TRIM(LOWER([.A46]));5);&quot;check&quot;)" office:value-type="boolean" office:boolean-value="true" calcext:value-type="boolean">
            <text:p>TRUE</text:p>
          </table:table-cell>
          <table:table-cell table:style-name="ce32" table:formula="of:=EXACT(&quot;ok&quot;;LEFT(LOWER(TRIM([.B46]));2))" office:value-type="boolean" office:boolean-value="true" calcext:value-type="boolean">
            <text:p>TRUE</text:p>
          </table:table-cell>
          <table:table-cell table:style-name="ce69" table:formula="of:=IF([.C46];IF([.D46];&quot;OK&quot;;&quot;ISSUE&quot;);&quot;IGNORE&quot;)" office:value-type="string" office:string-value="OK" calcext:value-type="string">
            <text:p>OK</text:p>
          </table:table-cell>
          <table:table-cell table:style-name="ce71" table:formula="of:==IF(EXACT([.E46];&quot;ISSUE&quot;);COM.MICROSOFT.CONCAT([.A46];&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source?</text:p>
          </table:table-cell>
          <table:table-cell table:style-name="ce65" office:value-type="string" calcext:value-type="string">
            <text:p>SnapEDA</text:p>
          </table:table-cell>
          <table:table-cell table:style-name="ce32" table:formula="of:=EXACT(LEFT(TRIM(LOWER([.A47]));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69" table:formula="of:=IF([.C47];IF([.D47];&quot;OK&quot;;&quot;ISSUE&quot;);&quot;IGNORE&quot;)" office:value-type="string" office:string-value="OK" calcext:value-type="string">
            <text:p>OK</text:p>
          </table:table-cell>
          <table:table-cell table:style-name="ce71" table:formula="of:==IF(EXACT([.E47];&quot;ISSUE&quot;);COM.MICROSOFT.CONCAT([.A47];&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Footprint license?</text:p>
          </table:table-cell>
          <table:table-cell table:style-name="ce65" office:value-type="string" calcext:value-type="string">
            <text:p>No attribution necessary, can redistribute</text:p>
          </table:table-cell>
          <table:table-cell table:style-name="ce32" table:formula="of:=EXACT(LEFT(TRIM(LOWER([.A48]));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69" table:formula="of:=IF([.C48];IF([.D48];&quot;OK&quot;;&quot;ISSUE&quot;);&quot;IGNORE&quot;)" office:value-type="string" office:string-value="OK" calcext:value-type="string">
            <text:p>OK</text:p>
          </table:table-cell>
          <table:table-cell table:style-name="ce71"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5"/>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69" table:formula="of:=IF([.C49];IF([.D49];&quot;OK&quot;;&quot;ISSUE&quot;);&quot;IGNORE&quot;)" office:value-type="string" office:string-value="IGNORE" calcext:value-type="string">
            <text:p>IGNORE</text:p>
          </table:table-cell>
          <table:table-cell table:style-name="ce71"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WHO?</text:p>
          </table:table-cell>
          <table:table-cell table:style-name="ce65"/>
          <table:table-cell table:style-name="ce32" table:formula="of:=EXACT(LEFT(TRIM(LOWER([.A50]));5);&quot;check&quot;)" office:value-type="boolean" office:boolean-value="false" calcext:value-type="boolean">
            <text:p>FALSE</text:p>
          </table:table-cell>
          <table:table-cell table:style-name="ce32" table:formula="of:=EXACT(&quot;ok&quot;;LEFT(LOWER(TRIM([.B50]));2))" office:value-type="boolean" office:boolean-value="false" calcext:value-type="boolean">
            <text:p>FALSE</text:p>
          </table:table-cell>
          <table:table-cell table:style-name="ce69" table:formula="of:=IF([.C50];IF([.D50];&quot;OK&quot;;&quot;ISSUE&quot;);&quot;IGNORE&quot;)" office:value-type="string" office:string-value="IGNORE" calcext:value-type="string">
            <text:p>IGNORE</text:p>
          </table:table-cell>
          <table:table-cell table:style-name="ce71"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Who will supply?</text:p>
          </table:table-cell>
          <table:table-cell table:style-name="ce65" office:value-type="string" calcext:value-type="string">
            <text:p>OK, JLCPCB</text:p>
          </table:table-cell>
          <table:table-cell table:style-name="ce32" table:formula="of:=EXACT(LEFT(TRIM(LOWER([.A51]));5);&quot;check&quot;)" office:value-type="boolean" office:boolean-value="true" calcext:value-type="boolean">
            <text:p>TRUE</text:p>
          </table:table-cell>
          <table:table-cell table:style-name="ce32" table:formula="of:=EXACT(&quot;ok&quot;;LEFT(LOWER(TRIM([.B51]));2))" office:value-type="boolean" office:boolean-value="true" calcext:value-type="boolean">
            <text:p>TRUE</text:p>
          </table:table-cell>
          <table:table-cell table:style-name="ce69" table:formula="of:=IF([.C51];IF([.D51];&quot;OK&quot;;&quot;ISSUE&quot;);&quot;IGNORE&quot;)" office:value-type="string" office:string-value="OK" calcext:value-type="string">
            <text:p>OK</text:p>
          </table:table-cell>
          <table:table-cell table:style-name="ce71"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Stock level</text:p>
          </table:table-cell>
          <table:table-cell table:style-name="ce65"/>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69" table:formula="of:=IF([.C52];IF([.D52];&quot;OK&quot;;&quot;ISSUE&quot;);&quot;IGNORE&quot;)" office:value-type="string" office:string-value="IGNORE" calcext:value-type="string">
            <text:p>IGNORE</text:p>
          </table:table-cell>
          <table:table-cell table:style-name="ce71"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Price per unit</text:p>
          </table:table-cell>
          <table:table-cell table:style-name="ce65"/>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69" table:formula="of:=IF([.C53];IF([.D53];&quot;OK&quot;;&quot;ISSUE&quot;);&quot;IGNORE&quot;)" office:value-type="string" office:string-value="IGNORE" calcext:value-type="string">
            <text:p>IGNORE</text:p>
          </table:table-cell>
          <table:table-cell table:style-name="ce71"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MoQ</text:p>
          </table:table-cell>
          <table:table-cell table:style-name="ce65"/>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69" table:formula="of:=IF([.C54];IF([.D54];&quot;OK&quot;;&quot;ISSUE&quot;);&quot;IGNORE&quot;)" office:value-type="string" office:string-value="IGNORE" calcext:value-type="string">
            <text:p>IGNORE</text:p>
          </table:table-cell>
          <table:table-cell table:style-name="ce71"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63" office:value-type="string" calcext:value-type="string">
            <text:p>Date last checked?</text:p>
          </table:table-cell>
          <table:table-cell table:style-name="ce65"/>
          <table:table-cell table:style-name="ce32" table:formula="of:=EXACT(LEFT(TRIM(LOWER([.A55]));5);&quot;check&quot;)" office:value-type="boolean" office:boolean-value="false" calcext:value-type="boolean">
            <text:p>FALSE</text:p>
          </table:table-cell>
          <table:table-cell table:style-name="ce32" table:formula="of:=EXACT(&quot;ok&quot;;LEFT(LOWER(TRIM([.B55]));2))" office:value-type="boolean" office:boolean-value="false" calcext:value-type="boolean">
            <text:p>FALSE</text:p>
          </table:table-cell>
          <table:table-cell table:style-name="ce69" table:formula="of:=IF([.C55];IF([.D55];&quot;OK&quot;;&quot;ISSUE&quot;);&quot;IGNORE&quot;)" office:value-type="string" office:string-value="IGNORE" calcext:value-type="string">
            <text:p>IGNORE</text:p>
          </table:table-cell>
          <table:table-cell table:style-name="ce71"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CHECK: Who will assemble?</text:p>
          </table:table-cell>
          <table:table-cell table:style-name="ce65" office:value-type="string" calcext:value-type="string">
            <text:p>OK, JLCPCB</text:p>
          </table:table-cell>
          <table:table-cell table:style-name="ce32" table:formula="of:=EXACT(LEFT(TRIM(LOWER([.A56]));5);&quot;check&quot;)" office:value-type="boolean" office:boolean-value="true" calcext:value-type="boolean">
            <text:p>TRUE</text:p>
          </table:table-cell>
          <table:table-cell table:style-name="ce32" table:formula="of:=EXACT(&quot;ok&quot;;LEFT(LOWER(TRIM([.B56]));2))" office:value-type="boolean" office:boolean-value="true" calcext:value-type="boolean">
            <text:p>TRUE</text:p>
          </table:table-cell>
          <table:table-cell table:style-name="ce69" table:formula="of:=IF([.C56];IF([.D56];&quot;OK&quot;;&quot;ISSUE&quot;);&quot;IGNORE&quot;)" office:value-type="string" office:string-value="OK" calcext:value-type="string">
            <text:p>OK</text:p>
          </table:table-cell>
          <table:table-cell table:style-name="ce71"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5"/>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69" table:formula="of:=IF([.C57];IF([.D57];&quot;OK&quot;;&quot;ISSUE&quot;);&quot;IGNORE&quot;)" office:value-type="string" office:string-value="IGNORE" calcext:value-type="string">
            <text:p>IGNORE</text:p>
          </table:table-cell>
          <table:table-cell table:style-name="ce71"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61" office:value-type="string" calcext:value-type="string">
            <text:p>OTHER?</text:p>
          </table:table-cell>
          <table:table-cell table:style-name="ce65"/>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69" table:formula="of:=IF([.C58];IF([.D58];&quot;OK&quot;;&quot;ISSUE&quot;);&quot;IGNORE&quot;)" office:value-type="string" office:string-value="IGNORE" calcext:value-type="string">
            <text:p>IGNORE</text:p>
          </table:table-cell>
          <table:table-cell table:style-name="ce71"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60" office:value-type="string" calcext:value-type="string">
            <text:p>Dimensions</text:p>
          </table:table-cell>
          <table:table-cell table:style-name="ce65"/>
          <table:table-cell table:style-name="ce32" table:formula="of:=EXACT(LEFT(TRIM(LOWER([.A59]));5);&quot;check&quot;)" office:value-type="boolean" office:boolean-value="false" calcext:value-type="boolean">
            <text:p>FALSE</text:p>
          </table:table-cell>
          <table:table-cell table:style-name="ce32" table:formula="of:=EXACT(&quot;ok&quot;;LEFT(LOWER(TRIM([.B59]));2))" office:value-type="boolean" office:boolean-value="false" calcext:value-type="boolean">
            <text:p>FALSE</text:p>
          </table:table-cell>
          <table:table-cell table:style-name="ce69" table:formula="of:=IF([.C59];IF([.D59];&quot;OK&quot;;&quot;ISSUE&quot;);&quot;IGNORE&quot;)" office:value-type="string" office:string-value="IGNORE" calcext:value-type="string">
            <text:p>IGNORE</text:p>
          </table:table-cell>
          <table:table-cell table:style-name="ce71" table:formula="of:==IF(EXACT([.E59];&quot;ISSUE&quot;);COM.MICROSOFT.CONCAT([.A59];&quot;; &quot;);{})" office:value-type="float" office:value="0" calcext:value-type="float">
            <text:p/>
          </table:table-cell>
          <table:table-cell table:style-name="ce36" table:number-columns-repeated="2"/>
          <table:table-cell table:number-columns-repeated="60"/>
        </table:table-row>
        <table:table-row table:style-name="ro1">
          <table:table-cell table:style-name="ce60"/>
          <table:table-cell table:style-name="ce65"/>
          <table:table-cell table:number-columns-repeated="2"/>
          <table:table-cell table:style-name="ce70"/>
          <table:table-cell table:style-name="ce71" table:formula="of:==IF(EXACT([.E60];&quot;ISSUE&quot;);COM.MICROSOFT.CONCAT([.A60];&quot;; &quot;);{})" office:value-type="float" office:value="0" calcext:value-type="float">
            <text:p/>
          </table:table-cell>
          <table:table-cell table:number-columns-repeated="62"/>
        </table:table-row>
        <table:table-row table:style-name="ro1">
          <table:table-cell table:style-name="ce60"/>
          <table:table-cell table:style-name="ce65"/>
          <table:table-cell table:number-columns-repeated="2"/>
          <table:table-cell table:style-name="ce70"/>
          <table:table-cell table:style-name="ce71" table:formula="of:==IF(EXACT([.E61];&quot;ISSUE&quot;);COM.MICROSOFT.CONCAT([.A61];&quot;; &quot;);{})" office:value-type="float" office:value="0" calcext:value-type="float">
            <text:p/>
          </table:table-cell>
          <table:table-cell table:number-columns-repeated="62"/>
        </table:table-row>
        <table:table-row table:style-name="ro1">
          <table:table-cell table:style-name="ce60"/>
          <table:table-cell table:style-name="ce65"/>
          <table:table-cell table:number-columns-repeated="2"/>
          <table:table-cell table:style-name="ce70"/>
          <table:table-cell table:style-name="ce71" table:formula="of:==IF(EXACT([.E62];&quot;ISSUE&quot;);COM.MICROSOFT.CONCAT([.A62];&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65"/>
          <table:table-cell table:formula="of:=SUM([.C8:.C62])" office:value-type="float" office:value="14" calcext:value-type="float">
            <text:p>14</text:p>
          </table:table-cell>
          <table:table-cell table:formula="of:=SUM([.D8:.D59])" office:value-type="float" office:value="13" calcext:value-type="float">
            <text:p>13</text:p>
          </table:table-cell>
          <table:table-cell table:formula="of:=IF(NOT([.C63]=[.D63]);&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6">
          <table:table-cell table:number-columns-repeated="68"/>
        </table:table-row>
        <table:table-row table:style-name="ro1">
          <table:table-cell table:number-columns-repeated="68"/>
        </table:table-row>
        <calcext:conditional-formats>
          <calcext:conditional-format calcext:target-range-address="SN7515D.A8:SN7515D.A62">
            <calcext:condition calcext:apply-style-name="Note" calcext:value="begins-with(&quot;CHECK:&quot;)" calcext:base-cell-address="SN7515D.A8"/>
          </calcext:conditional-format>
          <calcext:conditional-format calcext:target-range-address="SN7515D.F8:SN7515D.F62">
            <calcext:condition calcext:apply-style-name="Bad" calcext:value="not-contains-text(0)" calcext:base-cell-address="SN7515D.F8"/>
          </calcext:conditional-format>
          <calcext:conditional-format calcext:target-range-address="SN7515D.E8:SN7515D.E62">
            <calcext:condition calcext:apply-style-name="Good" calcext:value="=&quot;OK&quot;" calcext:base-cell-address="SN7515D.E8"/>
            <calcext:condition calcext:apply-style-name="Bad" calcext:value="=&quot;ISSUE&quot;" calcext:base-cell-address="SN7515D.E8"/>
            <calcext:condition calcext:apply-style-name="Footnote" calcext:value="=&quot;IGNORE&quot;" calcext:base-cell-address="SN7515D.E8"/>
          </calcext:conditional-format>
          <calcext:conditional-format calcext:target-range-address="SN7515D.B8:SN7515D.B63">
            <calcext:condition calcext:apply-style-name="Good" calcext:value="formula-is([.$E8]=&quot;OK&quot;)" calcext:base-cell-address="SN7515D.B8"/>
            <calcext:condition calcext:apply-style-name="Bad" calcext:value="formula-is([.$E8]=&quot;ISSUE&quot;)" calcext:base-cell-address="SN7515D.B8"/>
            <calcext:condition calcext:apply-style-name="Footnote" calcext:value="formula-is([.$E8]=&quot;IGNORE&quot;)" calcext:base-cell-address="SN7515D.B8"/>
          </calcext:conditional-format>
          <calcext:conditional-format calcext:target-range-address="SN7515D.B2:SN7515D.B3">
            <calcext:condition calcext:apply-style-name="Bad" calcext:value="formula-is([.$B$2]=&quot;ISSUES&quot;)" calcext:base-cell-address="SN7515D.B2"/>
            <calcext:condition calcext:apply-style-name="Good" calcext:value="formula-is([.$B$2]=&quot;OK&quot;)" calcext:base-cell-address="SN7515D.B2"/>
          </calcext:conditional-format>
        </calcext:conditional-formats>
      </table:table>
      <table:table table:name="DCMotorShield"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DC Motor shield</text:p>
          </table:table-cell>
          <table:table-cell table:number-columns-repeated="66"/>
        </table:table-row>
        <table:table-row table:style-name="ro1">
          <table:table-cell table:style-name="ce1" office:value-type="string" calcext:value-type="string">
            <text:p>STATUS</text:p>
          </table:table-cell>
          <table:table-cell table:style-name="ce76" table:formula="of:=[.E62]" office:value-type="string" office:string-value="OK" calcext:value-type="string">
            <text:p>OK</text:p>
          </table:table-cell>
          <table:table-cell table:number-columns-repeated="66"/>
        </table:table-row>
        <table:table-row table:style-name="ro1">
          <table:table-cell table:style-name="ce1" office:value-type="string" calcext:value-type="string">
            <text:p>CHECKS</text:p>
          </table:table-cell>
          <table:table-cell table:style-name="ce76" table:formula="of:=COM.MICROSOFT.CONCAT(TEXT([.D62];&quot;##&quot;);&quot;/&quot;;TEXT([.C62];&quot;##&quot;))" office:value-type="string" office:string-value="16/16" calcext:value-type="string">
            <text:p>16/16</text:p>
          </table:table-cell>
          <table:table-cell table:number-columns-repeated="66"/>
        </table:table-row>
        <table:table-row table:style-name="ro1">
          <table:table-cell table:style-name="ce1" office:value-type="string" calcext:value-type="string">
            <text:p>ISSUES</text:p>
          </table:table-cell>
          <table:table-cell table:formula="of:=COM.MICROSOFT.CONCAT([.F8:.F61])">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72" office:value-type="string" calcext:value-type="string">
            <text:p>Power supply wanted</text:p>
          </table:table-cell>
          <table:table-cell table:style-name="ce77" office:value-type="string" calcext:value-type="string">
            <text:p>12V for power.</text:p>
          </table:table-cell>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80" table:formula="of:=IF([.C8];IF([.D8];&quot;OK&quot;;&quot;ISSUE&quot;);&quot;IGNORE&quot;)" office:value-type="string" office:string-value="IGNORE" calcext:value-type="string">
            <text:p>IGNORE</text:p>
          </table:table-cell>
          <table:table-cell table:style-name="ce82"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Power supply given</text:p>
          </table:table-cell>
          <table:table-cell table:style-name="ce77" office:value-type="string" calcext:value-type="string">
            <text:p>OK, 12V from terminal block</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true" calcext:value-type="boolean">
            <text:p>TRUE</text:p>
          </table:table-cell>
          <table:table-cell table:style-name="ce80" table:formula="of:=IF([.C9];IF([.D9];&quot;OK&quot;;&quot;ISSUE&quot;);&quot;IGNORE&quot;)" office:value-type="string" office:string-value="OK" calcext:value-type="string">
            <text:p>OK</text:p>
          </table:table-cell>
          <table:table-cell table:style-name="ce82" table:formula="of:==IF(EXACT([.E9];&quot;ISSUE&quot;);COM.MICROSOFT.CONCAT([.A9];&quot;; &quot;);{})" office:value-type="float" office:value="0" calcext:value-type="float">
            <text:p/>
          </table:table-cell>
          <table:table-cell table:style-name="ce36" table:number-columns-repeated="2"/>
          <table:table-cell table:style-name="ce36" table:formula="of:=IF(EXACT(&quot;ok&quot;;LEFT(LOWER(TRIM([.B9]));2));{};[.B9])" office:value-type="float" office:value="0" calcext:value-type="float">
            <text:p/>
          </table:table-cell>
          <table:table-cell table:number-columns-repeated="59"/>
        </table:table-row>
        <table:table-row table:style-name="ro1">
          <table:table-cell table:style-name="ce72" office:value-type="string" calcext:value-type="string">
            <text:p>Ground wanted</text:p>
          </table:table-cell>
          <table:table-cell table:style-name="ce77" office:value-type="string" calcext:value-type="string">
            <text:p>Same as arduino so that can receive logic signals</text:p>
          </table:table-cell>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80" table:formula="of:=IF([.C10];IF([.D10];&quot;OK&quot;;&quot;ISSUE&quot;);&quot;IGNORE&quot;)" office:value-type="string" office:string-value="IGNORE" calcext:value-type="string">
            <text:p>IGNORE</text:p>
          </table:table-cell>
          <table:table-cell table:style-name="ce82"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Ground given</text:p>
          </table:table-cell>
          <table:table-cell table:style-name="ce77" office:value-type="string" calcext:value-type="string">
            <text:p>OK, Arduino ground (from USB)</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80" table:formula="of:=IF([.C11];IF([.D11];&quot;OK&quot;;&quot;ISSUE&quot;);&quot;IGNORE&quot;)" office:value-type="string" office:string-value="OK" calcext:value-type="string">
            <text:p>OK</text:p>
          </table:table-cell>
          <table:table-cell table:style-name="ce82"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List unused inputs</text:p>
          </table:table-cell>
          <table:table-cell table:style-name="ce77" office:value-type="string" calcext:value-type="string">
            <text:p>None</text:p>
          </table:table-cell>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80" table:formula="of:=IF([.C12];IF([.D12];&quot;OK&quot;;&quot;ISSUE&quot;);&quot;IGNORE&quot;)" office:value-type="string" office:string-value="IGNORE" calcext:value-type="string">
            <text:p>IGNORE</text:p>
          </table:table-cell>
          <table:table-cell table:style-name="ce82"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Unused inputs treated ok?</text:p>
          </table:table-cell>
          <table:table-cell table:style-name="ce77" office:value-type="string" calcext:value-type="string">
            <text:p>OK – none </text:p>
          </table:table-cell>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true" calcext:value-type="boolean">
            <text:p>TRUE</text:p>
          </table:table-cell>
          <table:table-cell table:style-name="ce80" table:formula="of:=IF([.C13];IF([.D13];&quot;OK&quot;;&quot;ISSUE&quot;);&quot;IGNORE&quot;)" office:value-type="string" office:string-value="OK" calcext:value-type="string">
            <text:p>OK</text:p>
          </table:table-cell>
          <table:table-cell table:style-name="ce82"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Special track sizing?</text:p>
          </table:table-cell>
          <table:table-cell table:style-name="ce78" office:value-type="string" calcext:value-type="string">
            <text:p>OK, for terminal blocks carrying power from supply and to motor </text:p>
          </table:table-cell>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true" calcext:value-type="boolean">
            <text:p>TRUE</text:p>
          </table:table-cell>
          <table:table-cell table:style-name="ce80" table:formula="of:=IF([.C14];IF([.D14];&quot;OK&quot;;&quot;ISSUE&quot;);&quot;IGNORE&quot;)" office:value-type="string" office:string-value="OK" calcext:value-type="string">
            <text:p>OK</text:p>
          </table:table-cell>
          <table:table-cell table:style-name="ce82"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Footprint size correct?</text:p>
          </table:table-cell>
          <table:table-cell table:style-name="ce78" office:value-type="string" calcext:value-type="string">
            <text:p>TODO check dimensions from one pin to another versus actual board</text:p>
          </table:table-cell>
          <table:table-cell table:style-name="ce32" table:formula="of:=EXACT(LEFT(TRIM(LOWER([.A15]));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80" table:formula="of:=IF([.C15];IF([.D15];&quot;OK&quot;;&quot;ISSUE&quot;);&quot;IGNORE&quot;)" office:value-type="string" office:string-value="OK" calcext:value-type="string">
            <text:p>OK</text:p>
          </table:table-cell>
          <table:table-cell table:style-name="ce82"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Footprint orientation?</text:p>
          </table:table-cell>
          <table:table-cell table:style-name="ce78" office:value-type="string" calcext:value-type="string">
            <text:p>OK – pasted images of PCB And shield into inkscape to check</text:p>
          </table:table-cell>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true" calcext:value-type="boolean">
            <text:p>TRUE</text:p>
          </table:table-cell>
          <table:table-cell table:style-name="ce80" table:formula="of:=IF([.C16];IF([.D16];&quot;OK&quot;;&quot;ISSUE&quot;);&quot;IGNORE&quot;)" office:value-type="string" office:string-value="OK" calcext:value-type="string">
            <text:p>OK</text:p>
          </table:table-cell>
          <table:table-cell table:style-name="ce82"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Nearest component?</text:p>
          </table:table-cell>
          <table:table-cell table:style-name="ce78" office:value-type="string" calcext:value-type="string">
            <text:p>Arduino</text:p>
          </table:table-cell>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80" table:formula="of:=IF([.C17];IF([.D17];&quot;OK&quot;;&quot;ISSUE&quot;);&quot;IGNORE&quot;)" office:value-type="string" office:string-value="IGNORE" calcext:value-type="string">
            <text:p>IGNORE</text:p>
          </table:table-cell>
          <table:table-cell table:style-name="ce82"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0">
          <table:table-cell table:style-name="ce72" office:value-type="string" calcext:value-type="string">
            <text:p>CHECK: EMC considerations?</text:p>
          </table:table-cell>
          <table:table-cell table:style-name="ce78" office:value-type="string" calcext:value-type="string">
            <text:p>OK – large switching currents don’t put small signal circuity under the board</text:p>
          </table:table-cell>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true" calcext:value-type="boolean">
            <text:p>TRUE</text:p>
          </table:table-cell>
          <table:table-cell table:style-name="ce80" table:formula="of:=IF([.C18];IF([.D18];&quot;OK&quot;;&quot;ISSUE&quot;);&quot;IGNORE&quot;)" office:value-type="string" office:string-value="OK" calcext:value-type="string">
            <text:p>OK</text:p>
          </table:table-cell>
          <table:table-cell table:style-name="ce82"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3">
          <table:table-cell table:style-name="ce72" office:value-type="string" calcext:value-type="string">
            <text:p>CHECK: cooling required?</text:p>
          </table:table-cell>
          <table:table-cell table:style-name="ce78" office:value-type="string" calcext:value-type="string">
            <text:p>OK, presume not required for our current levels</text:p>
          </table:table-cell>
          <table:table-cell table:style-name="ce32" table:formula="of:=EXACT(LEFT(TRIM(LOWER([.A19]));5);&quot;check&quot;)" office:value-type="boolean" office:boolean-value="true" calcext:value-type="boolean">
            <text:p>TRUE</text:p>
          </table:table-cell>
          <table:table-cell table:style-name="ce32" table:formula="of:=EXACT(&quot;ok&quot;;LEFT(LOWER(TRIM([.B19]));2))" office:value-type="boolean" office:boolean-value="true" calcext:value-type="boolean">
            <text:p>TRUE</text:p>
          </table:table-cell>
          <table:table-cell table:style-name="ce80" table:formula="of:=IF([.C19];IF([.D19];&quot;OK&quot;;&quot;ISSUE&quot;);&quot;IGNORE&quot;)" office:value-type="string" office:string-value="OK" calcext:value-type="string">
            <text:p>OK</text:p>
          </table:table-cell>
          <table:table-cell table:style-name="ce82"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3">
          <table:table-cell table:style-name="ce72" office:value-type="string" calcext:value-type="string">
            <text:p>CHECK: logic voltage ok at 3.3V?</text:p>
          </table:table-cell>
          <table:table-cell table:style-name="ce78" office:value-type="string" calcext:value-type="string">
            <text:p>OK Can take 3.3V inputs froin Arduino Nano IoT 33? Is Designed for Arduino Uno which is 5V operating voltage – YES we can <text:a xlink:href="https://learn.sparkfun.com/tutorials/logic-levels/all" xlink:type="simple">https://learn.sparkfun.com/tutorials/logic-levels/all</text:a></text:p>
          </table:table-cell>
          <table:table-cell table:style-name="ce32" table:formula="of:=EXACT(LEFT(TRIM(LOWER([.A20]));5);&quot;check&quot;)" office:value-type="boolean" office:boolean-value="true" calcext:value-type="boolean">
            <text:p>TRUE</text:p>
          </table:table-cell>
          <table:table-cell table:style-name="ce32" table:formula="of:=EXACT(&quot;ok&quot;;LEFT(LOWER(TRIM([.B20]));2))" office:value-type="boolean" office:boolean-value="true" calcext:value-type="boolean">
            <text:p>TRUE</text:p>
          </table:table-cell>
          <table:table-cell table:style-name="ce80" table:formula="of:=IF([.C20];IF([.D20];&quot;OK&quot;;&quot;ISSUE&quot;);&quot;IGNORE&quot;)" office:value-type="string" office:string-value="OK" calcext:value-type="string">
            <text:p>OK</text:p>
          </table:table-cell>
          <table:table-cell table:style-name="ce82"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7">
          <table:table-cell table:style-name="ce72" office:value-type="string" calcext:value-type="string">
            <text:p>CHECK: inhibit inputs connected to controller</text:p>
          </table:table-cell>
          <table:table-cell table:style-name="ce78" office:value-type="string" calcext:value-type="string">
            <text:p>OK, the inhibit lines are connected up as ENABLE in the schematic</text:p>
          </table:table-cell>
          <table:table-cell table:style-name="ce32" table:formula="of:=EXACT(LEFT(TRIM(LOWER([.A21]));5);&quot;check&quot;)" office:value-type="boolean" office:boolean-value="true" calcext:value-type="boolean">
            <text:p>TRUE</text:p>
          </table:table-cell>
          <table:table-cell table:style-name="ce32" table:formula="of:=EXACT(&quot;ok&quot;;LEFT(LOWER(TRIM([.B21]));2))" office:value-type="boolean" office:boolean-value="true" calcext:value-type="boolean">
            <text:p>TRUE</text:p>
          </table:table-cell>
          <table:table-cell table:style-name="ce80" table:formula="of:=IF([.C21];IF([.D21];&quot;OK&quot;;&quot;ISSUE&quot;);&quot;IGNORE&quot;)" office:value-type="string" office:string-value="OK" calcext:value-type="string">
            <text:p>OK</text:p>
          </table:table-cell>
          <table:table-cell table:style-name="ce82"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72"/>
          <table:table-cell table:style-name="Default"/>
          <table:table-cell table:style-name="ce32" table:formula="of:=EXACT(LEFT(TRIM(LOWER([.A22]));5);&quot;check&quot;)" office:value-type="boolean" office:boolean-value="false" calcext:value-type="boolean">
            <text:p>FALSE</text:p>
          </table:table-cell>
          <table:table-cell table:style-name="ce32" office:value-type="boolean" office:boolean-value="false" calcext:value-type="boolean">
            <text:p>FALSE</text:p>
          </table:table-cell>
          <table:table-cell table:style-name="ce80" table:formula="of:=IF([.C22];IF([.D22];&quot;OK&quot;;&quot;ISSUE&quot;);&quot;IGNORE&quot;)" office:value-type="string" office:string-value="IGNORE" calcext:value-type="string">
            <text:p>IGNORE</text:p>
          </table:table-cell>
          <table:table-cell table:style-name="ce82"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72"/>
          <table:table-cell table:style-name="ce78"/>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80" table:formula="of:=IF([.C23];IF([.D23];&quot;OK&quot;;&quot;ISSUE&quot;);&quot;IGNORE&quot;)" office:value-type="string" office:string-value="IGNORE" calcext:value-type="string">
            <text:p>IGNORE</text:p>
          </table:table-cell>
          <table:table-cell table:style-name="ce82"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72"/>
          <table:table-cell table:style-name="ce78"/>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80" table:formula="of:=IF([.C24];IF([.D24];&quot;OK&quot;;&quot;ISSUE&quot;);&quot;IGNORE&quot;)" office:value-type="string" office:string-value="IGNORE" calcext:value-type="string">
            <text:p>IGNORE</text:p>
          </table:table-cell>
          <table:table-cell table:style-name="ce82"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72"/>
          <table:table-cell table:style-name="ce78"/>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80" table:formula="of:=IF([.C25];IF([.D25];&quot;OK&quot;;&quot;ISSUE&quot;);&quot;IGNORE&quot;)" office:value-type="string" office:string-value="IGNORE" calcext:value-type="string">
            <text:p>IGNORE</text:p>
          </table:table-cell>
          <table:table-cell table:style-name="ce82"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WHAT</text:p>
          </table:table-cell>
          <table:table-cell table:style-name="ce77"/>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80" table:formula="of:=IF([.C26];IF([.D26];&quot;OK&quot;;&quot;ISSUE&quot;);&quot;IGNORE&quot;)" office:value-type="string" office:string-value="IGNORE" calcext:value-type="string">
            <text:p>IGNORE</text:p>
          </table:table-cell>
          <table:table-cell table:style-name="ce82"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Name</text:p>
          </table:table-cell>
          <table:table-cell office:value-type="string" calcext:value-type="string">
            <text:p>Motor Control Shield with BTN8982TA </text:p>
          </table:table-cell>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80" table:formula="of:=IF([.C27];IF([.D27];&quot;OK&quot;;&quot;ISSUE&quot;);&quot;IGNORE&quot;)" office:value-type="string" office:string-value="IGNORE" calcext:value-type="string">
            <text:p>IGNORE</text:p>
          </table:table-cell>
          <table:table-cell table:style-name="ce82"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Part #</text:p>
          </table:table-cell>
          <table:table-cell table:style-name="Default" office:value-type="string" calcext:value-type="string">
            <text:p>DCMOTORCONTRBTN8982TOBO1</text:p>
          </table:table-cell>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80" table:formula="of:=IF([.C28];IF([.D28];&quot;OK&quot;;&quot;ISSUE&quot;);&quot;IGNORE&quot;)" office:value-type="string" office:string-value="IGNORE" calcext:value-type="string">
            <text:p>IGNORE</text:p>
          </table:table-cell>
          <table:table-cell table:style-name="ce82"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Manufacturer</text:p>
          </table:table-cell>
          <table:table-cell office:value-type="string" calcext:value-type="string">
            <text:p>Infineon</text:p>
          </table:table-cell>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80" table:formula="of:=IF([.C29];IF([.D29];&quot;OK&quot;;&quot;ISSUE&quot;);&quot;IGNORE&quot;)" office:value-type="string" office:string-value="IGNORE" calcext:value-type="string">
            <text:p>IGNORE</text:p>
          </table:table-cell>
          <table:table-cell table:style-name="ce82"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Approx Price</text:p>
          </table:table-cell>
          <table:table-cell table:style-name="ce13" office:value-type="currency" office:currency="GBP" office:value="21" calcext:value-type="currency">
            <text:p>£21.00</text:p>
          </table:table-cell>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80" table:formula="of:=IF([.C30];IF([.D30];&quot;OK&quot;;&quot;ISSUE&quot;);&quot;IGNORE&quot;)" office:value-type="string" office:string-value="IGNORE" calcext:value-type="string">
            <text:p>IGNORE</text:p>
          </table:table-cell>
          <table:table-cell table:style-name="ce82"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text:span text:style-name="T4">Package type?</text:span><text:span text:style-name="T5">3</text:span></text:p>
          </table:table-cell>
          <table:table-cell office:value-type="string" calcext:value-type="string">
            <text:p>DIP</text:p>
          </table:table-cell>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80" table:formula="of:=IF([.C31];IF([.D31];&quot;OK&quot;;&quot;ISSUE&quot;);&quot;IGNORE&quot;)" office:value-type="string" office:string-value="IGNORE" calcext:value-type="string">
            <text:p>IGNORE</text:p>
          </table:table-cell>
          <table:table-cell table:style-name="ce82"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Datasheet link</text:p>
          </table:table-cell>
          <table:table-cell office:value-type="string" calcext:value-type="string">
            <text:p>https://www.infineon.com/cms/en/product/evaluation-boards/dc-motorcontr_btn8982/</text:p>
          </table:table-cell>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80" table:formula="of:=IF([.C32];IF([.D32];&quot;OK&quot;;&quot;ISSUE&quot;);&quot;IGNORE&quot;)" office:value-type="string" office:string-value="IGNORE" calcext:value-type="string">
            <text:p>IGNORE</text:p>
          </table:table-cell>
          <table:table-cell table:style-name="ce82"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72"/>
          <table:table-cell table:style-name="ce77"/>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80" table:formula="of:=IF([.C33];IF([.D33];&quot;OK&quot;;&quot;ISSUE&quot;);&quot;IGNORE&quot;)" office:value-type="string" office:string-value="IGNORE" calcext:value-type="string">
            <text:p>IGNORE</text:p>
          </table:table-cell>
          <table:table-cell table:style-name="ce82"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WHY</text:p>
          </table:table-cell>
          <table:table-cell table:style-name="ce77"/>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80" table:formula="of:=IF([.C34];IF([.D34];&quot;OK&quot;;&quot;ISSUE&quot;);&quot;IGNORE&quot;)" office:value-type="string" office:string-value="IGNORE" calcext:value-type="string">
            <text:p>IGNORE</text:p>
          </table:table-cell>
          <table:table-cell table:style-name="ce82"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Purpose</text:p>
          </table:table-cell>
          <table:table-cell office:value-type="string" calcext:value-type="string">
            <text:p>control the forwards and backwards rotation of the DC motor under the spinning disk</text:p>
          </table:table-cell>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80" table:formula="of:=IF([.C35];IF([.D35];&quot;OK&quot;;&quot;ISSUE&quot;);&quot;IGNORE&quot;)" office:value-type="string" office:string-value="IGNORE" calcext:value-type="string">
            <text:p>IGNORE</text:p>
          </table:table-cell>
          <table:table-cell table:style-name="ce82"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2">
          <table:table-cell table:style-name="ce72" office:value-type="string" calcext:value-type="string">
            <text:p><text:span text:style-name="T4">Design justification</text:span><text:span text:style-name="T5">2</text:span></text:p>
          </table:table-cell>
          <table:table-cell office:value-type="string" calcext:value-type="string">
            <text:p>Full bridge driver so can reverse, can handle the currents we need (max 30A), the freqs we need (max 30kHz), and has current monitoring (IS_1,IS_2), and reverse voltage protection</text:p>
          </table:table-cell>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80" table:formula="of:=IF([.C36];IF([.D36];&quot;OK&quot;;&quot;ISSUE&quot;);&quot;IGNORE&quot;)" office:value-type="string" office:string-value="IGNORE" calcext:value-type="string">
            <text:p>IGNORE</text:p>
          </table:table-cell>
          <table:table-cell table:style-name="ce82"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Lifecycle status?<text:span text:style-name="T6">4</text:span></text:p>
          </table:table-cell>
          <table:table-cell office:value-type="string" calcext:value-type="string">
            <text:p>current</text:p>
          </table:table-cell>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80" table:formula="of:=IF([.C37];IF([.D37];&quot;OK&quot;;&quot;ISSUE&quot;);&quot;IGNORE&quot;)" office:value-type="string" office:string-value="IGNORE" calcext:value-type="string">
            <text:p>IGNORE</text:p>
          </table:table-cell>
          <table:table-cell table:style-name="ce82"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ROHS</text:p>
          </table:table-cell>
          <table:table-cell table:style-name="Default" office:value-type="string" calcext:value-type="string">
            <text:p>OK,see farnell website</text:p>
          </table:table-cell>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true" calcext:value-type="boolean">
            <text:p>TRUE</text:p>
          </table:table-cell>
          <table:table-cell table:style-name="ce80" table:formula="of:=IF([.C38];IF([.D38];&quot;OK&quot;;&quot;ISSUE&quot;);&quot;IGNORE&quot;)" office:value-type="string" office:string-value="OK" calcext:value-type="string">
            <text:p>OK</text:p>
          </table:table-cell>
          <table:table-cell table:style-name="ce82"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72"/>
          <table:table-cell table:style-name="ce77"/>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80" table:formula="of:=IF([.C39];IF([.D39];&quot;OK&quot;;&quot;ISSUE&quot;);&quot;IGNORE&quot;)" office:value-type="string" office:string-value="IGNORE" calcext:value-type="string">
            <text:p>IGNORE</text:p>
          </table:table-cell>
          <table:table-cell table:style-name="ce82"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HOW?</text:p>
          </table:table-cell>
          <table:table-cell table:style-name="ce77"/>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80" table:formula="of:=IF([.C40];IF([.D40];&quot;OK&quot;;&quot;ISSUE&quot;);&quot;IGNORE&quot;)" office:value-type="string" office:string-value="IGNORE" calcext:value-type="string">
            <text:p>IGNORE</text:p>
          </table:table-cell>
          <table:table-cell table:style-name="ce82"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Supply Typical range</text:p>
          </table:table-cell>
          <table:table-cell office:value-type="string" calcext:value-type="string">
            <text:p>8-18V</text:p>
          </table:table-cell>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80" table:formula="of:=IF([.C41];IF([.D41];&quot;OK&quot;;&quot;ISSUE&quot;);&quot;IGNORE&quot;)" office:value-type="string" office:string-value="IGNORE" calcext:value-type="string">
            <text:p>IGNORE</text:p>
          </table:table-cell>
          <table:table-cell table:style-name="ce82"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Supply Abs max</text:p>
          </table:table-cell>
          <table:table-cell office:value-type="string" calcext:value-type="string">
            <text:p>6-40V</text:p>
          </table:table-cell>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80" table:formula="of:=IF([.C42];IF([.D42];&quot;OK&quot;;&quot;ISSUE&quot;);&quot;IGNORE&quot;)" office:value-type="string" office:string-value="IGNORE" calcext:value-type="string">
            <text:p>IGNORE</text:p>
          </table:table-cell>
          <table:table-cell table:style-name="ce82"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Supply Abs Min</text:p>
          </table:table-cell>
          <table:table-cell office:value-type="string" calcext:value-type="string">
            <text:p>can handle being reversed (but won’t work)</text:p>
          </table:table-cell>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80" table:formula="of:=IF([.C43];IF([.D43];&quot;OK&quot;;&quot;ISSUE&quot;);&quot;IGNORE&quot;)" office:value-type="string" office:string-value="IGNORE" calcext:value-type="string">
            <text:p>IGNORE</text:p>
          </table:table-cell>
          <table:table-cell table:style-name="ce82"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What to do with unused inputs?</text:p>
          </table:table-cell>
          <table:table-cell office:value-type="string" calcext:value-type="string">
            <text:p>Nothing</text:p>
          </table:table-cell>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80" table:formula="of:=IF([.C44];IF([.D44];&quot;OK&quot;;&quot;ISSUE&quot;);&quot;IGNORE&quot;)" office:value-type="string" office:string-value="IGNORE" calcext:value-type="string">
            <text:p>IGNORE</text:p>
          </table:table-cell>
          <table:table-cell table:style-name="ce82" table:formula="of:==IF(EXACT([.E44];&quot;ISSUE&quot;);COM.MICROSOFT.CONCAT([.A44];&quot;; &quot;);{})" office:value-type="float" office:value="0" calcext:value-type="float">
            <text:p/>
          </table:table-cell>
          <table:table-cell table:style-name="ce36" table:number-columns-repeated="2"/>
          <table:table-cell table:number-columns-repeated="60"/>
        </table:table-row>
        <table:table-row table:style-name="ro1">
          <table:table-cell table:style-name="ce74" office:value-type="string" calcext:value-type="string">
            <text:p><text:span text:style-name="T4">CHECK: Assembly considerations?</text:span><text:span text:style-name="T5">5</text:span> </text:p>
          </table:table-cell>
          <table:table-cell office:value-type="string" calcext:value-type="string">
            <text:p>OK,We will add this ourself. Needs headers so we can swap it out.</text:p>
          </table:table-cell>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true" calcext:value-type="boolean">
            <text:p>TRUE</text:p>
          </table:table-cell>
          <table:table-cell table:style-name="ce80" table:formula="of:=IF([.C45];IF([.D45];&quot;OK&quot;;&quot;ISSUE&quot;);&quot;IGNORE&quot;)" office:value-type="string" office:string-value="OK" calcext:value-type="string">
            <text:p>OK</text:p>
          </table:table-cell>
          <table:table-cell table:style-name="ce82" table:formula="of:==IF(EXACT([.E45];&quot;ISSUE&quot;);COM.MICROSOFT.CONCAT([.A45];&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Footprint source?</text:p>
          </table:table-cell>
          <table:table-cell table:style-name="ce77" office:value-type="string" calcext:value-type="string">
            <text:p>KiCAD Arduino UNO</text:p>
          </table:table-cell>
          <table:table-cell table:style-name="ce32" table:formula="of:=EXACT(LEFT(TRIM(LOWER([.A46]));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80" table:formula="of:=IF([.C46];IF([.D46];&quot;OK&quot;;&quot;ISSUE&quot;);&quot;IGNORE&quot;)" office:value-type="string" office:string-value="OK" calcext:value-type="string">
            <text:p>OK</text:p>
          </table:table-cell>
          <table:table-cell table:style-name="ce82" table:formula="of:==IF(EXACT([.E46];&quot;ISSUE&quot;);COM.MICROSOFT.CONCAT([.A46];&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Footprint license?</text:p>
          </table:table-cell>
          <table:table-cell table:style-name="ce77" office:value-type="string" calcext:value-type="string">
            <text:p>Creative Commons</text:p>
          </table:table-cell>
          <table:table-cell table:style-name="ce32" table:formula="of:=EXACT(LEFT(TRIM(LOWER([.A47]));5);&quot;check&quot;)" office:value-type="boolean" office:boolean-value="true" calcext:value-type="boolean">
            <text:p>TRUE</text:p>
          </table:table-cell>
          <table:table-cell table:style-name="ce32" office:value-type="boolean" office:boolean-value="true" calcext:value-type="boolean">
            <text:p>TRUE</text:p>
          </table:table-cell>
          <table:table-cell table:style-name="ce80" table:formula="of:=IF([.C47];IF([.D47];&quot;OK&quot;;&quot;ISSUE&quot;);&quot;IGNORE&quot;)" office:value-type="string" office:string-value="OK" calcext:value-type="string">
            <text:p>OK</text:p>
          </table:table-cell>
          <table:table-cell table:style-name="ce82" table:formula="of:==IF(EXACT([.E47];&quot;ISSUE&quot;);COM.MICROSOFT.CONCAT([.A47];&quot;; &quot;);{})" office:value-type="float" office:value="0" calcext:value-type="float">
            <text:p/>
          </table:table-cell>
          <table:table-cell table:style-name="ce36" table:number-columns-repeated="2"/>
          <table:table-cell table:number-columns-repeated="60"/>
        </table:table-row>
        <table:table-row table:style-name="ro1">
          <table:table-cell table:style-name="ce72"/>
          <table:table-cell table:style-name="ce77"/>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80" table:formula="of:=IF([.C48];IF([.D48];&quot;OK&quot;;&quot;ISSUE&quot;);&quot;IGNORE&quot;)" office:value-type="string" office:string-value="IGNORE" calcext:value-type="string">
            <text:p>IGNORE</text:p>
          </table:table-cell>
          <table:table-cell table:style-name="ce82"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WHO?</text:p>
          </table:table-cell>
          <table:table-cell table:style-name="ce77"/>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80" table:formula="of:=IF([.C49];IF([.D49];&quot;OK&quot;;&quot;ISSUE&quot;);&quot;IGNORE&quot;)" office:value-type="string" office:string-value="IGNORE" calcext:value-type="string">
            <text:p>IGNORE</text:p>
          </table:table-cell>
          <table:table-cell table:style-name="ce82"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Who will supply?</text:p>
          </table:table-cell>
          <table:table-cell table:style-name="ce77" office:value-type="string" calcext:value-type="string">
            <text:p>OK, we will (already received order)</text:p>
          </table:table-cell>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true" calcext:value-type="boolean">
            <text:p>TRUE</text:p>
          </table:table-cell>
          <table:table-cell table:style-name="ce80" table:formula="of:=IF([.C50];IF([.D50];&quot;OK&quot;;&quot;ISSUE&quot;);&quot;IGNORE&quot;)" office:value-type="string" office:string-value="OK" calcext:value-type="string">
            <text:p>OK</text:p>
          </table:table-cell>
          <table:table-cell table:style-name="ce82" table:formula="of:==IF(EXACT([.E50];&quot;ISSUE&quot;);COM.MICROSOFT.CONCAT([.A50];&quot;; &quot;);{})" office:value-type="float" office:value="0" calcext:value-type="float">
            <text:p/>
          </table:table-cell>
          <table:table-cell table:style-name="ce36" table:number-columns-repeated="2"/>
          <table:table-cell table:number-columns-repeated="60"/>
        </table:table-row>
        <table:table-row table:style-name="ro1">
          <table:table-cell table:style-name="ce75" office:value-type="string" calcext:value-type="string">
            <text:p>Stock level</text:p>
          </table:table-cell>
          <table:table-cell table:style-name="ce77"/>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80" table:formula="of:=IF([.C51];IF([.D51];&quot;OK&quot;;&quot;ISSUE&quot;);&quot;IGNORE&quot;)" office:value-type="string" office:string-value="IGNORE" calcext:value-type="string">
            <text:p>IGNORE</text:p>
          </table:table-cell>
          <table:table-cell table:style-name="ce82"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75" office:value-type="string" calcext:value-type="string">
            <text:p>Price per unit</text:p>
          </table:table-cell>
          <table:table-cell table:style-name="ce77"/>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80" table:formula="of:=IF([.C52];IF([.D52];&quot;OK&quot;;&quot;ISSUE&quot;);&quot;IGNORE&quot;)" office:value-type="string" office:string-value="IGNORE" calcext:value-type="string">
            <text:p>IGNORE</text:p>
          </table:table-cell>
          <table:table-cell table:style-name="ce82"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75" office:value-type="string" calcext:value-type="string">
            <text:p>MoQ</text:p>
          </table:table-cell>
          <table:table-cell table:style-name="ce77"/>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80" table:formula="of:=IF([.C53];IF([.D53];&quot;OK&quot;;&quot;ISSUE&quot;);&quot;IGNORE&quot;)" office:value-type="string" office:string-value="IGNORE" calcext:value-type="string">
            <text:p>IGNORE</text:p>
          </table:table-cell>
          <table:table-cell table:style-name="ce82"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75" office:value-type="string" calcext:value-type="string">
            <text:p>Date last checked?</text:p>
          </table:table-cell>
          <table:table-cell table:style-name="ce77"/>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80" table:formula="of:=IF([.C54];IF([.D54];&quot;OK&quot;;&quot;ISSUE&quot;);&quot;IGNORE&quot;)" office:value-type="string" office:string-value="IGNORE" calcext:value-type="string">
            <text:p>IGNORE</text:p>
          </table:table-cell>
          <table:table-cell table:style-name="ce82"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CHECK: Who will assemble?</text:p>
          </table:table-cell>
          <table:table-cell table:style-name="ce77" office:value-type="string" calcext:value-type="string">
            <text:p>OK, we will</text:p>
          </table:table-cell>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true" calcext:value-type="boolean">
            <text:p>TRUE</text:p>
          </table:table-cell>
          <table:table-cell table:style-name="ce80" table:formula="of:=IF([.C55];IF([.D55];&quot;OK&quot;;&quot;ISSUE&quot;);&quot;IGNORE&quot;)" office:value-type="string" office:string-value="OK" calcext:value-type="string">
            <text:p>OK</text:p>
          </table:table-cell>
          <table:table-cell table:style-name="ce82" table:formula="of:==IF(EXACT([.E55];&quot;ISSUE&quot;);COM.MICROSOFT.CONCAT([.A55];&quot;; &quot;);{})" office:value-type="float" office:value="0" calcext:value-type="float">
            <text:p/>
          </table:table-cell>
          <table:table-cell table:style-name="ce36" table:number-columns-repeated="2"/>
          <table:table-cell table:number-columns-repeated="60"/>
        </table:table-row>
        <table:table-row table:style-name="ro1">
          <table:table-cell table:style-name="ce72"/>
          <table:table-cell table:style-name="ce77"/>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80" table:formula="of:=IF([.C56];IF([.D56];&quot;OK&quot;;&quot;ISSUE&quot;);&quot;IGNORE&quot;)" office:value-type="string" office:string-value="IGNORE" calcext:value-type="string">
            <text:p>IGNORE</text:p>
          </table:table-cell>
          <table:table-cell table:style-name="ce82"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73" office:value-type="string" calcext:value-type="string">
            <text:p>OTHER?</text:p>
          </table:table-cell>
          <table:table-cell table:style-name="ce77"/>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80" table:formula="of:=IF([.C57];IF([.D57];&quot;OK&quot;;&quot;ISSUE&quot;);&quot;IGNORE&quot;)" office:value-type="string" office:string-value="IGNORE" calcext:value-type="string">
            <text:p>IGNORE</text:p>
          </table:table-cell>
          <table:table-cell table:style-name="ce82"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72" office:value-type="string" calcext:value-type="string">
            <text:p>Dimensions</text:p>
          </table:table-cell>
          <table:table-cell table:style-name="ce77"/>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80" table:formula="of:=IF([.C58];IF([.D58];&quot;OK&quot;;&quot;ISSUE&quot;);&quot;IGNORE&quot;)" office:value-type="string" office:string-value="IGNORE" calcext:value-type="string">
            <text:p>IGNORE</text:p>
          </table:table-cell>
          <table:table-cell table:style-name="ce82"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72"/>
          <table:table-cell table:style-name="ce77"/>
          <table:table-cell table:number-columns-repeated="2"/>
          <table:table-cell table:style-name="ce81"/>
          <table:table-cell table:style-name="ce82" table:formula="of:==IF(EXACT([.E59];&quot;ISSUE&quot;);COM.MICROSOFT.CONCAT([.A59];&quot;; &quot;);{})" office:value-type="float" office:value="0" calcext:value-type="float">
            <text:p/>
          </table:table-cell>
          <table:table-cell table:number-columns-repeated="62"/>
        </table:table-row>
        <table:table-row table:style-name="ro1">
          <table:table-cell table:style-name="ce72"/>
          <table:table-cell table:style-name="ce77"/>
          <table:table-cell table:number-columns-repeated="2"/>
          <table:table-cell table:style-name="ce81"/>
          <table:table-cell table:style-name="ce82" table:formula="of:==IF(EXACT([.E60];&quot;ISSUE&quot;);COM.MICROSOFT.CONCAT([.A60];&quot;; &quot;);{})" office:value-type="float" office:value="0" calcext:value-type="float">
            <text:p/>
          </table:table-cell>
          <table:table-cell table:number-columns-repeated="62"/>
        </table:table-row>
        <table:table-row table:style-name="ro1">
          <table:table-cell table:style-name="ce72"/>
          <table:table-cell table:style-name="ce77"/>
          <table:table-cell table:number-columns-repeated="2"/>
          <table:table-cell table:style-name="ce81"/>
          <table:table-cell table:style-name="ce82" table:formula="of:==IF(EXACT([.E61];&quot;ISSUE&quot;);COM.MICROSOFT.CONCAT([.A61];&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77"/>
          <table:table-cell table:formula="of:=SUM([.C8:.C61])" office:value-type="float" office:value="16" calcext:value-type="float">
            <text:p>16</text:p>
          </table:table-cell>
          <table:table-cell table:formula="of:=SUM([.D8:.D58])" office:value-type="float" office:value="16" calcext:value-type="float">
            <text:p>16</text:p>
          </table:table-cell>
          <table:table-cell table:formula="of:=IF(NOT([.C62]=[.D62]);&quot;ISSUES&quot;;&quot;OK&quot;)" office:value-type="string" office:string-value="OK" calcext:value-type="string">
            <text:p>OK</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7">
          <table:table-cell table:number-columns-repeated="68"/>
        </table:table-row>
        <table:table-row table:style-name="ro1">
          <table:table-cell table:number-columns-repeated="68"/>
        </table:table-row>
        <calcext:conditional-formats>
          <calcext:conditional-format calcext:target-range-address="DCMotorShield.A8:DCMotorShield.A61">
            <calcext:condition calcext:apply-style-name="Note" calcext:value="begins-with(&quot;CHECK:&quot;)" calcext:base-cell-address="DCMotorShield.A8"/>
          </calcext:conditional-format>
          <calcext:conditional-format calcext:target-range-address="DCMotorShield.F8:DCMotorShield.F61">
            <calcext:condition calcext:apply-style-name="Bad" calcext:value="not-contains-text(0)" calcext:base-cell-address="DCMotorShield.F8"/>
          </calcext:conditional-format>
          <calcext:conditional-format calcext:target-range-address="DCMotorShield.E8:DCMotorShield.E61">
            <calcext:condition calcext:apply-style-name="Good" calcext:value="=&quot;OK&quot;" calcext:base-cell-address="DCMotorShield.E8"/>
            <calcext:condition calcext:apply-style-name="Bad" calcext:value="=&quot;ISSUE&quot;" calcext:base-cell-address="DCMotorShield.E8"/>
            <calcext:condition calcext:apply-style-name="Footnote" calcext:value="=&quot;IGNORE&quot;" calcext:base-cell-address="DCMotorShield.E8"/>
          </calcext:conditional-format>
          <calcext:conditional-format calcext:target-range-address="DCMotorShield.B46:DCMotorShield.B62 DCMotorShield.B33:DCMotorShield.B34 DCMotorShield.B8:DCMotorShield.B21 DCMotorShield.B23:DCMotorShield.B26 DCMotorShield.B39:DCMotorShield.B40">
            <calcext:condition calcext:apply-style-name="Good" calcext:value="formula-is([.$E8]=&quot;OK&quot;)" calcext:base-cell-address="DCMotorShield.B8"/>
            <calcext:condition calcext:apply-style-name="Bad" calcext:value="formula-is([.$E8]=&quot;ISSUE&quot;)" calcext:base-cell-address="DCMotorShield.B8"/>
            <calcext:condition calcext:apply-style-name="Footnote" calcext:value="formula-is([.$E8]=&quot;IGNORE&quot;)" calcext:base-cell-address="DCMotorShield.B8"/>
          </calcext:conditional-format>
          <calcext:conditional-format calcext:target-range-address="DCMotorShield.B2:DCMotorShield.B3">
            <calcext:condition calcext:apply-style-name="Bad" calcext:value="formula-is([.$B$2]=&quot;ISSUES&quot;)" calcext:base-cell-address="DCMotorShield.B2"/>
            <calcext:condition calcext:apply-style-name="Good" calcext:value="formula-is([.$B$2]=&quot;OK&quot;)" calcext:base-cell-address="DCMotorShield.B2"/>
          </calcext:conditional-format>
        </calcext:conditional-formats>
      </table:table>
      <table:table table:name="EncoderConnector"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Encoder connector</text:p>
          </table:table-cell>
          <table:table-cell table:number-columns-repeated="66"/>
        </table:table-row>
        <table:table-row table:style-name="ro1">
          <table:table-cell table:style-name="ce1" office:value-type="string" calcext:value-type="string">
            <text:p>STATUS</text:p>
          </table:table-cell>
          <table:table-cell table:style-name="ce89" table:formula="of:=[.E44]"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89" table:formula="of:=COM.MICROSOFT.CONCAT(TEXT([.D44];&quot;##&quot;);&quot;/&quot;;TEXT([.C44];&quot;##&quot;))" office:value-type="string" office:string-value="5/10" calcext:value-type="string">
            <text:p>5/10</text:p>
          </table:table-cell>
          <table:table-cell table:number-columns-repeated="66"/>
        </table:table-row>
        <table:table-row table:style-name="ro2">
          <table:table-cell table:style-name="ce1" office:value-type="string" calcext:value-type="string">
            <text:p>ISSUES</text:p>
          </table:table-cell>
          <table:table-cell table:formula="of:=COM.MICROSOFT.CONCAT([.F8:.F43])" office:value-type="string" office:string-value="CHECK: Footprint size correct?; CHECK: ROHS; CHECK: Footprint source?; CHECK: Footprint license?; CHECK: Who will supply?; " calcext:value-type="string">
            <text:p>CHECK: Footprint size correct?; CHECK: ROHS; CHECK: Footprint source?; CHECK: Footprint license?; CHECK: Who will supply?;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83" office:value-type="string" calcext:value-type="string">
            <text:p>CHECK: Special track sizing?</text:p>
          </table:table-cell>
          <table:table-cell table:style-name="ce87" office:value-type="string" calcext:value-type="string">
            <text:p>OK not needed</text:p>
          </table:table-cell>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true" calcext:value-type="boolean">
            <text:p>TRUE</text:p>
          </table:table-cell>
          <table:table-cell table:style-name="ce98" table:formula="of:=IF([.C8];IF([.D8];&quot;OK&quot;;&quot;ISSUE&quot;);&quot;IGNORE&quot;)" office:value-type="string" office:string-value="OK" calcext:value-type="string">
            <text:p>OK</text:p>
          </table:table-cell>
          <table:table-cell table:style-name="ce100"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2">
          <table:table-cell table:style-name="ce83" office:value-type="string" calcext:value-type="string">
            <text:p>CHECK: Footprint size correct?</text:p>
          </table:table-cell>
          <table:table-cell table:style-name="ce87" office:value-type="string" calcext:value-type="string">
            <text:p>CHECK – laid out as 2.54mm, but DIN standard can have 2.54mm, 2mm and 1.7mm pitches (see e.g. <text:a xlink:href="https://www.fclane.com/filter/products/specification/din-41651" xlink:type="simple">https://www.fclane.com/filter/products/specification/din-41651</text:a>)</text:p>
          </table:table-cell>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98" table:formula="of:=IF([.C9];IF([.D9];&quot;OK&quot;;&quot;ISSUE&quot;);&quot;IGNORE&quot;)" office:value-type="string" office:string-value="ISSUE" calcext:value-type="string">
            <text:p>ISSUE</text:p>
          </table:table-cell>
          <table:table-cell table:style-name="ce100" table:formula="of:==IF(EXACT([.E9];&quot;ISSUE&quot;);COM.MICROSOFT.CONCAT([.A9];&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83" office:value-type="string" calcext:value-type="string">
            <text:p>CHECK: Footprint orientation?</text:p>
          </table:table-cell>
          <table:table-cell table:style-name="ce88" office:value-type="string" calcext:value-type="string">
            <text:p>OK – checked by flipping and rotating datasheet image of the plug</text:p>
          </table:table-cell>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true" calcext:value-type="boolean">
            <text:p>TRUE</text:p>
          </table:table-cell>
          <table:table-cell table:style-name="ce98" table:formula="of:=IF([.C10];IF([.D10];&quot;OK&quot;;&quot;ISSUE&quot;);&quot;IGNORE&quot;)" office:value-type="string" office:string-value="OK" calcext:value-type="string">
            <text:p>OK</text:p>
          </table:table-cell>
          <table:table-cell table:style-name="ce100"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3">
          <table:table-cell table:style-name="ce83" office:value-type="string" calcext:value-type="string">
            <text:p>CHECK: Footprint hole sizing ok?</text:p>
          </table:table-cell>
          <table:table-cell table:style-name="ce87" office:value-type="string" calcext:value-type="string">
            <text:p>OK – looks larger than standard so should fit a standard pin plug ok</text:p>
          </table:table-cell>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true" calcext:value-type="boolean">
            <text:p>TRUE</text:p>
          </table:table-cell>
          <table:table-cell table:style-name="ce98" table:formula="of:=IF([.C11];IF([.D11];&quot;OK&quot;;&quot;ISSUE&quot;);&quot;IGNORE&quot;)" office:value-type="string" office:string-value="OK" calcext:value-type="string">
            <text:p>OK</text:p>
          </table:table-cell>
          <table:table-cell table:style-name="ce100" table:formula="of:==IF(EXACT([.E11];&quot;ISSUE&quot;);COM.MICROSOFT.CONCAT([.A11];&quot;; &quot;);{})" office:value-type="float" office:value="0" calcext:value-type="float">
            <text:p/>
          </table:table-cell>
          <table:table-cell table:style-name="ce36" table:number-columns-repeated="2"/>
          <table:table-cell table:number-columns-repeated="60"/>
        </table:table-row>
        <table:table-row table:style-name="ro3">
          <table:table-cell table:style-name="ce83"/>
          <table:table-cell table:style-name="ce87"/>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98" table:formula="of:=IF([.C12];IF([.D12];&quot;OK&quot;;&quot;ISSUE&quot;);&quot;IGNORE&quot;)" office:value-type="string" office:string-value="IGNORE" calcext:value-type="string">
            <text:p>IGNORE</text:p>
          </table:table-cell>
          <table:table-cell table:style-name="ce100"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WHAT</text:p>
          </table:table-cell>
          <table:table-cell table:style-name="ce101"/>
          <table:table-cell table:style-name="ce32" table:formula="of:=EXACT(LEFT(TRIM(LOWER([.A13]));5);&quot;check&quot;)" office:value-type="boolean" office:boolean-value="false" calcext:value-type="boolean">
            <text:p>FALSE</text:p>
          </table:table-cell>
          <table:table-cell table:style-name="ce32" table:formula="of:=EXACT(&quot;ok&quot;;LEFT(LOWER(TRIM([.B13]));2))" office:value-type="boolean" office:boolean-value="false" calcext:value-type="boolean">
            <text:p>FALSE</text:p>
          </table:table-cell>
          <table:table-cell table:style-name="ce98" table:formula="of:=IF([.C13];IF([.D13];&quot;OK&quot;;&quot;ISSUE&quot;);&quot;IGNORE&quot;)" office:value-type="string" office:string-value="IGNORE" calcext:value-type="string">
            <text:p>IGNORE</text:p>
          </table:table-cell>
          <table:table-cell table:style-name="ce100"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Name</text:p>
          </table:table-cell>
          <table:table-cell table:style-name="ce101" office:value-type="string" calcext:value-type="string">
            <text:p>DIN Connector 41651</text:p>
          </table:table-cell>
          <table:table-cell table:style-name="ce32" table:formula="of:=EXACT(LEFT(TRIM(LOWER([.A14]));5);&quot;check&quot;)" office:value-type="boolean" office:boolean-value="false" calcext:value-type="boolean">
            <text:p>FALSE</text:p>
          </table:table-cell>
          <table:table-cell table:style-name="ce32" table:formula="of:=EXACT(&quot;ok&quot;;LEFT(LOWER(TRIM([.B14]));2))" office:value-type="boolean" office:boolean-value="false" calcext:value-type="boolean">
            <text:p>FALSE</text:p>
          </table:table-cell>
          <table:table-cell table:style-name="ce98" table:formula="of:=IF([.C14];IF([.D14];&quot;OK&quot;;&quot;ISSUE&quot;);&quot;IGNORE&quot;)" office:value-type="string" office:string-value="IGNORE" calcext:value-type="string">
            <text:p>IGNORE</text:p>
          </table:table-cell>
          <table:table-cell table:style-name="ce100"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Part #</text:p>
          </table:table-cell>
          <table:table-cell table:style-name="ce101"/>
          <table:table-cell table:style-name="ce32" table:formula="of:=EXACT(LEFT(TRIM(LOWER([.A15]));5);&quot;check&quot;)" office:value-type="boolean" office:boolean-value="false" calcext:value-type="boolean">
            <text:p>FALSE</text:p>
          </table:table-cell>
          <table:table-cell table:style-name="ce32" table:formula="of:=EXACT(&quot;ok&quot;;LEFT(LOWER(TRIM([.B15]));2))" office:value-type="boolean" office:boolean-value="false" calcext:value-type="boolean">
            <text:p>FALSE</text:p>
          </table:table-cell>
          <table:table-cell table:style-name="ce98" table:formula="of:=IF([.C15];IF([.D15];&quot;OK&quot;;&quot;ISSUE&quot;);&quot;IGNORE&quot;)" office:value-type="string" office:string-value="IGNORE" calcext:value-type="string">
            <text:p>IGNORE</text:p>
          </table:table-cell>
          <table:table-cell table:style-name="ce100"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Manufacturer</text:p>
          </table:table-cell>
          <table:table-cell table:style-name="ce101"/>
          <table:table-cell table:style-name="ce32" table:formula="of:=EXACT(LEFT(TRIM(LOWER([.A16]));5);&quot;check&quot;)" office:value-type="boolean" office:boolean-value="false" calcext:value-type="boolean">
            <text:p>FALSE</text:p>
          </table:table-cell>
          <table:table-cell table:style-name="ce32" table:formula="of:=EXACT(&quot;ok&quot;;LEFT(LOWER(TRIM([.B16]));2))" office:value-type="boolean" office:boolean-value="false" calcext:value-type="boolean">
            <text:p>FALSE</text:p>
          </table:table-cell>
          <table:table-cell table:style-name="ce98" table:formula="of:=IF([.C16];IF([.D16];&quot;OK&quot;;&quot;ISSUE&quot;);&quot;IGNORE&quot;)" office:value-type="string" office:string-value="IGNORE" calcext:value-type="string">
            <text:p>IGNORE</text:p>
          </table:table-cell>
          <table:table-cell table:style-name="ce100"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Approx Price</text:p>
          </table:table-cell>
          <table:table-cell table:style-name="ce90"/>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98" table:formula="of:=IF([.C17];IF([.D17];&quot;OK&quot;;&quot;ISSUE&quot;);&quot;IGNORE&quot;)" office:value-type="string" office:string-value="IGNORE" calcext:value-type="string">
            <text:p>IGNORE</text:p>
          </table:table-cell>
          <table:table-cell table:style-name="ce100"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Datasheet link</text:p>
          </table:table-cell>
          <table:table-cell table:style-name="ce101"/>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98" table:formula="of:=IF([.C18];IF([.D18];&quot;OK&quot;;&quot;ISSUE&quot;);&quot;IGNORE&quot;)" office:value-type="string" office:string-value="IGNORE" calcext:value-type="string">
            <text:p>IGNORE</text:p>
          </table:table-cell>
          <table:table-cell table:style-name="ce100"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83"/>
          <table:table-cell table:style-name="ce101"/>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98" table:formula="of:=IF([.C19];IF([.D19];&quot;OK&quot;;&quot;ISSUE&quot;);&quot;IGNORE&quot;)" office:value-type="string" office:string-value="IGNORE" calcext:value-type="string">
            <text:p>IGNORE</text:p>
          </table:table-cell>
          <table:table-cell table:style-name="ce100"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WHY</text:p>
          </table:table-cell>
          <table:table-cell table:style-name="ce101"/>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98" table:formula="of:=IF([.C20];IF([.D20];&quot;OK&quot;;&quot;ISSUE&quot;);&quot;IGNORE&quot;)" office:value-type="string" office:string-value="IGNORE" calcext:value-type="string">
            <text:p>IGNORE</text:p>
          </table:table-cell>
          <table:table-cell table:style-name="ce100"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Purpose</text:p>
          </table:table-cell>
          <table:table-cell table:style-name="ce101"/>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98" table:formula="of:=IF([.C21];IF([.D21];&quot;OK&quot;;&quot;ISSUE&quot;);&quot;IGNORE&quot;)" office:value-type="string" office:string-value="IGNORE" calcext:value-type="string">
            <text:p>IGNORE</text:p>
          </table:table-cell>
          <table:table-cell table:style-name="ce100"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text:span text:style-name="T4">Design justification</text:span><text:span text:style-name="T5">2</text:span></text:p>
          </table:table-cell>
          <table:table-cell table:style-name="ce101"/>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98" table:formula="of:=IF([.C22];IF([.D22];&quot;OK&quot;;&quot;ISSUE&quot;);&quot;IGNORE&quot;)" office:value-type="string" office:string-value="IGNORE" calcext:value-type="string">
            <text:p>IGNORE</text:p>
          </table:table-cell>
          <table:table-cell table:style-name="ce100"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Lifecycle status?<text:span text:style-name="T6">4</text:span></text:p>
          </table:table-cell>
          <table:table-cell table:style-name="ce101"/>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98" table:formula="of:=IF([.C23];IF([.D23];&quot;OK&quot;;&quot;ISSUE&quot;);&quot;IGNORE&quot;)" office:value-type="string" office:string-value="IGNORE" calcext:value-type="string">
            <text:p>IGNORE</text:p>
          </table:table-cell>
          <table:table-cell table:style-name="ce100"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CHECK: ROHS</text:p>
          </table:table-cell>
          <table:table-cell table:style-name="ce91"/>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false" calcext:value-type="boolean">
            <text:p>FALSE</text:p>
          </table:table-cell>
          <table:table-cell table:style-name="ce98" table:formula="of:=IF([.C24];IF([.D24];&quot;OK&quot;;&quot;ISSUE&quot;);&quot;IGNORE&quot;)" office:value-type="string" office:string-value="ISSUE" calcext:value-type="string">
            <text:p>ISSUE</text:p>
          </table:table-cell>
          <table:table-cell table:style-name="ce100" table:formula="of:==IF(EXACT([.E24];&quot;ISSUE&quot;);COM.MICROSOFT.CONCAT([.A24];&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83"/>
          <table:table-cell table:style-name="ce101"/>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98" table:formula="of:=IF([.C25];IF([.D25];&quot;OK&quot;;&quot;ISSUE&quot;);&quot;IGNORE&quot;)" office:value-type="string" office:string-value="IGNORE" calcext:value-type="string">
            <text:p>IGNORE</text:p>
          </table:table-cell>
          <table:table-cell table:style-name="ce100"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HOW?</text:p>
          </table:table-cell>
          <table:table-cell table:style-name="ce101"/>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98" table:formula="of:=IF([.C26];IF([.D26];&quot;OK&quot;;&quot;ISSUE&quot;);&quot;IGNORE&quot;)" office:value-type="string" office:string-value="IGNORE" calcext:value-type="string">
            <text:p>IGNORE</text:p>
          </table:table-cell>
          <table:table-cell table:style-name="ce100"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85" office:value-type="string" calcext:value-type="string">
            <text:p><text:span text:style-name="T4">CHECK: Assembly considerations?</text:span><text:span text:style-name="T5">5</text:span> </text:p>
          </table:table-cell>
          <table:table-cell table:style-name="ce91" office:value-type="string" calcext:value-type="string">
            <text:p>OK, we will hand solder to avoid issues</text:p>
          </table:table-cell>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true" calcext:value-type="boolean">
            <text:p>TRUE</text:p>
          </table:table-cell>
          <table:table-cell table:style-name="ce98" table:formula="of:=IF([.C27];IF([.D27];&quot;OK&quot;;&quot;ISSUE&quot;);&quot;IGNORE&quot;)" office:value-type="string" office:string-value="OK" calcext:value-type="string">
            <text:p>OK</text:p>
          </table:table-cell>
          <table:table-cell table:style-name="ce100"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CHECK: Footprint source?</text:p>
          </table:table-cell>
          <table:table-cell table:style-name="ce101"/>
          <table:table-cell table:style-name="ce32" table:formula="of:=EXACT(LEFT(TRIM(LOWER([.A28]));5);&quot;check&quot;)" office:value-type="boolean" office:boolean-value="true" calcext:value-type="boolean">
            <text:p>TRUE</text:p>
          </table:table-cell>
          <table:table-cell table:style-name="ce32" table:formula="of:=EXACT(&quot;ok&quot;;LEFT(LOWER(TRIM([.B28]));2))" office:value-type="boolean" office:boolean-value="false" calcext:value-type="boolean">
            <text:p>FALSE</text:p>
          </table:table-cell>
          <table:table-cell table:style-name="ce98" table:formula="of:=IF([.C28];IF([.D28];&quot;OK&quot;;&quot;ISSUE&quot;);&quot;IGNORE&quot;)" office:value-type="string" office:string-value="ISSUE" calcext:value-type="string">
            <text:p>ISSUE</text:p>
          </table:table-cell>
          <table:table-cell table:style-name="ce100" table:formula="of:==IF(EXACT([.E28];&quot;ISSUE&quot;);COM.MICROSOFT.CONCAT([.A28];&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83" office:value-type="string" calcext:value-type="string">
            <text:p>CHECK: Footprint license?</text:p>
          </table:table-cell>
          <table:table-cell table:style-name="ce101"/>
          <table:table-cell table:style-name="ce32" table:formula="of:=EXACT(LEFT(TRIM(LOWER([.A29]));5);&quot;check&quot;)" office:value-type="boolean" office:boolean-value="true" calcext:value-type="boolean">
            <text:p>TRUE</text:p>
          </table:table-cell>
          <table:table-cell table:style-name="ce32" table:formula="of:=EXACT(&quot;ok&quot;;LEFT(LOWER(TRIM([.B29]));2))" office:value-type="boolean" office:boolean-value="false" calcext:value-type="boolean">
            <text:p>FALSE</text:p>
          </table:table-cell>
          <table:table-cell table:style-name="ce98" table:formula="of:=IF([.C29];IF([.D29];&quot;OK&quot;;&quot;ISSUE&quot;);&quot;IGNORE&quot;)" office:value-type="string" office:string-value="ISSUE" calcext:value-type="string">
            <text:p>ISSUE</text:p>
          </table:table-cell>
          <table:table-cell table:style-name="ce100" table:formula="of:==IF(EXACT([.E29];&quot;ISSUE&quot;);COM.MICROSOFT.CONCAT([.A29];&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83"/>
          <table:table-cell table:style-name="ce101"/>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98" table:formula="of:=IF([.C30];IF([.D30];&quot;OK&quot;;&quot;ISSUE&quot;);&quot;IGNORE&quot;)" office:value-type="string" office:string-value="IGNORE" calcext:value-type="string">
            <text:p>IGNORE</text:p>
          </table:table-cell>
          <table:table-cell table:style-name="ce100"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WHO?</text:p>
          </table:table-cell>
          <table:table-cell table:style-name="ce101"/>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98" table:formula="of:=IF([.C31];IF([.D31];&quot;OK&quot;;&quot;ISSUE&quot;);&quot;IGNORE&quot;)" office:value-type="string" office:string-value="IGNORE" calcext:value-type="string">
            <text:p>IGNORE</text:p>
          </table:table-cell>
          <table:table-cell table:style-name="ce100"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CHECK: Who will supply?</text:p>
          </table:table-cell>
          <table:table-cell table:style-name="ce101" office:value-type="string" calcext:value-type="string">
            <text:p>TODO – order parts</text:p>
          </table:table-cell>
          <table:table-cell table:style-name="ce32" table:formula="of:=EXACT(LEFT(TRIM(LOWER([.A32]));5);&quot;check&quot;)" office:value-type="boolean" office:boolean-value="true" calcext:value-type="boolean">
            <text:p>TRUE</text:p>
          </table:table-cell>
          <table:table-cell table:style-name="ce32" table:formula="of:=EXACT(&quot;ok&quot;;LEFT(LOWER(TRIM([.B32]));2))" office:value-type="boolean" office:boolean-value="false" calcext:value-type="boolean">
            <text:p>FALSE</text:p>
          </table:table-cell>
          <table:table-cell table:style-name="ce98" table:formula="of:=IF([.C32];IF([.D32];&quot;OK&quot;;&quot;ISSUE&quot;);&quot;IGNORE&quot;)" office:value-type="string" office:string-value="ISSUE" calcext:value-type="string">
            <text:p>ISSUE</text:p>
          </table:table-cell>
          <table:table-cell table:style-name="ce100" table:formula="of:==IF(EXACT([.E32];&quot;ISSUE&quot;);COM.MICROSOFT.CONCAT([.A32];&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86" office:value-type="string" calcext:value-type="string">
            <text:p>Stock level</text:p>
          </table:table-cell>
          <table:table-cell table:style-name="ce101"/>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98" table:formula="of:=IF([.C33];IF([.D33];&quot;OK&quot;;&quot;ISSUE&quot;);&quot;IGNORE&quot;)" office:value-type="string" office:string-value="IGNORE" calcext:value-type="string">
            <text:p>IGNORE</text:p>
          </table:table-cell>
          <table:table-cell table:style-name="ce100"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86" office:value-type="string" calcext:value-type="string">
            <text:p>Price per unit</text:p>
          </table:table-cell>
          <table:table-cell table:style-name="ce101"/>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98" table:formula="of:=IF([.C34];IF([.D34];&quot;OK&quot;;&quot;ISSUE&quot;);&quot;IGNORE&quot;)" office:value-type="string" office:string-value="IGNORE" calcext:value-type="string">
            <text:p>IGNORE</text:p>
          </table:table-cell>
          <table:table-cell table:style-name="ce100"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86" office:value-type="string" calcext:value-type="string">
            <text:p>MoQ</text:p>
          </table:table-cell>
          <table:table-cell table:style-name="ce101"/>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98" table:formula="of:=IF([.C35];IF([.D35];&quot;OK&quot;;&quot;ISSUE&quot;);&quot;IGNORE&quot;)" office:value-type="string" office:string-value="IGNORE" calcext:value-type="string">
            <text:p>IGNORE</text:p>
          </table:table-cell>
          <table:table-cell table:style-name="ce100"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86" office:value-type="string" calcext:value-type="string">
            <text:p>Date last checked?</text:p>
          </table:table-cell>
          <table:table-cell table:style-name="ce101"/>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98" table:formula="of:=IF([.C36];IF([.D36];&quot;OK&quot;;&quot;ISSUE&quot;);&quot;IGNORE&quot;)" office:value-type="string" office:string-value="IGNORE" calcext:value-type="string">
            <text:p>IGNORE</text:p>
          </table:table-cell>
          <table:table-cell table:style-name="ce100"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CHECK: Who will assemble?</text:p>
          </table:table-cell>
          <table:table-cell table:style-name="ce101" office:value-type="string" calcext:value-type="string">
            <text:p>OK we will</text:p>
          </table:table-cell>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true" calcext:value-type="boolean">
            <text:p>TRUE</text:p>
          </table:table-cell>
          <table:table-cell table:style-name="ce98" table:formula="of:=IF([.C37];IF([.D37];&quot;OK&quot;;&quot;ISSUE&quot;);&quot;IGNORE&quot;)" office:value-type="string" office:string-value="OK" calcext:value-type="string">
            <text:p>OK</text:p>
          </table:table-cell>
          <table:table-cell table:style-name="ce100"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83"/>
          <table:table-cell table:style-name="ce101"/>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98" table:formula="of:=IF([.C38];IF([.D38];&quot;OK&quot;;&quot;ISSUE&quot;);&quot;IGNORE&quot;)" office:value-type="string" office:string-value="IGNORE" calcext:value-type="string">
            <text:p>IGNORE</text:p>
          </table:table-cell>
          <table:table-cell table:style-name="ce100"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84" office:value-type="string" calcext:value-type="string">
            <text:p>OTHER?</text:p>
          </table:table-cell>
          <table:table-cell table:style-name="ce101"/>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98" table:formula="of:=IF([.C39];IF([.D39];&quot;OK&quot;;&quot;ISSUE&quot;);&quot;IGNORE&quot;)" office:value-type="string" office:string-value="IGNORE" calcext:value-type="string">
            <text:p>IGNORE</text:p>
          </table:table-cell>
          <table:table-cell table:style-name="ce100"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83" office:value-type="string" calcext:value-type="string">
            <text:p>Dimensions</text:p>
          </table:table-cell>
          <table:table-cell table:style-name="ce101"/>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98" table:formula="of:=IF([.C40];IF([.D40];&quot;OK&quot;;&quot;ISSUE&quot;);&quot;IGNORE&quot;)" office:value-type="string" office:string-value="IGNORE" calcext:value-type="string">
            <text:p>IGNORE</text:p>
          </table:table-cell>
          <table:table-cell table:style-name="ce100"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83"/>
          <table:table-cell table:style-name="ce101"/>
          <table:table-cell table:number-columns-repeated="2"/>
          <table:table-cell table:style-name="ce99"/>
          <table:table-cell table:style-name="ce100" table:formula="of:==IF(EXACT([.E41];&quot;ISSUE&quot;);COM.MICROSOFT.CONCAT([.A41];&quot;; &quot;);{})" office:value-type="float" office:value="0" calcext:value-type="float">
            <text:p/>
          </table:table-cell>
          <table:table-cell table:number-columns-repeated="62"/>
        </table:table-row>
        <table:table-row table:style-name="ro1">
          <table:table-cell table:style-name="ce83"/>
          <table:table-cell table:style-name="ce101"/>
          <table:table-cell table:number-columns-repeated="2"/>
          <table:table-cell table:style-name="ce99"/>
          <table:table-cell table:style-name="ce100" table:formula="of:==IF(EXACT([.E42];&quot;ISSUE&quot;);COM.MICROSOFT.CONCAT([.A42];&quot;; &quot;);{})" office:value-type="float" office:value="0" calcext:value-type="float">
            <text:p/>
          </table:table-cell>
          <table:table-cell table:number-columns-repeated="62"/>
        </table:table-row>
        <table:table-row table:style-name="ro1">
          <table:table-cell table:style-name="ce83"/>
          <table:table-cell table:style-name="ce101"/>
          <table:table-cell table:number-columns-repeated="2"/>
          <table:table-cell table:style-name="ce99"/>
          <table:table-cell table:style-name="ce100" table:formula="of:==IF(EXACT([.E43];&quot;ISSUE&quot;);COM.MICROSOFT.CONCAT([.A43];&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97"/>
          <table:table-cell table:formula="of:=SUM([.C8:.C43])" office:value-type="float" office:value="10" calcext:value-type="float">
            <text:p>10</text:p>
          </table:table-cell>
          <table:table-cell table:formula="of:=SUM([.D8:.D40])" office:value-type="float" office:value="5" calcext:value-type="float">
            <text:p>5</text:p>
          </table:table-cell>
          <table:table-cell table:formula="of:=IF(NOT([.C44]=[.D44]);&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5">
          <table:table-cell table:number-columns-repeated="68"/>
        </table:table-row>
        <table:table-row table:style-name="ro1">
          <table:table-cell table:number-columns-repeated="68"/>
        </table:table-row>
        <calcext:conditional-formats>
          <calcext:conditional-format calcext:target-range-address="EncoderConnector.A8:EncoderConnector.A43">
            <calcext:condition calcext:apply-style-name="Note" calcext:value="begins-with(&quot;CHECK:&quot;)" calcext:base-cell-address="ElectronicPartTemplate.A8"/>
          </calcext:conditional-format>
          <calcext:conditional-format calcext:target-range-address="EncoderConnector.F8:EncoderConnector.F43">
            <calcext:condition calcext:apply-style-name="Bad" calcext:value="not-contains-text(0)" calcext:base-cell-address="ElectronicPartTemplate.F8"/>
          </calcext:conditional-format>
          <calcext:conditional-format calcext:target-range-address="EncoderConnector.E8:EncoderConnector.E43">
            <calcext:condition calcext:apply-style-name="Good" calcext:value="=&quot;OK&quot;" calcext:base-cell-address="ElectronicPartTemplate.E8"/>
            <calcext:condition calcext:apply-style-name="Bad" calcext:value="=&quot;ISSUE&quot;" calcext:base-cell-address="ElectronicPartTemplate.E8"/>
            <calcext:condition calcext:apply-style-name="Footnote" calcext:value="=&quot;IGNORE&quot;" calcext:base-cell-address="ElectronicPartTemplate.E8"/>
          </calcext:conditional-format>
          <calcext:conditional-format calcext:target-range-address="EncoderConnector.B28:EncoderConnector.B44 EncoderConnector.B8:EncoderConnector.B23 EncoderConnector.B25:EncoderConnector.B26">
            <calcext:condition calcext:apply-style-name="Good" calcext:value="formula-is(#REF!=&quot;OK&quot;)" calcext:base-cell-address="ElectronicPartTemplate.B8"/>
            <calcext:condition calcext:apply-style-name="Bad" calcext:value="formula-is(#REF!=&quot;ISSUE&quot;)" calcext:base-cell-address="ElectronicPartTemplate.B8"/>
            <calcext:condition calcext:apply-style-name="Footnote" calcext:value="formula-is(#REF!=&quot;IGNORE&quot;)" calcext:base-cell-address="ElectronicPartTemplate.B8"/>
          </calcext:conditional-format>
          <calcext:conditional-format calcext:target-range-address="EncoderConnector.B2:EncoderConnector.B3">
            <calcext:condition calcext:apply-style-name="Bad" calcext:value="formula-is([.$B$2]=&quot;ISSUES&quot;)" calcext:base-cell-address="ElectronicPartTemplate.B2"/>
            <calcext:condition calcext:apply-style-name="Good" calcext:value="formula-is([.$B$2]=&quot;OK&quot;)" calcext:base-cell-address="ElectronicPartTemplate.B2"/>
          </calcext:conditional-format>
          <calcext:conditional-format calcext:target-range-address="EncoderConnector.B8:EncoderConnector.B43">
            <calcext:condition calcext:apply-style-name="Good" calcext:value="formula-is([.$E8]=&quot;OK&quot;)" calcext:base-cell-address="EncoderConnector.B8"/>
            <calcext:condition calcext:apply-style-name="Bad" calcext:value="formula-is([.$E8]=&quot;ISSUE&quot;)" calcext:base-cell-address="EncoderConnector.B8"/>
            <calcext:condition calcext:apply-style-name="Footnote" calcext:value="formula-is([.$E8]=&quot;IGNORE&quot;)" calcext:base-cell-address="EncoderConnector.B8"/>
          </calcext:conditional-format>
        </calcext:conditional-formats>
      </table:table>
      <table:table table:name="ConnectorTemplat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7"/>
        </table:table-row>
        <table:table-row table:style-name="ro1">
          <table:table-cell table:style-name="ce1" office:value-type="string" calcext:value-type="string">
            <text:p>STATUS</text:p>
          </table:table-cell>
          <table:table-cell table:style-name="ce107" table:formula="of:=[.E44]"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107" table:formula="of:=COM.MICROSOFT.CONCAT(TEXT([.D44];&quot;##&quot;);&quot;/&quot;;TEXT([.C44];&quot;##&quot;))" office:value-type="string" office:string-value="/10" calcext:value-type="string">
            <text:p>/10</text:p>
          </table:table-cell>
          <table:table-cell table:number-columns-repeated="66"/>
        </table:table-row>
        <table:table-row table:style-name="ro14">
          <table:table-cell table:style-name="ce1" office:value-type="string" calcext:value-type="string">
            <text:p>ISSUES</text:p>
          </table:table-cell>
          <table:table-cell table:formula="of:=COM.MICROSOFT.CONCAT([.F8:.F43])" office:value-type="string" office:string-value="CHECK: Special track sizing?; CHECK: Footprint size correct?; CHECK: Footprint orientation?; CHECK: Footprint hole sizing ok?; CHECK: ROHS; CHECK: Assembly considerations?5 ; CHECK: Footprint source?; CHECK: Footprint license?; CHECK: Who will supply?; CHECK: Who will assemble?; " calcext:value-type="string">
            <text:p>CHECK: Special track sizing?; CHECK: Footprint size correct?; CHECK: Footprint orientation?; CHECK: Footprint hole sizing ok?; CHECK: ROHS; CHECK: Assembly considerations?5 ; CHECK: Footprint source?; CHECK: Footprint license?; CHECK: Who will supply?; CHECK: Who will assembl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102" office:value-type="string" calcext:value-type="string">
            <text:p>CHECK: Special track sizing?</text:p>
          </table:table-cell>
          <table:table-cell table:style-name="ce108"/>
          <table:table-cell table:style-name="ce32" table:formula="of:=EXACT(LEFT(TRIM(LOWER([.A8]));5);&quot;check&quot;)" office:value-type="boolean" office:boolean-value="true" calcext:value-type="boolean">
            <text:p>TRUE</text:p>
          </table:table-cell>
          <table:table-cell table:style-name="ce32" table:formula="of:=EXACT(&quot;ok&quot;;LEFT(LOWER(TRIM([.B8]));2))" office:value-type="boolean" office:boolean-value="false" calcext:value-type="boolean">
            <text:p>FALSE</text:p>
          </table:table-cell>
          <table:table-cell table:style-name="ce113" table:formula="of:=IF([.C8];IF([.D8];&quot;OK&quot;;&quot;ISSUE&quot;);&quot;IGNORE&quot;)" office:value-type="string" office:string-value="ISSUE" calcext:value-type="string">
            <text:p>ISSUE</text:p>
          </table:table-cell>
          <table:table-cell table:style-name="ce115" table:formula="of:==IF(EXACT([.E8];&quot;ISSUE&quot;);COM.MICROSOFT.CONCAT([.A8];&quot;; &quot;);{})" office:value-type="string" office:string-value="CHECK: Special track sizing?; " calcext:value-type="string">
            <text:p>CHECK: Special track sizing?; </text:p>
          </table:table-cell>
          <table:table-cell table:style-name="ce36" table:number-columns-repeated="2"/>
          <table:table-cell table:number-columns-repeated="60"/>
        </table:table-row>
        <table:table-row table:style-name="ro1">
          <table:table-cell table:style-name="ce102" office:value-type="string" calcext:value-type="string">
            <text:p>CHECK: Footprint size correct?</text:p>
          </table:table-cell>
          <table:table-cell table:style-name="ce108"/>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113" table:formula="of:=IF([.C9];IF([.D9];&quot;OK&quot;;&quot;ISSUE&quot;);&quot;IGNORE&quot;)" office:value-type="string" office:string-value="ISSUE" calcext:value-type="string">
            <text:p>ISSUE</text:p>
          </table:table-cell>
          <table:table-cell table:style-name="ce115" table:formula="of:==IF(EXACT([.E9];&quot;ISSUE&quot;);COM.MICROSOFT.CONCAT([.A9];&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102" office:value-type="string" calcext:value-type="string">
            <text:p>CHECK: Footprint orientation?</text:p>
          </table:table-cell>
          <table:table-cell table:style-name="ce108"/>
          <table:table-cell table:style-name="ce32" table:formula="of:=EXACT(LEFT(TRIM(LOWER([.A10]));5);&quot;check&quot;)" office:value-type="boolean" office:boolean-value="true" calcext:value-type="boolean">
            <text:p>TRUE</text:p>
          </table:table-cell>
          <table:table-cell table:style-name="ce32" table:formula="of:=EXACT(&quot;ok&quot;;LEFT(LOWER(TRIM([.B10]));2))" office:value-type="boolean" office:boolean-value="false" calcext:value-type="boolean">
            <text:p>FALSE</text:p>
          </table:table-cell>
          <table:table-cell table:style-name="ce113" table:formula="of:=IF([.C10];IF([.D10];&quot;OK&quot;;&quot;ISSUE&quot;);&quot;IGNORE&quot;)" office:value-type="string" office:string-value="ISSUE" calcext:value-type="string">
            <text:p>ISSUE</text:p>
          </table:table-cell>
          <table:table-cell table:style-name="ce115" table:formula="of:==IF(EXACT([.E10];&quot;ISSUE&quot;);COM.MICROSOFT.CONCAT([.A10];&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3">
          <table:table-cell table:style-name="ce102" office:value-type="string" calcext:value-type="string">
            <text:p>CHECK: Footprint hole sizing ok?</text:p>
          </table:table-cell>
          <table:table-cell table:style-name="ce108"/>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false" calcext:value-type="boolean">
            <text:p>FALSE</text:p>
          </table:table-cell>
          <table:table-cell table:style-name="ce113" table:formula="of:=IF([.C11];IF([.D11];&quot;OK&quot;;&quot;ISSUE&quot;);&quot;IGNORE&quot;)" office:value-type="string" office:string-value="ISSUE" calcext:value-type="string">
            <text:p>ISSUE</text:p>
          </table:table-cell>
          <table:table-cell table:style-name="ce115" table:formula="of:==IF(EXACT([.E11];&quot;ISSUE&quot;);COM.MICROSOFT.CONCAT([.A11];&quot;; &quot;);{})" office:value-type="string" office:string-value="CHECK: Footprint hole sizing ok?; " calcext:value-type="string">
            <text:p>CHECK: Footprint hole sizing ok?; </text:p>
          </table:table-cell>
          <table:table-cell table:style-name="ce36" table:number-columns-repeated="2"/>
          <table:table-cell table:number-columns-repeated="60"/>
        </table:table-row>
        <table:table-row table:style-name="ro3">
          <table:table-cell table:style-name="ce102"/>
          <table:table-cell table:style-name="ce108"/>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113" table:formula="of:=IF([.C12];IF([.D12];&quot;OK&quot;;&quot;ISSUE&quot;);&quot;IGNORE&quot;)" office:value-type="string" office:string-value="IGNORE" calcext:value-type="string">
            <text:p>IGNORE</text:p>
          </table:table-cell>
          <table:table-cell table:style-name="ce115"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103" office:value-type="string" calcext:value-type="string">
            <text:p>WHAT</text:p>
          </table:table-cell>
          <table:table-cell table:style-name="ce109"/>
          <table:table-cell table:style-name="ce32" table:formula="of:=EXACT(LEFT(TRIM(LOWER([.A13]));5);&quot;check&quot;)" office:value-type="boolean" office:boolean-value="false" calcext:value-type="boolean">
            <text:p>FALSE</text:p>
          </table:table-cell>
          <table:table-cell table:style-name="ce32" table:formula="of:=EXACT(&quot;ok&quot;;LEFT(LOWER(TRIM([.B13]));2))" office:value-type="boolean" office:boolean-value="false" calcext:value-type="boolean">
            <text:p>FALSE</text:p>
          </table:table-cell>
          <table:table-cell table:style-name="ce113" table:formula="of:=IF([.C13];IF([.D13];&quot;OK&quot;;&quot;ISSUE&quot;);&quot;IGNORE&quot;)" office:value-type="string" office:string-value="IGNORE" calcext:value-type="string">
            <text:p>IGNORE</text:p>
          </table:table-cell>
          <table:table-cell table:style-name="ce115" table:formula="of:==IF(EXACT([.E13];&quot;ISSUE&quot;);COM.MICROSOFT.CONCAT([.A13];&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Name</text:p>
          </table:table-cell>
          <table:table-cell table:style-name="ce109"/>
          <table:table-cell table:style-name="ce32" table:formula="of:=EXACT(LEFT(TRIM(LOWER([.A14]));5);&quot;check&quot;)" office:value-type="boolean" office:boolean-value="false" calcext:value-type="boolean">
            <text:p>FALSE</text:p>
          </table:table-cell>
          <table:table-cell table:style-name="ce32" table:formula="of:=EXACT(&quot;ok&quot;;LEFT(LOWER(TRIM([.B14]));2))" office:value-type="boolean" office:boolean-value="false" calcext:value-type="boolean">
            <text:p>FALSE</text:p>
          </table:table-cell>
          <table:table-cell table:style-name="ce113" table:formula="of:=IF([.C14];IF([.D14];&quot;OK&quot;;&quot;ISSUE&quot;);&quot;IGNORE&quot;)" office:value-type="string" office:string-value="IGNORE" calcext:value-type="string">
            <text:p>IGNORE</text:p>
          </table:table-cell>
          <table:table-cell table:style-name="ce115" table:formula="of:==IF(EXACT([.E14];&quot;ISSUE&quot;);COM.MICROSOFT.CONCAT([.A14];&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Part #</text:p>
          </table:table-cell>
          <table:table-cell table:style-name="ce109"/>
          <table:table-cell table:style-name="ce32" table:formula="of:=EXACT(LEFT(TRIM(LOWER([.A15]));5);&quot;check&quot;)" office:value-type="boolean" office:boolean-value="false" calcext:value-type="boolean">
            <text:p>FALSE</text:p>
          </table:table-cell>
          <table:table-cell table:style-name="ce32" table:formula="of:=EXACT(&quot;ok&quot;;LEFT(LOWER(TRIM([.B15]));2))" office:value-type="boolean" office:boolean-value="false" calcext:value-type="boolean">
            <text:p>FALSE</text:p>
          </table:table-cell>
          <table:table-cell table:style-name="ce113" table:formula="of:=IF([.C15];IF([.D15];&quot;OK&quot;;&quot;ISSUE&quot;);&quot;IGNORE&quot;)" office:value-type="string" office:string-value="IGNORE" calcext:value-type="string">
            <text:p>IGNORE</text:p>
          </table:table-cell>
          <table:table-cell table:style-name="ce115" table:formula="of:==IF(EXACT([.E15];&quot;ISSUE&quot;);COM.MICROSOFT.CONCAT([.A15];&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Manufacturer</text:p>
          </table:table-cell>
          <table:table-cell table:style-name="ce109"/>
          <table:table-cell table:style-name="ce32" table:formula="of:=EXACT(LEFT(TRIM(LOWER([.A16]));5);&quot;check&quot;)" office:value-type="boolean" office:boolean-value="false" calcext:value-type="boolean">
            <text:p>FALSE</text:p>
          </table:table-cell>
          <table:table-cell table:style-name="ce32" table:formula="of:=EXACT(&quot;ok&quot;;LEFT(LOWER(TRIM([.B16]));2))" office:value-type="boolean" office:boolean-value="false" calcext:value-type="boolean">
            <text:p>FALSE</text:p>
          </table:table-cell>
          <table:table-cell table:style-name="ce113" table:formula="of:=IF([.C16];IF([.D16];&quot;OK&quot;;&quot;ISSUE&quot;);&quot;IGNORE&quot;)" office:value-type="string" office:string-value="IGNORE" calcext:value-type="string">
            <text:p>IGNORE</text:p>
          </table:table-cell>
          <table:table-cell table:style-name="ce115" table:formula="of:==IF(EXACT([.E16];&quot;ISSUE&quot;);COM.MICROSOFT.CONCAT([.A16];&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Approx Price</text:p>
          </table:table-cell>
          <table:table-cell table:style-name="ce110"/>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113" table:formula="of:=IF([.C17];IF([.D17];&quot;OK&quot;;&quot;ISSUE&quot;);&quot;IGNORE&quot;)" office:value-type="string" office:string-value="IGNORE" calcext:value-type="string">
            <text:p>IGNORE</text:p>
          </table:table-cell>
          <table:table-cell table:style-name="ce115"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Datasheet link</text:p>
          </table:table-cell>
          <table:table-cell table:style-name="ce109"/>
          <table:table-cell table:style-name="ce32" table:formula="of:=EXACT(LEFT(TRIM(LOWER([.A18]));5);&quot;check&quot;)" office:value-type="boolean" office:boolean-value="false" calcext:value-type="boolean">
            <text:p>FALSE</text:p>
          </table:table-cell>
          <table:table-cell table:style-name="ce32" table:formula="of:=EXACT(&quot;ok&quot;;LEFT(LOWER(TRIM([.B18]));2))" office:value-type="boolean" office:boolean-value="false" calcext:value-type="boolean">
            <text:p>FALSE</text:p>
          </table:table-cell>
          <table:table-cell table:style-name="ce113" table:formula="of:=IF([.C18];IF([.D18];&quot;OK&quot;;&quot;ISSUE&quot;);&quot;IGNORE&quot;)" office:value-type="string" office:string-value="IGNORE" calcext:value-type="string">
            <text:p>IGNORE</text:p>
          </table:table-cell>
          <table:table-cell table:style-name="ce115" table:formula="of:==IF(EXACT([.E18];&quot;ISSUE&quot;);COM.MICROSOFT.CONCAT([.A18];&quot;; &quot;);{})" office:value-type="float" office:value="0" calcext:value-type="float">
            <text:p/>
          </table:table-cell>
          <table:table-cell table:style-name="ce36" table:number-columns-repeated="2"/>
          <table:table-cell table:number-columns-repeated="60"/>
        </table:table-row>
        <table:table-row table:style-name="ro1">
          <table:table-cell table:style-name="ce102"/>
          <table:table-cell table:style-name="ce109"/>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113" table:formula="of:=IF([.C19];IF([.D19];&quot;OK&quot;;&quot;ISSUE&quot;);&quot;IGNORE&quot;)" office:value-type="string" office:string-value="IGNORE" calcext:value-type="string">
            <text:p>IGNORE</text:p>
          </table:table-cell>
          <table:table-cell table:style-name="ce115"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1">
          <table:table-cell table:style-name="ce103" office:value-type="string" calcext:value-type="string">
            <text:p>WHY</text:p>
          </table:table-cell>
          <table:table-cell table:style-name="ce109"/>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113" table:formula="of:=IF([.C20];IF([.D20];&quot;OK&quot;;&quot;ISSUE&quot;);&quot;IGNORE&quot;)" office:value-type="string" office:string-value="IGNORE" calcext:value-type="string">
            <text:p>IGNORE</text:p>
          </table:table-cell>
          <table:table-cell table:style-name="ce115"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Purpose</text:p>
          </table:table-cell>
          <table:table-cell table:style-name="ce109"/>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113" table:formula="of:=IF([.C21];IF([.D21];&quot;OK&quot;;&quot;ISSUE&quot;);&quot;IGNORE&quot;)" office:value-type="string" office:string-value="IGNORE" calcext:value-type="string">
            <text:p>IGNORE</text:p>
          </table:table-cell>
          <table:table-cell table:style-name="ce115"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text:span text:style-name="T4">Design justification</text:span><text:span text:style-name="T5">2</text:span></text:p>
          </table:table-cell>
          <table:table-cell table:style-name="ce109"/>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113" table:formula="of:=IF([.C22];IF([.D22];&quot;OK&quot;;&quot;ISSUE&quot;);&quot;IGNORE&quot;)" office:value-type="string" office:string-value="IGNORE" calcext:value-type="string">
            <text:p>IGNORE</text:p>
          </table:table-cell>
          <table:table-cell table:style-name="ce115"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Lifecycle status?<text:span text:style-name="T6">4</text:span></text:p>
          </table:table-cell>
          <table:table-cell table:style-name="ce109"/>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113" table:formula="of:=IF([.C23];IF([.D23];&quot;OK&quot;;&quot;ISSUE&quot;);&quot;IGNORE&quot;)" office:value-type="string" office:string-value="IGNORE" calcext:value-type="string">
            <text:p>IGNORE</text:p>
          </table:table-cell>
          <table:table-cell table:style-name="ce115"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CHECK: ROHS</text:p>
          </table:table-cell>
          <table:table-cell table:style-name="ce111"/>
          <table:table-cell table:style-name="ce32" table:formula="of:=EXACT(LEFT(TRIM(LOWER([.A24]));5);&quot;check&quot;)" office:value-type="boolean" office:boolean-value="true" calcext:value-type="boolean">
            <text:p>TRUE</text:p>
          </table:table-cell>
          <table:table-cell table:style-name="ce32" table:formula="of:=EXACT(&quot;ok&quot;;LEFT(LOWER(TRIM([.B24]));2))" office:value-type="boolean" office:boolean-value="false" calcext:value-type="boolean">
            <text:p>FALSE</text:p>
          </table:table-cell>
          <table:table-cell table:style-name="ce113" table:formula="of:=IF([.C24];IF([.D24];&quot;OK&quot;;&quot;ISSUE&quot;);&quot;IGNORE&quot;)" office:value-type="string" office:string-value="ISSUE" calcext:value-type="string">
            <text:p>ISSUE</text:p>
          </table:table-cell>
          <table:table-cell table:style-name="ce115" table:formula="of:==IF(EXACT([.E24];&quot;ISSUE&quot;);COM.MICROSOFT.CONCAT([.A24];&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102"/>
          <table:table-cell table:style-name="ce109"/>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113" table:formula="of:=IF([.C25];IF([.D25];&quot;OK&quot;;&quot;ISSUE&quot;);&quot;IGNORE&quot;)" office:value-type="string" office:string-value="IGNORE" calcext:value-type="string">
            <text:p>IGNORE</text:p>
          </table:table-cell>
          <table:table-cell table:style-name="ce115"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103" office:value-type="string" calcext:value-type="string">
            <text:p>HOW?</text:p>
          </table:table-cell>
          <table:table-cell table:style-name="ce109"/>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113" table:formula="of:=IF([.C26];IF([.D26];&quot;OK&quot;;&quot;ISSUE&quot;);&quot;IGNORE&quot;)" office:value-type="string" office:string-value="IGNORE" calcext:value-type="string">
            <text:p>IGNORE</text:p>
          </table:table-cell>
          <table:table-cell table:style-name="ce115"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105" office:value-type="string" calcext:value-type="string">
            <text:p><text:span text:style-name="T4">CHECK: Assembly considerations?</text:span><text:span text:style-name="T5">5</text:span> </text:p>
          </table:table-cell>
          <table:table-cell table:style-name="ce104"/>
          <table:table-cell table:style-name="ce32" table:formula="of:=EXACT(LEFT(TRIM(LOWER([.A27]));5);&quot;check&quot;)" office:value-type="boolean" office:boolean-value="true" calcext:value-type="boolean">
            <text:p>TRUE</text:p>
          </table:table-cell>
          <table:table-cell table:style-name="ce32" table:formula="of:=EXACT(&quot;ok&quot;;LEFT(LOWER(TRIM([.B27]));2))" office:value-type="boolean" office:boolean-value="false" calcext:value-type="boolean">
            <text:p>FALSE</text:p>
          </table:table-cell>
          <table:table-cell table:style-name="ce113" table:formula="of:=IF([.C27];IF([.D27];&quot;OK&quot;;&quot;ISSUE&quot;);&quot;IGNORE&quot;)" office:value-type="string" office:string-value="ISSUE" calcext:value-type="string">
            <text:p>ISSUE</text:p>
          </table:table-cell>
          <table:table-cell table:style-name="ce115" table:formula="of:==IF(EXACT([.E27];&quot;ISSUE&quot;);COM.MICROSOFT.CONCAT([.A27];&quot;; &quot;);{})" office:value-type="string" office:string-value="CHECK: Assembly considerations?5 ; " calcext:value-type="string">
            <text:p>CHECK: Assembly considerations?5 ; </text:p>
          </table:table-cell>
          <table:table-cell table:style-name="ce36" table:number-columns-repeated="2"/>
          <table:table-cell table:number-columns-repeated="60"/>
        </table:table-row>
        <table:table-row table:style-name="ro1">
          <table:table-cell table:style-name="ce102" office:value-type="string" calcext:value-type="string">
            <text:p>CHECK: Footprint source?</text:p>
          </table:table-cell>
          <table:table-cell table:style-name="ce109"/>
          <table:table-cell table:style-name="ce32" table:formula="of:=EXACT(LEFT(TRIM(LOWER([.A28]));5);&quot;check&quot;)" office:value-type="boolean" office:boolean-value="true" calcext:value-type="boolean">
            <text:p>TRUE</text:p>
          </table:table-cell>
          <table:table-cell table:style-name="ce32" table:formula="of:=EXACT(&quot;ok&quot;;LEFT(LOWER(TRIM([.B28]));2))" office:value-type="boolean" office:boolean-value="false" calcext:value-type="boolean">
            <text:p>FALSE</text:p>
          </table:table-cell>
          <table:table-cell table:style-name="ce113" table:formula="of:=IF([.C28];IF([.D28];&quot;OK&quot;;&quot;ISSUE&quot;);&quot;IGNORE&quot;)" office:value-type="string" office:string-value="ISSUE" calcext:value-type="string">
            <text:p>ISSUE</text:p>
          </table:table-cell>
          <table:table-cell table:style-name="ce115" table:formula="of:==IF(EXACT([.E28];&quot;ISSUE&quot;);COM.MICROSOFT.CONCAT([.A28];&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102" office:value-type="string" calcext:value-type="string">
            <text:p>CHECK: Footprint license?</text:p>
          </table:table-cell>
          <table:table-cell table:style-name="ce109"/>
          <table:table-cell table:style-name="ce32" table:formula="of:=EXACT(LEFT(TRIM(LOWER([.A29]));5);&quot;check&quot;)" office:value-type="boolean" office:boolean-value="true" calcext:value-type="boolean">
            <text:p>TRUE</text:p>
          </table:table-cell>
          <table:table-cell table:style-name="ce32" table:formula="of:=EXACT(&quot;ok&quot;;LEFT(LOWER(TRIM([.B29]));2))" office:value-type="boolean" office:boolean-value="false" calcext:value-type="boolean">
            <text:p>FALSE</text:p>
          </table:table-cell>
          <table:table-cell table:style-name="ce113" table:formula="of:=IF([.C29];IF([.D29];&quot;OK&quot;;&quot;ISSUE&quot;);&quot;IGNORE&quot;)" office:value-type="string" office:string-value="ISSUE" calcext:value-type="string">
            <text:p>ISSUE</text:p>
          </table:table-cell>
          <table:table-cell table:style-name="ce115" table:formula="of:==IF(EXACT([.E29];&quot;ISSUE&quot;);COM.MICROSOFT.CONCAT([.A29];&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style-name="ce102"/>
          <table:table-cell table:style-name="ce109"/>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113" table:formula="of:=IF([.C30];IF([.D30];&quot;OK&quot;;&quot;ISSUE&quot;);&quot;IGNORE&quot;)" office:value-type="string" office:string-value="IGNORE" calcext:value-type="string">
            <text:p>IGNORE</text:p>
          </table:table-cell>
          <table:table-cell table:style-name="ce115"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103" office:value-type="string" calcext:value-type="string">
            <text:p>WHO?</text:p>
          </table:table-cell>
          <table:table-cell table:style-name="ce109"/>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113" table:formula="of:=IF([.C31];IF([.D31];&quot;OK&quot;;&quot;ISSUE&quot;);&quot;IGNORE&quot;)" office:value-type="string" office:string-value="IGNORE" calcext:value-type="string">
            <text:p>IGNORE</text:p>
          </table:table-cell>
          <table:table-cell table:style-name="ce115"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CHECK: Who will supply?</text:p>
          </table:table-cell>
          <table:table-cell table:style-name="ce109"/>
          <table:table-cell table:style-name="ce32" table:formula="of:=EXACT(LEFT(TRIM(LOWER([.A32]));5);&quot;check&quot;)" office:value-type="boolean" office:boolean-value="true" calcext:value-type="boolean">
            <text:p>TRUE</text:p>
          </table:table-cell>
          <table:table-cell table:style-name="ce32" table:formula="of:=EXACT(&quot;ok&quot;;LEFT(LOWER(TRIM([.B32]));2))" office:value-type="boolean" office:boolean-value="false" calcext:value-type="boolean">
            <text:p>FALSE</text:p>
          </table:table-cell>
          <table:table-cell table:style-name="ce113" table:formula="of:=IF([.C32];IF([.D32];&quot;OK&quot;;&quot;ISSUE&quot;);&quot;IGNORE&quot;)" office:value-type="string" office:string-value="ISSUE" calcext:value-type="string">
            <text:p>ISSUE</text:p>
          </table:table-cell>
          <table:table-cell table:style-name="ce115" table:formula="of:==IF(EXACT([.E32];&quot;ISSUE&quot;);COM.MICROSOFT.CONCAT([.A32];&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106" office:value-type="string" calcext:value-type="string">
            <text:p>Stock level</text:p>
          </table:table-cell>
          <table:table-cell table:style-name="ce109"/>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113" table:formula="of:=IF([.C33];IF([.D33];&quot;OK&quot;;&quot;ISSUE&quot;);&quot;IGNORE&quot;)" office:value-type="string" office:string-value="IGNORE" calcext:value-type="string">
            <text:p>IGNORE</text:p>
          </table:table-cell>
          <table:table-cell table:style-name="ce115"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106" office:value-type="string" calcext:value-type="string">
            <text:p>Price per unit</text:p>
          </table:table-cell>
          <table:table-cell table:style-name="ce109"/>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113" table:formula="of:=IF([.C34];IF([.D34];&quot;OK&quot;;&quot;ISSUE&quot;);&quot;IGNORE&quot;)" office:value-type="string" office:string-value="IGNORE" calcext:value-type="string">
            <text:p>IGNORE</text:p>
          </table:table-cell>
          <table:table-cell table:style-name="ce115"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106" office:value-type="string" calcext:value-type="string">
            <text:p>MoQ</text:p>
          </table:table-cell>
          <table:table-cell table:style-name="ce109"/>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113" table:formula="of:=IF([.C35];IF([.D35];&quot;OK&quot;;&quot;ISSUE&quot;);&quot;IGNORE&quot;)" office:value-type="string" office:string-value="IGNORE" calcext:value-type="string">
            <text:p>IGNORE</text:p>
          </table:table-cell>
          <table:table-cell table:style-name="ce115"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106" office:value-type="string" calcext:value-type="string">
            <text:p>Date last checked?</text:p>
          </table:table-cell>
          <table:table-cell table:style-name="ce109"/>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113" table:formula="of:=IF([.C36];IF([.D36];&quot;OK&quot;;&quot;ISSUE&quot;);&quot;IGNORE&quot;)" office:value-type="string" office:string-value="IGNORE" calcext:value-type="string">
            <text:p>IGNORE</text:p>
          </table:table-cell>
          <table:table-cell table:style-name="ce115"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CHECK: Who will assemble?</text:p>
          </table:table-cell>
          <table:table-cell table:style-name="ce109"/>
          <table:table-cell table:style-name="ce32" table:formula="of:=EXACT(LEFT(TRIM(LOWER([.A37]));5);&quot;check&quot;)" office:value-type="boolean" office:boolean-value="true" calcext:value-type="boolean">
            <text:p>TRUE</text:p>
          </table:table-cell>
          <table:table-cell table:style-name="ce32" table:formula="of:=EXACT(&quot;ok&quot;;LEFT(LOWER(TRIM([.B37]));2))" office:value-type="boolean" office:boolean-value="false" calcext:value-type="boolean">
            <text:p>FALSE</text:p>
          </table:table-cell>
          <table:table-cell table:style-name="ce113" table:formula="of:=IF([.C37];IF([.D37];&quot;OK&quot;;&quot;ISSUE&quot;);&quot;IGNORE&quot;)" office:value-type="string" office:string-value="ISSUE" calcext:value-type="string">
            <text:p>ISSUE</text:p>
          </table:table-cell>
          <table:table-cell table:style-name="ce115" table:formula="of:==IF(EXACT([.E37];&quot;ISSUE&quot;);COM.MICROSOFT.CONCAT([.A37];&quot;; &quot;);{})" office:value-type="string" office:string-value="CHECK: Who will assemble?; " calcext:value-type="string">
            <text:p>CHECK: Who will assemble?; </text:p>
          </table:table-cell>
          <table:table-cell table:style-name="ce36" table:number-columns-repeated="2"/>
          <table:table-cell table:number-columns-repeated="60"/>
        </table:table-row>
        <table:table-row table:style-name="ro1">
          <table:table-cell table:style-name="ce102"/>
          <table:table-cell table:style-name="ce109"/>
          <table:table-cell table:style-name="ce32" table:formula="of:=EXACT(LEFT(TRIM(LOWER([.A38]));5);&quot;check&quot;)" office:value-type="boolean" office:boolean-value="false" calcext:value-type="boolean">
            <text:p>FALSE</text:p>
          </table:table-cell>
          <table:table-cell table:style-name="ce32" table:formula="of:=EXACT(&quot;ok&quot;;LEFT(LOWER(TRIM([.B38]));2))" office:value-type="boolean" office:boolean-value="false" calcext:value-type="boolean">
            <text:p>FALSE</text:p>
          </table:table-cell>
          <table:table-cell table:style-name="ce113" table:formula="of:=IF([.C38];IF([.D38];&quot;OK&quot;;&quot;ISSUE&quot;);&quot;IGNORE&quot;)" office:value-type="string" office:string-value="IGNORE" calcext:value-type="string">
            <text:p>IGNORE</text:p>
          </table:table-cell>
          <table:table-cell table:style-name="ce115" table:formula="of:==IF(EXACT([.E38];&quot;ISSUE&quot;);COM.MICROSOFT.CONCAT([.A38];&quot;; &quot;);{})" office:value-type="float" office:value="0" calcext:value-type="float">
            <text:p/>
          </table:table-cell>
          <table:table-cell table:style-name="ce36" table:number-columns-repeated="2"/>
          <table:table-cell table:number-columns-repeated="60"/>
        </table:table-row>
        <table:table-row table:style-name="ro1">
          <table:table-cell table:style-name="ce103" office:value-type="string" calcext:value-type="string">
            <text:p>OTHER?</text:p>
          </table:table-cell>
          <table:table-cell table:style-name="ce109"/>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113" table:formula="of:=IF([.C39];IF([.D39];&quot;OK&quot;;&quot;ISSUE&quot;);&quot;IGNORE&quot;)" office:value-type="string" office:string-value="IGNORE" calcext:value-type="string">
            <text:p>IGNORE</text:p>
          </table:table-cell>
          <table:table-cell table:style-name="ce115"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102" office:value-type="string" calcext:value-type="string">
            <text:p>Dimensions</text:p>
          </table:table-cell>
          <table:table-cell table:style-name="ce109"/>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113" table:formula="of:=IF([.C40];IF([.D40];&quot;OK&quot;;&quot;ISSUE&quot;);&quot;IGNORE&quot;)" office:value-type="string" office:string-value="IGNORE" calcext:value-type="string">
            <text:p>IGNORE</text:p>
          </table:table-cell>
          <table:table-cell table:style-name="ce115"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102"/>
          <table:table-cell table:style-name="ce109"/>
          <table:table-cell table:number-columns-repeated="2"/>
          <table:table-cell table:style-name="ce114"/>
          <table:table-cell table:style-name="ce115" table:formula="of:==IF(EXACT([.E41];&quot;ISSUE&quot;);COM.MICROSOFT.CONCAT([.A41];&quot;; &quot;);{})" office:value-type="float" office:value="0" calcext:value-type="float">
            <text:p/>
          </table:table-cell>
          <table:table-cell table:number-columns-repeated="62"/>
        </table:table-row>
        <table:table-row table:style-name="ro1">
          <table:table-cell table:style-name="ce102"/>
          <table:table-cell table:style-name="ce109"/>
          <table:table-cell table:number-columns-repeated="2"/>
          <table:table-cell table:style-name="ce114"/>
          <table:table-cell table:style-name="ce115" table:formula="of:==IF(EXACT([.E42];&quot;ISSUE&quot;);COM.MICROSOFT.CONCAT([.A42];&quot;; &quot;);{})" office:value-type="float" office:value="0" calcext:value-type="float">
            <text:p/>
          </table:table-cell>
          <table:table-cell table:number-columns-repeated="62"/>
        </table:table-row>
        <table:table-row table:style-name="ro1">
          <table:table-cell table:style-name="ce102"/>
          <table:table-cell table:style-name="ce109"/>
          <table:table-cell table:number-columns-repeated="2"/>
          <table:table-cell table:style-name="ce114"/>
          <table:table-cell table:style-name="ce115" table:formula="of:==IF(EXACT([.E43];&quot;ISSUE&quot;);COM.MICROSOFT.CONCAT([.A43];&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109"/>
          <table:table-cell table:formula="of:=SUM([.C8:.C43])" office:value-type="float" office:value="10" calcext:value-type="float">
            <text:p>10</text:p>
          </table:table-cell>
          <table:table-cell table:formula="of:=SUM([.D8:.D40])" office:value-type="float" office:value="0" calcext:value-type="float">
            <text:p>0</text:p>
          </table:table-cell>
          <table:table-cell table:formula="of:=IF(NOT([.C44]=[.D44]);&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25">
          <table:table-cell table:number-columns-repeated="68"/>
        </table:table-row>
        <table:table-row table:style-name="ro1">
          <table:table-cell table:number-columns-repeated="68"/>
        </table:table-row>
        <calcext:conditional-formats>
          <calcext:conditional-format calcext:target-range-address="ConnectorTemplate.A8:ConnectorTemplate.A43">
            <calcext:condition calcext:apply-style-name="Note" calcext:value="begins-with(&quot;CHECK:&quot;)" calcext:base-cell-address="ConnectorTemplate.A8"/>
          </calcext:conditional-format>
          <calcext:conditional-format calcext:target-range-address="ConnectorTemplate.F8:ConnectorTemplate.F43">
            <calcext:condition calcext:apply-style-name="Bad" calcext:value="not-contains-text(0)" calcext:base-cell-address="ConnectorTemplate.F8"/>
          </calcext:conditional-format>
          <calcext:conditional-format calcext:target-range-address="ConnectorTemplate.E8:ConnectorTemplate.E43">
            <calcext:condition calcext:apply-style-name="Good" calcext:value="=&quot;OK&quot;" calcext:base-cell-address="ConnectorTemplate.E8"/>
            <calcext:condition calcext:apply-style-name="Bad" calcext:value="=&quot;ISSUE&quot;" calcext:base-cell-address="ConnectorTemplate.E8"/>
            <calcext:condition calcext:apply-style-name="Footnote" calcext:value="=&quot;IGNORE&quot;" calcext:base-cell-address="ConnectorTemplate.E8"/>
          </calcext:conditional-format>
          <calcext:conditional-format calcext:target-range-address="ConnectorTemplate.B25:ConnectorTemplate.B44 ConnectorTemplate.B8:ConnectorTemplate.B23">
            <calcext:condition calcext:apply-style-name="Good" calcext:value="formula-is(#REF!=&quot;OK&quot;)" calcext:base-cell-address="ConnectorTemplate.B8"/>
            <calcext:condition calcext:apply-style-name="Bad" calcext:value="formula-is(#REF!=&quot;ISSUE&quot;)" calcext:base-cell-address="ConnectorTemplate.B8"/>
            <calcext:condition calcext:apply-style-name="Footnote" calcext:value="formula-is(#REF!=&quot;IGNORE&quot;)" calcext:base-cell-address="ConnectorTemplate.B8"/>
          </calcext:conditional-format>
          <calcext:conditional-format calcext:target-range-address="ConnectorTemplate.B2:ConnectorTemplate.B3">
            <calcext:condition calcext:apply-style-name="Bad" calcext:value="formula-is([.$B$2]=&quot;ISSUES&quot;)" calcext:base-cell-address="ConnectorTemplate.B2"/>
            <calcext:condition calcext:apply-style-name="Good" calcext:value="formula-is([.$B$2]=&quot;OK&quot;)" calcext:base-cell-address="ConnectorTemplate.B2"/>
          </calcext:conditional-format>
          <calcext:conditional-format calcext:target-range-address="ConnectorTemplate.B8:ConnectorTemplate.B44">
            <calcext:condition calcext:apply-style-name="Bad" calcext:value="formula-is([.$E8]=&quot;ISSUE&quot;)" calcext:base-cell-address="ConnectorTemplate.B8"/>
            <calcext:condition calcext:apply-style-name="Good" calcext:value="formula-is([.$E8]=&quot;OK&quot;)" calcext:base-cell-address="ConnectorTemplate.B8"/>
            <calcext:condition calcext:apply-style-name="Footnote" calcext:value="formula-is([.$E8]=&quot;IGNORE&quot;)" calcext:base-cell-address="ConnectorTemplate.B8"/>
          </calcext:conditional-format>
        </calcext:conditional-formats>
      </table:table>
      <table:table table:name="ElectronicPartTemplate" table:style-name="ta1">
        <table:table-column table:style-name="co4" table:default-cell-style-name="Default"/>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7"/>
        </table:table-row>
        <table:table-row table:style-name="ro1">
          <table:table-cell table:style-name="ce1" office:value-type="string" calcext:value-type="string">
            <text:p>STATUS</text:p>
          </table:table-cell>
          <table:table-cell table:style-name="ce120" table:formula="of:=[.E62]" office:value-type="string" office:string-value="ISSUES" calcext:value-type="string">
            <text:p>ISSUES</text:p>
          </table:table-cell>
          <table:table-cell table:number-columns-repeated="66"/>
        </table:table-row>
        <table:table-row table:style-name="ro1">
          <table:table-cell table:style-name="ce1" office:value-type="string" calcext:value-type="string">
            <text:p>CHECKS</text:p>
          </table:table-cell>
          <table:table-cell table:style-name="ce120" table:formula="of:=COM.MICROSOFT.CONCAT(TEXT([.D62];&quot;##&quot;);&quot;/&quot;;TEXT([.C62];&quot;##&quot;))" office:value-type="string" office:string-value="/13" calcext:value-type="string">
            <text:p>/13</text:p>
          </table:table-cell>
          <table:table-cell table:number-columns-repeated="66"/>
        </table:table-row>
        <table:table-row table:style-name="ro15">
          <table:table-cell table:style-name="ce1" office:value-type="string" calcext:value-type="string">
            <text:p>ISSUES</text:p>
          </table:table-cell>
          <table:table-cell table:formula="of:=COM.MICROSOFT.CONCAT([.F8:.F61])" office:value-type="string" office:string-value="CHECK: Power supply given; CHECK: Ground given; CHECK: Unused inputs treated ok?; CHECK: Special track sizing?; CHECK: Footprint size correct?; CHECK: Footprint orientation?; CHECK: EMC considerations?; CHECK: ROHS; CHECK: Assembly considerations?5 ; CHECK: Footprint source?; CHECK: Footprint license?; CHECK: Who will supply?; CHECK: Who will assemble?; " calcext:value-type="string">
            <text:p>CHECK: Power supply given; CHECK: Ground given; CHECK: Unused inputs treated ok?; CHECK: Special track sizing?; CHECK: Footprint size correct?; CHECK: Footprint orientation?; CHECK: EMC considerations?; CHECK: ROHS; CHECK: Assembly considerations?5 ; CHECK: Footprint source?; CHECK: Footprint license?; CHECK: Who will supply?; CHECK: Who will assemble?; </text:p>
          </table:table-cell>
          <table:table-cell table:number-columns-repeated="66"/>
        </table:table-row>
        <table:table-row table:style-name="ro1">
          <table:table-cell table:style-name="ce1"/>
          <table:table-cell table:number-columns-repeated="67"/>
        </table:table-row>
        <table:table-row table:style-name="ro1">
          <table:table-cell table:number-columns-repeated="68"/>
        </table:table-row>
        <table:table-row table:style-name="ro2">
          <table:table-cell table:style-name="ce1" office:value-type="string" calcext:value-type="string">
            <text:p>CHECKS</text:p>
          </table:table-cell>
          <table:table-cell/>
          <table:table-cell office:value-type="string" calcext:value-type="string">
            <text:p>Do check?</text:p>
          </table:table-cell>
          <table:table-cell office:value-type="string" calcext:value-type="string">
            <text:p>OK?</text:p>
          </table:table-cell>
          <table:table-cell office:value-type="string" calcext:value-type="string">
            <text:p>Result?</text:p>
          </table:table-cell>
          <table:table-cell office:value-type="string" calcext:value-type="string">
            <text:p>Comment</text:p>
          </table:table-cell>
          <table:table-cell table:number-columns-repeated="62"/>
        </table:table-row>
        <table:table-row table:style-name="ro1">
          <table:table-cell table:style-name="ce116" office:value-type="string" calcext:value-type="string">
            <text:p>Power supply wanted</text:p>
          </table:table-cell>
          <table:table-cell table:style-name="ce121"/>
          <table:table-cell table:style-name="ce32" table:formula="of:=EXACT(LEFT(TRIM(LOWER([.A8]));5);&quot;check&quot;)" office:value-type="boolean" office:boolean-value="false" calcext:value-type="boolean">
            <text:p>FALSE</text:p>
          </table:table-cell>
          <table:table-cell table:style-name="ce32" table:formula="of:=EXACT(&quot;ok&quot;;LEFT(LOWER(TRIM([.B8]));2))" office:value-type="boolean" office:boolean-value="false" calcext:value-type="boolean">
            <text:p>FALSE</text:p>
          </table:table-cell>
          <table:table-cell table:style-name="ce125" table:formula="of:=IF([.C8];IF([.D8];&quot;OK&quot;;&quot;ISSUE&quot;);&quot;IGNORE&quot;)" office:value-type="string" office:string-value="IGNORE" calcext:value-type="string">
            <text:p>IGNORE</text:p>
          </table:table-cell>
          <table:table-cell table:style-name="ce127" table:formula="of:==IF(EXACT([.E8];&quot;ISSUE&quot;);COM.MICROSOFT.CONCAT([.A8];&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Power supply given</text:p>
          </table:table-cell>
          <table:table-cell table:style-name="ce121"/>
          <table:table-cell table:style-name="ce32" table:formula="of:=EXACT(LEFT(TRIM(LOWER([.A9]));5);&quot;check&quot;)" office:value-type="boolean" office:boolean-value="true" calcext:value-type="boolean">
            <text:p>TRUE</text:p>
          </table:table-cell>
          <table:table-cell table:style-name="ce32" table:formula="of:=EXACT(&quot;ok&quot;;LEFT(LOWER(TRIM([.B9]));2))" office:value-type="boolean" office:boolean-value="false" calcext:value-type="boolean">
            <text:p>FALSE</text:p>
          </table:table-cell>
          <table:table-cell table:style-name="ce125" table:formula="of:=IF([.C9];IF([.D9];&quot;OK&quot;;&quot;ISSUE&quot;);&quot;IGNORE&quot;)" office:value-type="string" office:string-value="ISSUE" calcext:value-type="string">
            <text:p>ISSUE</text:p>
          </table:table-cell>
          <table:table-cell table:style-name="ce127" table:formula="of:==IF(EXACT([.E9];&quot;ISSUE&quot;);COM.MICROSOFT.CONCAT([.A9];&quot;; &quot;);{})" office:value-type="string" office:string-value="CHECK: Power supply given; " calcext:value-type="string">
            <text:p>CHECK: Power supply given; </text:p>
          </table:table-cell>
          <table:table-cell table:style-name="ce36" table:number-columns-repeated="2"/>
          <table:table-cell table:style-name="ce36" table:formula="of:=IF(EXACT(&quot;ok&quot;;LEFT(LOWER(TRIM([.B9]));2));{};[.B9])" office:value-type="float" office:value="0" calcext:value-type="float">
            <text:p>0</text:p>
          </table:table-cell>
          <table:table-cell table:number-columns-repeated="59"/>
        </table:table-row>
        <table:table-row table:style-name="ro1">
          <table:table-cell table:style-name="ce116" office:value-type="string" calcext:value-type="string">
            <text:p>Ground wanted</text:p>
          </table:table-cell>
          <table:table-cell table:style-name="ce121"/>
          <table:table-cell table:style-name="ce32" table:formula="of:=EXACT(LEFT(TRIM(LOWER([.A10]));5);&quot;check&quot;)" office:value-type="boolean" office:boolean-value="false" calcext:value-type="boolean">
            <text:p>FALSE</text:p>
          </table:table-cell>
          <table:table-cell table:style-name="ce32" table:formula="of:=EXACT(&quot;ok&quot;;LEFT(LOWER(TRIM([.B10]));2))" office:value-type="boolean" office:boolean-value="false" calcext:value-type="boolean">
            <text:p>FALSE</text:p>
          </table:table-cell>
          <table:table-cell table:style-name="ce125" table:formula="of:=IF([.C10];IF([.D10];&quot;OK&quot;;&quot;ISSUE&quot;);&quot;IGNORE&quot;)" office:value-type="string" office:string-value="IGNORE" calcext:value-type="string">
            <text:p>IGNORE</text:p>
          </table:table-cell>
          <table:table-cell table:style-name="ce127" table:formula="of:==IF(EXACT([.E10];&quot;ISSUE&quot;);COM.MICROSOFT.CONCAT([.A10];&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Ground given</text:p>
          </table:table-cell>
          <table:table-cell table:style-name="ce121"/>
          <table:table-cell table:style-name="ce32" table:formula="of:=EXACT(LEFT(TRIM(LOWER([.A11]));5);&quot;check&quot;)" office:value-type="boolean" office:boolean-value="true" calcext:value-type="boolean">
            <text:p>TRUE</text:p>
          </table:table-cell>
          <table:table-cell table:style-name="ce32" table:formula="of:=EXACT(&quot;ok&quot;;LEFT(LOWER(TRIM([.B11]));2))" office:value-type="boolean" office:boolean-value="false" calcext:value-type="boolean">
            <text:p>FALSE</text:p>
          </table:table-cell>
          <table:table-cell table:style-name="ce125" table:formula="of:=IF([.C11];IF([.D11];&quot;OK&quot;;&quot;ISSUE&quot;);&quot;IGNORE&quot;)" office:value-type="string" office:string-value="ISSUE" calcext:value-type="string">
            <text:p>ISSUE</text:p>
          </table:table-cell>
          <table:table-cell table:style-name="ce127" table:formula="of:==IF(EXACT([.E11];&quot;ISSUE&quot;);COM.MICROSOFT.CONCAT([.A11];&quot;; &quot;);{})" office:value-type="string" office:string-value="CHECK: Ground given; " calcext:value-type="string">
            <text:p>CHECK: Ground given; </text:p>
          </table:table-cell>
          <table:table-cell table:style-name="ce36" table:number-columns-repeated="2"/>
          <table:table-cell table:number-columns-repeated="60"/>
        </table:table-row>
        <table:table-row table:style-name="ro1">
          <table:table-cell table:style-name="ce116" office:value-type="string" calcext:value-type="string">
            <text:p>List unused inputs</text:p>
          </table:table-cell>
          <table:table-cell table:style-name="ce121"/>
          <table:table-cell table:style-name="ce32" table:formula="of:=EXACT(LEFT(TRIM(LOWER([.A12]));5);&quot;check&quot;)" office:value-type="boolean" office:boolean-value="false" calcext:value-type="boolean">
            <text:p>FALSE</text:p>
          </table:table-cell>
          <table:table-cell table:style-name="ce32" table:formula="of:=EXACT(&quot;ok&quot;;LEFT(LOWER(TRIM([.B12]));2))" office:value-type="boolean" office:boolean-value="false" calcext:value-type="boolean">
            <text:p>FALSE</text:p>
          </table:table-cell>
          <table:table-cell table:style-name="ce125" table:formula="of:=IF([.C12];IF([.D12];&quot;OK&quot;;&quot;ISSUE&quot;);&quot;IGNORE&quot;)" office:value-type="string" office:string-value="IGNORE" calcext:value-type="string">
            <text:p>IGNORE</text:p>
          </table:table-cell>
          <table:table-cell table:style-name="ce127" table:formula="of:==IF(EXACT([.E12];&quot;ISSUE&quot;);COM.MICROSOFT.CONCAT([.A12];&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Unused inputs treated ok?</text:p>
          </table:table-cell>
          <table:table-cell table:style-name="ce121"/>
          <table:table-cell table:style-name="ce32" table:formula="of:=EXACT(LEFT(TRIM(LOWER([.A13]));5);&quot;check&quot;)" office:value-type="boolean" office:boolean-value="true" calcext:value-type="boolean">
            <text:p>TRUE</text:p>
          </table:table-cell>
          <table:table-cell table:style-name="ce32" table:formula="of:=EXACT(&quot;ok&quot;;LEFT(LOWER(TRIM([.B13]));2))" office:value-type="boolean" office:boolean-value="false" calcext:value-type="boolean">
            <text:p>FALSE</text:p>
          </table:table-cell>
          <table:table-cell table:style-name="ce125" table:formula="of:=IF([.C13];IF([.D13];&quot;OK&quot;;&quot;ISSUE&quot;);&quot;IGNORE&quot;)" office:value-type="string" office:string-value="ISSUE" calcext:value-type="string">
            <text:p>ISSUE</text:p>
          </table:table-cell>
          <table:table-cell table:style-name="ce127" table:formula="of:==IF(EXACT([.E13];&quot;ISSUE&quot;);COM.MICROSOFT.CONCAT([.A13];&quot;; &quot;);{})" office:value-type="string" office:string-value="CHECK: Unused inputs treated ok?; " calcext:value-type="string">
            <text:p>CHECK: Unused inputs treated ok?; </text:p>
          </table:table-cell>
          <table:table-cell table:style-name="ce36" table:number-columns-repeated="2"/>
          <table:table-cell table:number-columns-repeated="60"/>
        </table:table-row>
        <table:table-row table:style-name="ro1">
          <table:table-cell table:style-name="ce116" office:value-type="string" calcext:value-type="string">
            <text:p>CHECK: Special track sizing?</text:p>
          </table:table-cell>
          <table:table-cell table:style-name="ce122"/>
          <table:table-cell table:style-name="ce32" table:formula="of:=EXACT(LEFT(TRIM(LOWER([.A14]));5);&quot;check&quot;)" office:value-type="boolean" office:boolean-value="true" calcext:value-type="boolean">
            <text:p>TRUE</text:p>
          </table:table-cell>
          <table:table-cell table:style-name="ce32" table:formula="of:=EXACT(&quot;ok&quot;;LEFT(LOWER(TRIM([.B14]));2))" office:value-type="boolean" office:boolean-value="false" calcext:value-type="boolean">
            <text:p>FALSE</text:p>
          </table:table-cell>
          <table:table-cell table:style-name="ce125" table:formula="of:=IF([.C14];IF([.D14];&quot;OK&quot;;&quot;ISSUE&quot;);&quot;IGNORE&quot;)" office:value-type="string" office:string-value="ISSUE" calcext:value-type="string">
            <text:p>ISSUE</text:p>
          </table:table-cell>
          <table:table-cell table:style-name="ce127" table:formula="of:==IF(EXACT([.E14];&quot;ISSUE&quot;);COM.MICROSOFT.CONCAT([.A14];&quot;; &quot;);{})" office:value-type="string" office:string-value="CHECK: Special track sizing?; " calcext:value-type="string">
            <text:p>CHECK: Special track sizing?; </text:p>
          </table:table-cell>
          <table:table-cell table:style-name="ce36" table:number-columns-repeated="2"/>
          <table:table-cell table:number-columns-repeated="60"/>
        </table:table-row>
        <table:table-row table:style-name="ro1">
          <table:table-cell table:style-name="ce116" office:value-type="string" calcext:value-type="string">
            <text:p>CHECK: Footprint size correct?</text:p>
          </table:table-cell>
          <table:table-cell table:style-name="ce122"/>
          <table:table-cell table:style-name="ce32" table:formula="of:=EXACT(LEFT(TRIM(LOWER([.A15]));5);&quot;check&quot;)" office:value-type="boolean" office:boolean-value="true" calcext:value-type="boolean">
            <text:p>TRUE</text:p>
          </table:table-cell>
          <table:table-cell table:style-name="ce32" table:formula="of:=EXACT(&quot;ok&quot;;LEFT(LOWER(TRIM([.B15]));2))" office:value-type="boolean" office:boolean-value="false" calcext:value-type="boolean">
            <text:p>FALSE</text:p>
          </table:table-cell>
          <table:table-cell table:style-name="ce125" table:formula="of:=IF([.C15];IF([.D15];&quot;OK&quot;;&quot;ISSUE&quot;);&quot;IGNORE&quot;)" office:value-type="string" office:string-value="ISSUE" calcext:value-type="string">
            <text:p>ISSUE</text:p>
          </table:table-cell>
          <table:table-cell table:style-name="ce127" table:formula="of:==IF(EXACT([.E15];&quot;ISSUE&quot;);COM.MICROSOFT.CONCAT([.A15];&quot;; &quot;);{})" office:value-type="string" office:string-value="CHECK: Footprint size correct?; " calcext:value-type="string">
            <text:p>CHECK: Footprint size correct?; </text:p>
          </table:table-cell>
          <table:table-cell table:style-name="ce36" table:number-columns-repeated="2"/>
          <table:table-cell table:number-columns-repeated="60"/>
        </table:table-row>
        <table:table-row table:style-name="ro1">
          <table:table-cell table:style-name="ce116" office:value-type="string" calcext:value-type="string">
            <text:p>CHECK: Footprint orientation?</text:p>
          </table:table-cell>
          <table:table-cell table:style-name="ce122"/>
          <table:table-cell table:style-name="ce32" table:formula="of:=EXACT(LEFT(TRIM(LOWER([.A16]));5);&quot;check&quot;)" office:value-type="boolean" office:boolean-value="true" calcext:value-type="boolean">
            <text:p>TRUE</text:p>
          </table:table-cell>
          <table:table-cell table:style-name="ce32" table:formula="of:=EXACT(&quot;ok&quot;;LEFT(LOWER(TRIM([.B16]));2))" office:value-type="boolean" office:boolean-value="false" calcext:value-type="boolean">
            <text:p>FALSE</text:p>
          </table:table-cell>
          <table:table-cell table:style-name="ce125" table:formula="of:=IF([.C16];IF([.D16];&quot;OK&quot;;&quot;ISSUE&quot;);&quot;IGNORE&quot;)" office:value-type="string" office:string-value="ISSUE" calcext:value-type="string">
            <text:p>ISSUE</text:p>
          </table:table-cell>
          <table:table-cell table:style-name="ce127" table:formula="of:==IF(EXACT([.E16];&quot;ISSUE&quot;);COM.MICROSOFT.CONCAT([.A16];&quot;; &quot;);{})" office:value-type="string" office:string-value="CHECK: Footprint orientation?; " calcext:value-type="string">
            <text:p>CHECK: Footprint orientation?; </text:p>
          </table:table-cell>
          <table:table-cell table:style-name="ce36" table:number-columns-repeated="2"/>
          <table:table-cell table:number-columns-repeated="60"/>
        </table:table-row>
        <table:table-row table:style-name="ro1">
          <table:table-cell table:style-name="ce116" office:value-type="string" calcext:value-type="string">
            <text:p>Nearest component?</text:p>
          </table:table-cell>
          <table:table-cell table:style-name="ce122"/>
          <table:table-cell table:style-name="ce32" table:formula="of:=EXACT(LEFT(TRIM(LOWER([.A17]));5);&quot;check&quot;)" office:value-type="boolean" office:boolean-value="false" calcext:value-type="boolean">
            <text:p>FALSE</text:p>
          </table:table-cell>
          <table:table-cell table:style-name="ce32" table:formula="of:=EXACT(&quot;ok&quot;;LEFT(LOWER(TRIM([.B17]));2))" office:value-type="boolean" office:boolean-value="false" calcext:value-type="boolean">
            <text:p>FALSE</text:p>
          </table:table-cell>
          <table:table-cell table:style-name="ce125" table:formula="of:=IF([.C17];IF([.D17];&quot;OK&quot;;&quot;ISSUE&quot;);&quot;IGNORE&quot;)" office:value-type="string" office:string-value="IGNORE" calcext:value-type="string">
            <text:p>IGNORE</text:p>
          </table:table-cell>
          <table:table-cell table:style-name="ce127" table:formula="of:==IF(EXACT([.E17];&quot;ISSUE&quot;);COM.MICROSOFT.CONCAT([.A17];&quot;; &quot;);{})" office:value-type="float" office:value="0" calcext:value-type="float">
            <text:p/>
          </table:table-cell>
          <table:table-cell table:style-name="ce36" table:number-columns-repeated="2"/>
          <table:table-cell table:number-columns-repeated="60"/>
        </table:table-row>
        <table:table-row table:style-name="ro10">
          <table:table-cell table:style-name="ce116" office:value-type="string" calcext:value-type="string">
            <text:p>CHECK: EMC considerations?</text:p>
          </table:table-cell>
          <table:table-cell table:style-name="ce122"/>
          <table:table-cell table:style-name="ce32" table:formula="of:=EXACT(LEFT(TRIM(LOWER([.A18]));5);&quot;check&quot;)" office:value-type="boolean" office:boolean-value="true" calcext:value-type="boolean">
            <text:p>TRUE</text:p>
          </table:table-cell>
          <table:table-cell table:style-name="ce32" table:formula="of:=EXACT(&quot;ok&quot;;LEFT(LOWER(TRIM([.B18]));2))" office:value-type="boolean" office:boolean-value="false" calcext:value-type="boolean">
            <text:p>FALSE</text:p>
          </table:table-cell>
          <table:table-cell table:style-name="ce125" table:formula="of:=IF([.C18];IF([.D18];&quot;OK&quot;;&quot;ISSUE&quot;);&quot;IGNORE&quot;)" office:value-type="string" office:string-value="ISSUE" calcext:value-type="string">
            <text:p>ISSUE</text:p>
          </table:table-cell>
          <table:table-cell table:style-name="ce127" table:formula="of:==IF(EXACT([.E18];&quot;ISSUE&quot;);COM.MICROSOFT.CONCAT([.A18];&quot;; &quot;);{})" office:value-type="string" office:string-value="CHECK: EMC considerations?; " calcext:value-type="string">
            <text:p>CHECK: EMC considerations?;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19]));5);&quot;check&quot;)" office:value-type="boolean" office:boolean-value="false" calcext:value-type="boolean">
            <text:p>FALSE</text:p>
          </table:table-cell>
          <table:table-cell table:style-name="ce32" table:formula="of:=EXACT(&quot;ok&quot;;LEFT(LOWER(TRIM([.B19]));2))" office:value-type="boolean" office:boolean-value="false" calcext:value-type="boolean">
            <text:p>FALSE</text:p>
          </table:table-cell>
          <table:table-cell table:style-name="ce125" table:formula="of:=IF([.C19];IF([.D19];&quot;OK&quot;;&quot;ISSUE&quot;);&quot;IGNORE&quot;)" office:value-type="string" office:string-value="IGNORE" calcext:value-type="string">
            <text:p>IGNORE</text:p>
          </table:table-cell>
          <table:table-cell table:style-name="ce127" table:formula="of:==IF(EXACT([.E19];&quot;ISSUE&quot;);COM.MICROSOFT.CONCAT([.A19];&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0]));5);&quot;check&quot;)" office:value-type="boolean" office:boolean-value="false" calcext:value-type="boolean">
            <text:p>FALSE</text:p>
          </table:table-cell>
          <table:table-cell table:style-name="ce32" table:formula="of:=EXACT(&quot;ok&quot;;LEFT(LOWER(TRIM([.B20]));2))" office:value-type="boolean" office:boolean-value="false" calcext:value-type="boolean">
            <text:p>FALSE</text:p>
          </table:table-cell>
          <table:table-cell table:style-name="ce125" table:formula="of:=IF([.C20];IF([.D20];&quot;OK&quot;;&quot;ISSUE&quot;);&quot;IGNORE&quot;)" office:value-type="string" office:string-value="IGNORE" calcext:value-type="string">
            <text:p>IGNORE</text:p>
          </table:table-cell>
          <table:table-cell table:style-name="ce127" table:formula="of:==IF(EXACT([.E20];&quot;ISSUE&quot;);COM.MICROSOFT.CONCAT([.A20];&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1]));5);&quot;check&quot;)" office:value-type="boolean" office:boolean-value="false" calcext:value-type="boolean">
            <text:p>FALSE</text:p>
          </table:table-cell>
          <table:table-cell table:style-name="ce32" table:formula="of:=EXACT(&quot;ok&quot;;LEFT(LOWER(TRIM([.B21]));2))" office:value-type="boolean" office:boolean-value="false" calcext:value-type="boolean">
            <text:p>FALSE</text:p>
          </table:table-cell>
          <table:table-cell table:style-name="ce125" table:formula="of:=IF([.C21];IF([.D21];&quot;OK&quot;;&quot;ISSUE&quot;);&quot;IGNORE&quot;)" office:value-type="string" office:string-value="IGNORE" calcext:value-type="string">
            <text:p>IGNORE</text:p>
          </table:table-cell>
          <table:table-cell table:style-name="ce127" table:formula="of:==IF(EXACT([.E21];&quot;ISSUE&quot;);COM.MICROSOFT.CONCAT([.A21];&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2]));5);&quot;check&quot;)" office:value-type="boolean" office:boolean-value="false" calcext:value-type="boolean">
            <text:p>FALSE</text:p>
          </table:table-cell>
          <table:table-cell table:style-name="ce32" table:formula="of:=EXACT(&quot;ok&quot;;LEFT(LOWER(TRIM([.B22]));2))" office:value-type="boolean" office:boolean-value="false" calcext:value-type="boolean">
            <text:p>FALSE</text:p>
          </table:table-cell>
          <table:table-cell table:style-name="ce125" table:formula="of:=IF([.C22];IF([.D22];&quot;OK&quot;;&quot;ISSUE&quot;);&quot;IGNORE&quot;)" office:value-type="string" office:string-value="IGNORE" calcext:value-type="string">
            <text:p>IGNORE</text:p>
          </table:table-cell>
          <table:table-cell table:style-name="ce127" table:formula="of:==IF(EXACT([.E22];&quot;ISSUE&quot;);COM.MICROSOFT.CONCAT([.A22];&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3]));5);&quot;check&quot;)" office:value-type="boolean" office:boolean-value="false" calcext:value-type="boolean">
            <text:p>FALSE</text:p>
          </table:table-cell>
          <table:table-cell table:style-name="ce32" table:formula="of:=EXACT(&quot;ok&quot;;LEFT(LOWER(TRIM([.B23]));2))" office:value-type="boolean" office:boolean-value="false" calcext:value-type="boolean">
            <text:p>FALSE</text:p>
          </table:table-cell>
          <table:table-cell table:style-name="ce125" table:formula="of:=IF([.C23];IF([.D23];&quot;OK&quot;;&quot;ISSUE&quot;);&quot;IGNORE&quot;)" office:value-type="string" office:string-value="IGNORE" calcext:value-type="string">
            <text:p>IGNORE</text:p>
          </table:table-cell>
          <table:table-cell table:style-name="ce127" table:formula="of:==IF(EXACT([.E23];&quot;ISSUE&quot;);COM.MICROSOFT.CONCAT([.A23];&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4]));5);&quot;check&quot;)" office:value-type="boolean" office:boolean-value="false" calcext:value-type="boolean">
            <text:p>FALSE</text:p>
          </table:table-cell>
          <table:table-cell table:style-name="ce32" table:formula="of:=EXACT(&quot;ok&quot;;LEFT(LOWER(TRIM([.B24]));2))" office:value-type="boolean" office:boolean-value="false" calcext:value-type="boolean">
            <text:p>FALSE</text:p>
          </table:table-cell>
          <table:table-cell table:style-name="ce125" table:formula="of:=IF([.C24];IF([.D24];&quot;OK&quot;;&quot;ISSUE&quot;);&quot;IGNORE&quot;)" office:value-type="string" office:string-value="IGNORE" calcext:value-type="string">
            <text:p>IGNORE</text:p>
          </table:table-cell>
          <table:table-cell table:style-name="ce127" table:formula="of:==IF(EXACT([.E24];&quot;ISSUE&quot;);COM.MICROSOFT.CONCAT([.A24];&quot;; &quot;);{})" office:value-type="float" office:value="0" calcext:value-type="float">
            <text:p/>
          </table:table-cell>
          <table:table-cell table:style-name="ce36" table:number-columns-repeated="2"/>
          <table:table-cell table:number-columns-repeated="60"/>
        </table:table-row>
        <table:table-row table:style-name="ro3">
          <table:table-cell table:style-name="ce116"/>
          <table:table-cell table:style-name="ce122"/>
          <table:table-cell table:style-name="ce32" table:formula="of:=EXACT(LEFT(TRIM(LOWER([.A25]));5);&quot;check&quot;)" office:value-type="boolean" office:boolean-value="false" calcext:value-type="boolean">
            <text:p>FALSE</text:p>
          </table:table-cell>
          <table:table-cell table:style-name="ce32" table:formula="of:=EXACT(&quot;ok&quot;;LEFT(LOWER(TRIM([.B25]));2))" office:value-type="boolean" office:boolean-value="false" calcext:value-type="boolean">
            <text:p>FALSE</text:p>
          </table:table-cell>
          <table:table-cell table:style-name="ce125" table:formula="of:=IF([.C25];IF([.D25];&quot;OK&quot;;&quot;ISSUE&quot;);&quot;IGNORE&quot;)" office:value-type="string" office:string-value="IGNORE" calcext:value-type="string">
            <text:p>IGNORE</text:p>
          </table:table-cell>
          <table:table-cell table:style-name="ce127" table:formula="of:==IF(EXACT([.E25];&quot;ISSUE&quot;);COM.MICROSOFT.CONCAT([.A25];&quot;; &quot;);{})" office:value-type="float" office:value="0" calcext:value-type="float">
            <text:p/>
          </table:table-cell>
          <table:table-cell table:style-name="ce36" table:number-columns-repeated="2"/>
          <table:table-cell table:number-columns-repeated="60"/>
        </table:table-row>
        <table:table-row table:style-name="ro1">
          <table:table-cell table:style-name="ce117" office:value-type="string" calcext:value-type="string">
            <text:p>WHAT</text:p>
          </table:table-cell>
          <table:table-cell table:style-name="ce121"/>
          <table:table-cell table:style-name="ce32" table:formula="of:=EXACT(LEFT(TRIM(LOWER([.A26]));5);&quot;check&quot;)" office:value-type="boolean" office:boolean-value="false" calcext:value-type="boolean">
            <text:p>FALSE</text:p>
          </table:table-cell>
          <table:table-cell table:style-name="ce32" table:formula="of:=EXACT(&quot;ok&quot;;LEFT(LOWER(TRIM([.B26]));2))" office:value-type="boolean" office:boolean-value="false" calcext:value-type="boolean">
            <text:p>FALSE</text:p>
          </table:table-cell>
          <table:table-cell table:style-name="ce125" table:formula="of:=IF([.C26];IF([.D26];&quot;OK&quot;;&quot;ISSUE&quot;);&quot;IGNORE&quot;)" office:value-type="string" office:string-value="IGNORE" calcext:value-type="string">
            <text:p>IGNORE</text:p>
          </table:table-cell>
          <table:table-cell table:style-name="ce127" table:formula="of:==IF(EXACT([.E26];&quot;ISSUE&quot;);COM.MICROSOFT.CONCAT([.A26];&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Name</text:p>
          </table:table-cell>
          <table:table-cell table:style-name="ce121"/>
          <table:table-cell table:style-name="ce32" table:formula="of:=EXACT(LEFT(TRIM(LOWER([.A27]));5);&quot;check&quot;)" office:value-type="boolean" office:boolean-value="false" calcext:value-type="boolean">
            <text:p>FALSE</text:p>
          </table:table-cell>
          <table:table-cell table:style-name="ce32" table:formula="of:=EXACT(&quot;ok&quot;;LEFT(LOWER(TRIM([.B27]));2))" office:value-type="boolean" office:boolean-value="false" calcext:value-type="boolean">
            <text:p>FALSE</text:p>
          </table:table-cell>
          <table:table-cell table:style-name="ce125" table:formula="of:=IF([.C27];IF([.D27];&quot;OK&quot;;&quot;ISSUE&quot;);&quot;IGNORE&quot;)" office:value-type="string" office:string-value="IGNORE" calcext:value-type="string">
            <text:p>IGNORE</text:p>
          </table:table-cell>
          <table:table-cell table:style-name="ce127" table:formula="of:==IF(EXACT([.E27];&quot;ISSUE&quot;);COM.MICROSOFT.CONCAT([.A27];&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Part #</text:p>
          </table:table-cell>
          <table:table-cell table:style-name="ce121"/>
          <table:table-cell table:style-name="ce32" table:formula="of:=EXACT(LEFT(TRIM(LOWER([.A28]));5);&quot;check&quot;)" office:value-type="boolean" office:boolean-value="false" calcext:value-type="boolean">
            <text:p>FALSE</text:p>
          </table:table-cell>
          <table:table-cell table:style-name="ce32" table:formula="of:=EXACT(&quot;ok&quot;;LEFT(LOWER(TRIM([.B28]));2))" office:value-type="boolean" office:boolean-value="false" calcext:value-type="boolean">
            <text:p>FALSE</text:p>
          </table:table-cell>
          <table:table-cell table:style-name="ce125" table:formula="of:=IF([.C28];IF([.D28];&quot;OK&quot;;&quot;ISSUE&quot;);&quot;IGNORE&quot;)" office:value-type="string" office:string-value="IGNORE" calcext:value-type="string">
            <text:p>IGNORE</text:p>
          </table:table-cell>
          <table:table-cell table:style-name="ce127" table:formula="of:==IF(EXACT([.E28];&quot;ISSUE&quot;);COM.MICROSOFT.CONCAT([.A28];&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Manufacturer</text:p>
          </table:table-cell>
          <table:table-cell table:style-name="ce121"/>
          <table:table-cell table:style-name="ce32" table:formula="of:=EXACT(LEFT(TRIM(LOWER([.A29]));5);&quot;check&quot;)" office:value-type="boolean" office:boolean-value="false" calcext:value-type="boolean">
            <text:p>FALSE</text:p>
          </table:table-cell>
          <table:table-cell table:style-name="ce32" table:formula="of:=EXACT(&quot;ok&quot;;LEFT(LOWER(TRIM([.B29]));2))" office:value-type="boolean" office:boolean-value="false" calcext:value-type="boolean">
            <text:p>FALSE</text:p>
          </table:table-cell>
          <table:table-cell table:style-name="ce125" table:formula="of:=IF([.C29];IF([.D29];&quot;OK&quot;;&quot;ISSUE&quot;);&quot;IGNORE&quot;)" office:value-type="string" office:string-value="IGNORE" calcext:value-type="string">
            <text:p>IGNORE</text:p>
          </table:table-cell>
          <table:table-cell table:style-name="ce127" table:formula="of:==IF(EXACT([.E29];&quot;ISSUE&quot;);COM.MICROSOFT.CONCAT([.A29];&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Approx Price</text:p>
          </table:table-cell>
          <table:table-cell table:style-name="ce123"/>
          <table:table-cell table:style-name="ce32" table:formula="of:=EXACT(LEFT(TRIM(LOWER([.A30]));5);&quot;check&quot;)" office:value-type="boolean" office:boolean-value="false" calcext:value-type="boolean">
            <text:p>FALSE</text:p>
          </table:table-cell>
          <table:table-cell table:style-name="ce32" table:formula="of:=EXACT(&quot;ok&quot;;LEFT(LOWER(TRIM([.B30]));2))" office:value-type="boolean" office:boolean-value="false" calcext:value-type="boolean">
            <text:p>FALSE</text:p>
          </table:table-cell>
          <table:table-cell table:style-name="ce125" table:formula="of:=IF([.C30];IF([.D30];&quot;OK&quot;;&quot;ISSUE&quot;);&quot;IGNORE&quot;)" office:value-type="string" office:string-value="IGNORE" calcext:value-type="string">
            <text:p>IGNORE</text:p>
          </table:table-cell>
          <table:table-cell table:style-name="ce127" table:formula="of:==IF(EXACT([.E30];&quot;ISSUE&quot;);COM.MICROSOFT.CONCAT([.A30];&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text:span text:style-name="T4">Package type?</text:span><text:span text:style-name="T5">3</text:span></text:p>
          </table:table-cell>
          <table:table-cell table:style-name="ce121"/>
          <table:table-cell table:style-name="ce32" table:formula="of:=EXACT(LEFT(TRIM(LOWER([.A31]));5);&quot;check&quot;)" office:value-type="boolean" office:boolean-value="false" calcext:value-type="boolean">
            <text:p>FALSE</text:p>
          </table:table-cell>
          <table:table-cell table:style-name="ce32" table:formula="of:=EXACT(&quot;ok&quot;;LEFT(LOWER(TRIM([.B31]));2))" office:value-type="boolean" office:boolean-value="false" calcext:value-type="boolean">
            <text:p>FALSE</text:p>
          </table:table-cell>
          <table:table-cell table:style-name="ce125" table:formula="of:=IF([.C31];IF([.D31];&quot;OK&quot;;&quot;ISSUE&quot;);&quot;IGNORE&quot;)" office:value-type="string" office:string-value="IGNORE" calcext:value-type="string">
            <text:p>IGNORE</text:p>
          </table:table-cell>
          <table:table-cell table:style-name="ce127" table:formula="of:==IF(EXACT([.E31];&quot;ISSUE&quot;);COM.MICROSOFT.CONCAT([.A31];&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Datasheet link</text:p>
          </table:table-cell>
          <table:table-cell table:style-name="ce121"/>
          <table:table-cell table:style-name="ce32" table:formula="of:=EXACT(LEFT(TRIM(LOWER([.A32]));5);&quot;check&quot;)" office:value-type="boolean" office:boolean-value="false" calcext:value-type="boolean">
            <text:p>FALSE</text:p>
          </table:table-cell>
          <table:table-cell table:style-name="ce32" table:formula="of:=EXACT(&quot;ok&quot;;LEFT(LOWER(TRIM([.B32]));2))" office:value-type="boolean" office:boolean-value="false" calcext:value-type="boolean">
            <text:p>FALSE</text:p>
          </table:table-cell>
          <table:table-cell table:style-name="ce125" table:formula="of:=IF([.C32];IF([.D32];&quot;OK&quot;;&quot;ISSUE&quot;);&quot;IGNORE&quot;)" office:value-type="string" office:string-value="IGNORE" calcext:value-type="string">
            <text:p>IGNORE</text:p>
          </table:table-cell>
          <table:table-cell table:style-name="ce127" table:formula="of:==IF(EXACT([.E32];&quot;ISSUE&quot;);COM.MICROSOFT.CONCAT([.A32];&quot;; &quot;);{})" office:value-type="float" office:value="0" calcext:value-type="float">
            <text:p/>
          </table:table-cell>
          <table:table-cell table:style-name="ce36" table:number-columns-repeated="2"/>
          <table:table-cell table:number-columns-repeated="60"/>
        </table:table-row>
        <table:table-row table:style-name="ro1">
          <table:table-cell table:style-name="ce116"/>
          <table:table-cell table:style-name="ce121"/>
          <table:table-cell table:style-name="ce32" table:formula="of:=EXACT(LEFT(TRIM(LOWER([.A33]));5);&quot;check&quot;)" office:value-type="boolean" office:boolean-value="false" calcext:value-type="boolean">
            <text:p>FALSE</text:p>
          </table:table-cell>
          <table:table-cell table:style-name="ce32" table:formula="of:=EXACT(&quot;ok&quot;;LEFT(LOWER(TRIM([.B33]));2))" office:value-type="boolean" office:boolean-value="false" calcext:value-type="boolean">
            <text:p>FALSE</text:p>
          </table:table-cell>
          <table:table-cell table:style-name="ce125" table:formula="of:=IF([.C33];IF([.D33];&quot;OK&quot;;&quot;ISSUE&quot;);&quot;IGNORE&quot;)" office:value-type="string" office:string-value="IGNORE" calcext:value-type="string">
            <text:p>IGNORE</text:p>
          </table:table-cell>
          <table:table-cell table:style-name="ce127" table:formula="of:==IF(EXACT([.E33];&quot;ISSUE&quot;);COM.MICROSOFT.CONCAT([.A33];&quot;; &quot;);{})" office:value-type="float" office:value="0" calcext:value-type="float">
            <text:p/>
          </table:table-cell>
          <table:table-cell table:style-name="ce36" table:number-columns-repeated="2"/>
          <table:table-cell table:number-columns-repeated="60"/>
        </table:table-row>
        <table:table-row table:style-name="ro1">
          <table:table-cell table:style-name="ce117" office:value-type="string" calcext:value-type="string">
            <text:p>WHY</text:p>
          </table:table-cell>
          <table:table-cell table:style-name="ce121"/>
          <table:table-cell table:style-name="ce32" table:formula="of:=EXACT(LEFT(TRIM(LOWER([.A34]));5);&quot;check&quot;)" office:value-type="boolean" office:boolean-value="false" calcext:value-type="boolean">
            <text:p>FALSE</text:p>
          </table:table-cell>
          <table:table-cell table:style-name="ce32" table:formula="of:=EXACT(&quot;ok&quot;;LEFT(LOWER(TRIM([.B34]));2))" office:value-type="boolean" office:boolean-value="false" calcext:value-type="boolean">
            <text:p>FALSE</text:p>
          </table:table-cell>
          <table:table-cell table:style-name="ce125" table:formula="of:=IF([.C34];IF([.D34];&quot;OK&quot;;&quot;ISSUE&quot;);&quot;IGNORE&quot;)" office:value-type="string" office:string-value="IGNORE" calcext:value-type="string">
            <text:p>IGNORE</text:p>
          </table:table-cell>
          <table:table-cell table:style-name="ce127" table:formula="of:==IF(EXACT([.E34];&quot;ISSUE&quot;);COM.MICROSOFT.CONCAT([.A34];&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Purpose</text:p>
          </table:table-cell>
          <table:table-cell table:style-name="ce121"/>
          <table:table-cell table:style-name="ce32" table:formula="of:=EXACT(LEFT(TRIM(LOWER([.A35]));5);&quot;check&quot;)" office:value-type="boolean" office:boolean-value="false" calcext:value-type="boolean">
            <text:p>FALSE</text:p>
          </table:table-cell>
          <table:table-cell table:style-name="ce32" table:formula="of:=EXACT(&quot;ok&quot;;LEFT(LOWER(TRIM([.B35]));2))" office:value-type="boolean" office:boolean-value="false" calcext:value-type="boolean">
            <text:p>FALSE</text:p>
          </table:table-cell>
          <table:table-cell table:style-name="ce125" table:formula="of:=IF([.C35];IF([.D35];&quot;OK&quot;;&quot;ISSUE&quot;);&quot;IGNORE&quot;)" office:value-type="string" office:string-value="IGNORE" calcext:value-type="string">
            <text:p>IGNORE</text:p>
          </table:table-cell>
          <table:table-cell table:style-name="ce127" table:formula="of:==IF(EXACT([.E35];&quot;ISSUE&quot;);COM.MICROSOFT.CONCAT([.A35];&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text:span text:style-name="T4">Design justification</text:span><text:span text:style-name="T5">2</text:span></text:p>
          </table:table-cell>
          <table:table-cell table:style-name="ce121"/>
          <table:table-cell table:style-name="ce32" table:formula="of:=EXACT(LEFT(TRIM(LOWER([.A36]));5);&quot;check&quot;)" office:value-type="boolean" office:boolean-value="false" calcext:value-type="boolean">
            <text:p>FALSE</text:p>
          </table:table-cell>
          <table:table-cell table:style-name="ce32" table:formula="of:=EXACT(&quot;ok&quot;;LEFT(LOWER(TRIM([.B36]));2))" office:value-type="boolean" office:boolean-value="false" calcext:value-type="boolean">
            <text:p>FALSE</text:p>
          </table:table-cell>
          <table:table-cell table:style-name="ce125" table:formula="of:=IF([.C36];IF([.D36];&quot;OK&quot;;&quot;ISSUE&quot;);&quot;IGNORE&quot;)" office:value-type="string" office:string-value="IGNORE" calcext:value-type="string">
            <text:p>IGNORE</text:p>
          </table:table-cell>
          <table:table-cell table:style-name="ce127" table:formula="of:==IF(EXACT([.E36];&quot;ISSUE&quot;);COM.MICROSOFT.CONCAT([.A36];&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Lifecycle status?<text:span text:style-name="T6">4</text:span></text:p>
          </table:table-cell>
          <table:table-cell table:style-name="ce121"/>
          <table:table-cell table:style-name="ce32" table:formula="of:=EXACT(LEFT(TRIM(LOWER([.A37]));5);&quot;check&quot;)" office:value-type="boolean" office:boolean-value="false" calcext:value-type="boolean">
            <text:p>FALSE</text:p>
          </table:table-cell>
          <table:table-cell table:style-name="ce32" table:formula="of:=EXACT(&quot;ok&quot;;LEFT(LOWER(TRIM([.B37]));2))" office:value-type="boolean" office:boolean-value="false" calcext:value-type="boolean">
            <text:p>FALSE</text:p>
          </table:table-cell>
          <table:table-cell table:style-name="ce125" table:formula="of:=IF([.C37];IF([.D37];&quot;OK&quot;;&quot;ISSUE&quot;);&quot;IGNORE&quot;)" office:value-type="string" office:string-value="IGNORE" calcext:value-type="string">
            <text:p>IGNORE</text:p>
          </table:table-cell>
          <table:table-cell table:style-name="ce127" table:formula="of:==IF(EXACT([.E37];&quot;ISSUE&quot;);COM.MICROSOFT.CONCAT([.A37];&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ROHS</text:p>
          </table:table-cell>
          <table:table-cell table:style-name="Default"/>
          <table:table-cell table:style-name="ce32" table:formula="of:=EXACT(LEFT(TRIM(LOWER([.A38]));5);&quot;check&quot;)" office:value-type="boolean" office:boolean-value="true" calcext:value-type="boolean">
            <text:p>TRUE</text:p>
          </table:table-cell>
          <table:table-cell table:style-name="ce32" table:formula="of:=EXACT(&quot;ok&quot;;LEFT(LOWER(TRIM([.B38]));2))" office:value-type="boolean" office:boolean-value="false" calcext:value-type="boolean">
            <text:p>FALSE</text:p>
          </table:table-cell>
          <table:table-cell table:style-name="ce125" table:formula="of:=IF([.C38];IF([.D38];&quot;OK&quot;;&quot;ISSUE&quot;);&quot;IGNORE&quot;)" office:value-type="string" office:string-value="ISSUE" calcext:value-type="string">
            <text:p>ISSUE</text:p>
          </table:table-cell>
          <table:table-cell table:style-name="ce127" table:formula="of:==IF(EXACT([.E38];&quot;ISSUE&quot;);COM.MICROSOFT.CONCAT([.A38];&quot;; &quot;);{})" office:value-type="string" office:string-value="CHECK: ROHS; " calcext:value-type="string">
            <text:p>CHECK: ROHS; </text:p>
          </table:table-cell>
          <table:table-cell table:style-name="ce36" table:number-columns-repeated="2"/>
          <table:table-cell table:number-columns-repeated="60"/>
        </table:table-row>
        <table:table-row table:style-name="ro1">
          <table:table-cell table:style-name="ce116"/>
          <table:table-cell table:style-name="ce121"/>
          <table:table-cell table:style-name="ce32" table:formula="of:=EXACT(LEFT(TRIM(LOWER([.A39]));5);&quot;check&quot;)" office:value-type="boolean" office:boolean-value="false" calcext:value-type="boolean">
            <text:p>FALSE</text:p>
          </table:table-cell>
          <table:table-cell table:style-name="ce32" table:formula="of:=EXACT(&quot;ok&quot;;LEFT(LOWER(TRIM([.B39]));2))" office:value-type="boolean" office:boolean-value="false" calcext:value-type="boolean">
            <text:p>FALSE</text:p>
          </table:table-cell>
          <table:table-cell table:style-name="ce125" table:formula="of:=IF([.C39];IF([.D39];&quot;OK&quot;;&quot;ISSUE&quot;);&quot;IGNORE&quot;)" office:value-type="string" office:string-value="IGNORE" calcext:value-type="string">
            <text:p>IGNORE</text:p>
          </table:table-cell>
          <table:table-cell table:style-name="ce127" table:formula="of:==IF(EXACT([.E39];&quot;ISSUE&quot;);COM.MICROSOFT.CONCAT([.A39];&quot;; &quot;);{})" office:value-type="float" office:value="0" calcext:value-type="float">
            <text:p/>
          </table:table-cell>
          <table:table-cell table:style-name="ce36" table:number-columns-repeated="2"/>
          <table:table-cell table:number-columns-repeated="60"/>
        </table:table-row>
        <table:table-row table:style-name="ro1">
          <table:table-cell table:style-name="ce117" office:value-type="string" calcext:value-type="string">
            <text:p>HOW?</text:p>
          </table:table-cell>
          <table:table-cell table:style-name="ce121"/>
          <table:table-cell table:style-name="ce32" table:formula="of:=EXACT(LEFT(TRIM(LOWER([.A40]));5);&quot;check&quot;)" office:value-type="boolean" office:boolean-value="false" calcext:value-type="boolean">
            <text:p>FALSE</text:p>
          </table:table-cell>
          <table:table-cell table:style-name="ce32" table:formula="of:=EXACT(&quot;ok&quot;;LEFT(LOWER(TRIM([.B40]));2))" office:value-type="boolean" office:boolean-value="false" calcext:value-type="boolean">
            <text:p>FALSE</text:p>
          </table:table-cell>
          <table:table-cell table:style-name="ce125" table:formula="of:=IF([.C40];IF([.D40];&quot;OK&quot;;&quot;ISSUE&quot;);&quot;IGNORE&quot;)" office:value-type="string" office:string-value="IGNORE" calcext:value-type="string">
            <text:p>IGNORE</text:p>
          </table:table-cell>
          <table:table-cell table:style-name="ce127" table:formula="of:==IF(EXACT([.E40];&quot;ISSUE&quot;);COM.MICROSOFT.CONCAT([.A40];&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Supply Typical range</text:p>
          </table:table-cell>
          <table:table-cell table:style-name="ce121"/>
          <table:table-cell table:style-name="ce32" table:formula="of:=EXACT(LEFT(TRIM(LOWER([.A41]));5);&quot;check&quot;)" office:value-type="boolean" office:boolean-value="false" calcext:value-type="boolean">
            <text:p>FALSE</text:p>
          </table:table-cell>
          <table:table-cell table:style-name="ce32" table:formula="of:=EXACT(&quot;ok&quot;;LEFT(LOWER(TRIM([.B41]));2))" office:value-type="boolean" office:boolean-value="false" calcext:value-type="boolean">
            <text:p>FALSE</text:p>
          </table:table-cell>
          <table:table-cell table:style-name="ce125" table:formula="of:=IF([.C41];IF([.D41];&quot;OK&quot;;&quot;ISSUE&quot;);&quot;IGNORE&quot;)" office:value-type="string" office:string-value="IGNORE" calcext:value-type="string">
            <text:p>IGNORE</text:p>
          </table:table-cell>
          <table:table-cell table:style-name="ce127" table:formula="of:==IF(EXACT([.E41];&quot;ISSUE&quot;);COM.MICROSOFT.CONCAT([.A41];&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Supply Abs max</text:p>
          </table:table-cell>
          <table:table-cell table:style-name="ce121"/>
          <table:table-cell table:style-name="ce32" table:formula="of:=EXACT(LEFT(TRIM(LOWER([.A42]));5);&quot;check&quot;)" office:value-type="boolean" office:boolean-value="false" calcext:value-type="boolean">
            <text:p>FALSE</text:p>
          </table:table-cell>
          <table:table-cell table:style-name="ce32" table:formula="of:=EXACT(&quot;ok&quot;;LEFT(LOWER(TRIM([.B42]));2))" office:value-type="boolean" office:boolean-value="false" calcext:value-type="boolean">
            <text:p>FALSE</text:p>
          </table:table-cell>
          <table:table-cell table:style-name="ce125" table:formula="of:=IF([.C42];IF([.D42];&quot;OK&quot;;&quot;ISSUE&quot;);&quot;IGNORE&quot;)" office:value-type="string" office:string-value="IGNORE" calcext:value-type="string">
            <text:p>IGNORE</text:p>
          </table:table-cell>
          <table:table-cell table:style-name="ce127" table:formula="of:==IF(EXACT([.E42];&quot;ISSUE&quot;);COM.MICROSOFT.CONCAT([.A42];&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Supply Abs Min</text:p>
          </table:table-cell>
          <table:table-cell table:style-name="ce121"/>
          <table:table-cell table:style-name="ce32" table:formula="of:=EXACT(LEFT(TRIM(LOWER([.A43]));5);&quot;check&quot;)" office:value-type="boolean" office:boolean-value="false" calcext:value-type="boolean">
            <text:p>FALSE</text:p>
          </table:table-cell>
          <table:table-cell table:style-name="ce32" table:formula="of:=EXACT(&quot;ok&quot;;LEFT(LOWER(TRIM([.B43]));2))" office:value-type="boolean" office:boolean-value="false" calcext:value-type="boolean">
            <text:p>FALSE</text:p>
          </table:table-cell>
          <table:table-cell table:style-name="ce125" table:formula="of:=IF([.C43];IF([.D43];&quot;OK&quot;;&quot;ISSUE&quot;);&quot;IGNORE&quot;)" office:value-type="string" office:string-value="IGNORE" calcext:value-type="string">
            <text:p>IGNORE</text:p>
          </table:table-cell>
          <table:table-cell table:style-name="ce127" table:formula="of:==IF(EXACT([.E43];&quot;ISSUE&quot;);COM.MICROSOFT.CONCAT([.A43];&quot;; &quot;);{})" office:value-type="float" office:value="0" calcext:value-type="float">
            <text:p/>
          </table:table-cell>
          <table:table-cell table:style-name="ce36" table:number-columns-repeated="2"/>
          <table:table-cell table:number-columns-repeated="60"/>
        </table:table-row>
        <table:table-row table:style-name="ro1">
          <table:table-cell table:style-name="ce118" office:value-type="string" calcext:value-type="string">
            <text:p>What to do with unused inputs?</text:p>
          </table:table-cell>
          <table:table-cell table:style-name="ce121"/>
          <table:table-cell table:style-name="ce32" table:formula="of:=EXACT(LEFT(TRIM(LOWER([.A44]));5);&quot;check&quot;)" office:value-type="boolean" office:boolean-value="false" calcext:value-type="boolean">
            <text:p>FALSE</text:p>
          </table:table-cell>
          <table:table-cell table:style-name="ce32" table:formula="of:=EXACT(&quot;ok&quot;;LEFT(LOWER(TRIM([.B44]));2))" office:value-type="boolean" office:boolean-value="false" calcext:value-type="boolean">
            <text:p>FALSE</text:p>
          </table:table-cell>
          <table:table-cell table:style-name="ce125" table:formula="of:=IF([.C44];IF([.D44];&quot;OK&quot;;&quot;ISSUE&quot;);&quot;IGNORE&quot;)" office:value-type="string" office:string-value="IGNORE" calcext:value-type="string">
            <text:p>IGNORE</text:p>
          </table:table-cell>
          <table:table-cell table:style-name="ce127" table:formula="of:==IF(EXACT([.E44];&quot;ISSUE&quot;);COM.MICROSOFT.CONCAT([.A44];&quot;; &quot;);{})" office:value-type="float" office:value="0" calcext:value-type="float">
            <text:p/>
          </table:table-cell>
          <table:table-cell table:style-name="ce36" table:number-columns-repeated="2"/>
          <table:table-cell table:number-columns-repeated="60"/>
        </table:table-row>
        <table:table-row table:style-name="ro1">
          <table:table-cell table:style-name="ce118" office:value-type="string" calcext:value-type="string">
            <text:p><text:span text:style-name="T4">CHECK: Assembly considerations?</text:span><text:span text:style-name="T5">5</text:span> </text:p>
          </table:table-cell>
          <table:table-cell table:style-name="ce124"/>
          <table:table-cell table:style-name="ce32" table:formula="of:=EXACT(LEFT(TRIM(LOWER([.A45]));5);&quot;check&quot;)" office:value-type="boolean" office:boolean-value="true" calcext:value-type="boolean">
            <text:p>TRUE</text:p>
          </table:table-cell>
          <table:table-cell table:style-name="ce32" table:formula="of:=EXACT(&quot;ok&quot;;LEFT(LOWER(TRIM([.B45]));2))" office:value-type="boolean" office:boolean-value="false" calcext:value-type="boolean">
            <text:p>FALSE</text:p>
          </table:table-cell>
          <table:table-cell table:style-name="ce125" table:formula="of:=IF([.C45];IF([.D45];&quot;OK&quot;;&quot;ISSUE&quot;);&quot;IGNORE&quot;)" office:value-type="string" office:string-value="ISSUE" calcext:value-type="string">
            <text:p>ISSUE</text:p>
          </table:table-cell>
          <table:table-cell table:style-name="ce127" table:formula="of:==IF(EXACT([.E45];&quot;ISSUE&quot;);COM.MICROSOFT.CONCAT([.A45];&quot;; &quot;);{})" office:value-type="string" office:string-value="CHECK: Assembly considerations?5 ; " calcext:value-type="string">
            <text:p>CHECK: Assembly considerations?5 ; </text:p>
          </table:table-cell>
          <table:table-cell table:style-name="ce36" table:number-columns-repeated="2"/>
          <table:table-cell table:number-columns-repeated="60"/>
        </table:table-row>
        <table:table-row table:style-name="ro1">
          <table:table-cell table:style-name="ce116" office:value-type="string" calcext:value-type="string">
            <text:p>CHECK: Footprint source?</text:p>
          </table:table-cell>
          <table:table-cell table:style-name="ce121"/>
          <table:table-cell table:style-name="ce32" table:formula="of:=EXACT(LEFT(TRIM(LOWER([.A46]));5);&quot;check&quot;)" office:value-type="boolean" office:boolean-value="true" calcext:value-type="boolean">
            <text:p>TRUE</text:p>
          </table:table-cell>
          <table:table-cell table:style-name="ce32" table:formula="of:=EXACT(&quot;ok&quot;;LEFT(LOWER(TRIM([.B46]));2))" office:value-type="boolean" office:boolean-value="false" calcext:value-type="boolean">
            <text:p>FALSE</text:p>
          </table:table-cell>
          <table:table-cell table:style-name="ce125" table:formula="of:=IF([.C46];IF([.D46];&quot;OK&quot;;&quot;ISSUE&quot;);&quot;IGNORE&quot;)" office:value-type="string" office:string-value="ISSUE" calcext:value-type="string">
            <text:p>ISSUE</text:p>
          </table:table-cell>
          <table:table-cell table:style-name="ce127" table:formula="of:==IF(EXACT([.E46];&quot;ISSUE&quot;);COM.MICROSOFT.CONCAT([.A46];&quot;; &quot;);{})" office:value-type="string" office:string-value="CHECK: Footprint source?; " calcext:value-type="string">
            <text:p>CHECK: Footprint source?; </text:p>
          </table:table-cell>
          <table:table-cell table:style-name="ce36" table:number-columns-repeated="2"/>
          <table:table-cell table:number-columns-repeated="60"/>
        </table:table-row>
        <table:table-row table:style-name="ro1">
          <table:table-cell table:style-name="ce116" office:value-type="string" calcext:value-type="string">
            <text:p>CHECK: Footprint license?</text:p>
          </table:table-cell>
          <table:table-cell table:style-name="ce121"/>
          <table:table-cell table:style-name="ce32" table:formula="of:=EXACT(LEFT(TRIM(LOWER([.A47]));5);&quot;check&quot;)" office:value-type="boolean" office:boolean-value="true" calcext:value-type="boolean">
            <text:p>TRUE</text:p>
          </table:table-cell>
          <table:table-cell table:style-name="ce32" table:formula="of:=EXACT(&quot;ok&quot;;LEFT(LOWER(TRIM([.B47]));2))" office:value-type="boolean" office:boolean-value="false" calcext:value-type="boolean">
            <text:p>FALSE</text:p>
          </table:table-cell>
          <table:table-cell table:style-name="ce125" table:formula="of:=IF([.C47];IF([.D47];&quot;OK&quot;;&quot;ISSUE&quot;);&quot;IGNORE&quot;)" office:value-type="string" office:string-value="ISSUE" calcext:value-type="string">
            <text:p>ISSUE</text:p>
          </table:table-cell>
          <table:table-cell table:style-name="ce127" table:formula="of:==IF(EXACT([.E47];&quot;ISSUE&quot;);COM.MICROSOFT.CONCAT([.A47];&quot;; &quot;);{})" office:value-type="string" office:string-value="CHECK: Footprint license?; " calcext:value-type="string">
            <text:p>CHECK: Footprint license?; </text:p>
          </table:table-cell>
          <table:table-cell table:style-name="ce36" table:number-columns-repeated="2"/>
          <table:table-cell table:number-columns-repeated="60"/>
        </table:table-row>
        <table:table-row table:style-name="ro1">
          <table:table-cell/>
          <table:table-cell table:style-name="ce121"/>
          <table:table-cell table:style-name="ce32" table:formula="of:=EXACT(LEFT(TRIM(LOWER([.A48]));5);&quot;check&quot;)" office:value-type="boolean" office:boolean-value="false" calcext:value-type="boolean">
            <text:p>FALSE</text:p>
          </table:table-cell>
          <table:table-cell table:style-name="ce32" table:formula="of:=EXACT(&quot;ok&quot;;LEFT(LOWER(TRIM([.B48]));2))" office:value-type="boolean" office:boolean-value="false" calcext:value-type="boolean">
            <text:p>FALSE</text:p>
          </table:table-cell>
          <table:table-cell table:style-name="ce125" table:formula="of:=IF([.C48];IF([.D48];&quot;OK&quot;;&quot;ISSUE&quot;);&quot;IGNORE&quot;)" office:value-type="string" office:string-value="IGNORE" calcext:value-type="string">
            <text:p>IGNORE</text:p>
          </table:table-cell>
          <table:table-cell table:style-name="ce127" table:formula="of:==IF(EXACT([.E48];&quot;ISSUE&quot;);COM.MICROSOFT.CONCAT([.A48];&quot;; &quot;);{})" office:value-type="float" office:value="0" calcext:value-type="float">
            <text:p/>
          </table:table-cell>
          <table:table-cell table:style-name="ce36" table:number-columns-repeated="2"/>
          <table:table-cell table:number-columns-repeated="60"/>
        </table:table-row>
        <table:table-row table:style-name="ro1">
          <table:table-cell table:style-name="ce117" office:value-type="string" calcext:value-type="string">
            <text:p>WHO?</text:p>
          </table:table-cell>
          <table:table-cell table:style-name="ce121"/>
          <table:table-cell table:style-name="ce32" table:formula="of:=EXACT(LEFT(TRIM(LOWER([.A49]));5);&quot;check&quot;)" office:value-type="boolean" office:boolean-value="false" calcext:value-type="boolean">
            <text:p>FALSE</text:p>
          </table:table-cell>
          <table:table-cell table:style-name="ce32" table:formula="of:=EXACT(&quot;ok&quot;;LEFT(LOWER(TRIM([.B49]));2))" office:value-type="boolean" office:boolean-value="false" calcext:value-type="boolean">
            <text:p>FALSE</text:p>
          </table:table-cell>
          <table:table-cell table:style-name="ce125" table:formula="of:=IF([.C49];IF([.D49];&quot;OK&quot;;&quot;ISSUE&quot;);&quot;IGNORE&quot;)" office:value-type="string" office:string-value="IGNORE" calcext:value-type="string">
            <text:p>IGNORE</text:p>
          </table:table-cell>
          <table:table-cell table:style-name="ce127" table:formula="of:==IF(EXACT([.E49];&quot;ISSUE&quot;);COM.MICROSOFT.CONCAT([.A49];&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Who will supply?</text:p>
          </table:table-cell>
          <table:table-cell table:style-name="ce121"/>
          <table:table-cell table:style-name="ce32" table:formula="of:=EXACT(LEFT(TRIM(LOWER([.A50]));5);&quot;check&quot;)" office:value-type="boolean" office:boolean-value="true" calcext:value-type="boolean">
            <text:p>TRUE</text:p>
          </table:table-cell>
          <table:table-cell table:style-name="ce32" table:formula="of:=EXACT(&quot;ok&quot;;LEFT(LOWER(TRIM([.B50]));2))" office:value-type="boolean" office:boolean-value="false" calcext:value-type="boolean">
            <text:p>FALSE</text:p>
          </table:table-cell>
          <table:table-cell table:style-name="ce125" table:formula="of:=IF([.C50];IF([.D50];&quot;OK&quot;;&quot;ISSUE&quot;);&quot;IGNORE&quot;)" office:value-type="string" office:string-value="ISSUE" calcext:value-type="string">
            <text:p>ISSUE</text:p>
          </table:table-cell>
          <table:table-cell table:style-name="ce127" table:formula="of:==IF(EXACT([.E50];&quot;ISSUE&quot;);COM.MICROSOFT.CONCAT([.A50];&quot;; &quot;);{})" office:value-type="string" office:string-value="CHECK: Who will supply?; " calcext:value-type="string">
            <text:p>CHECK: Who will supply?; </text:p>
          </table:table-cell>
          <table:table-cell table:style-name="ce36" table:number-columns-repeated="2"/>
          <table:table-cell table:number-columns-repeated="60"/>
        </table:table-row>
        <table:table-row table:style-name="ro1">
          <table:table-cell table:style-name="ce119" office:value-type="string" calcext:value-type="string">
            <text:p>Stock level</text:p>
          </table:table-cell>
          <table:table-cell table:style-name="ce121"/>
          <table:table-cell table:style-name="ce32" table:formula="of:=EXACT(LEFT(TRIM(LOWER([.A51]));5);&quot;check&quot;)" office:value-type="boolean" office:boolean-value="false" calcext:value-type="boolean">
            <text:p>FALSE</text:p>
          </table:table-cell>
          <table:table-cell table:style-name="ce32" table:formula="of:=EXACT(&quot;ok&quot;;LEFT(LOWER(TRIM([.B51]));2))" office:value-type="boolean" office:boolean-value="false" calcext:value-type="boolean">
            <text:p>FALSE</text:p>
          </table:table-cell>
          <table:table-cell table:style-name="ce125" table:formula="of:=IF([.C51];IF([.D51];&quot;OK&quot;;&quot;ISSUE&quot;);&quot;IGNORE&quot;)" office:value-type="string" office:string-value="IGNORE" calcext:value-type="string">
            <text:p>IGNORE</text:p>
          </table:table-cell>
          <table:table-cell table:style-name="ce127" table:formula="of:==IF(EXACT([.E51];&quot;ISSUE&quot;);COM.MICROSOFT.CONCAT([.A51];&quot;; &quot;);{})" office:value-type="float" office:value="0" calcext:value-type="float">
            <text:p/>
          </table:table-cell>
          <table:table-cell table:style-name="ce36" table:number-columns-repeated="2"/>
          <table:table-cell table:number-columns-repeated="60"/>
        </table:table-row>
        <table:table-row table:style-name="ro1">
          <table:table-cell table:style-name="ce119" office:value-type="string" calcext:value-type="string">
            <text:p>Price per unit</text:p>
          </table:table-cell>
          <table:table-cell table:style-name="ce121"/>
          <table:table-cell table:style-name="ce32" table:formula="of:=EXACT(LEFT(TRIM(LOWER([.A52]));5);&quot;check&quot;)" office:value-type="boolean" office:boolean-value="false" calcext:value-type="boolean">
            <text:p>FALSE</text:p>
          </table:table-cell>
          <table:table-cell table:style-name="ce32" table:formula="of:=EXACT(&quot;ok&quot;;LEFT(LOWER(TRIM([.B52]));2))" office:value-type="boolean" office:boolean-value="false" calcext:value-type="boolean">
            <text:p>FALSE</text:p>
          </table:table-cell>
          <table:table-cell table:style-name="ce125" table:formula="of:=IF([.C52];IF([.D52];&quot;OK&quot;;&quot;ISSUE&quot;);&quot;IGNORE&quot;)" office:value-type="string" office:string-value="IGNORE" calcext:value-type="string">
            <text:p>IGNORE</text:p>
          </table:table-cell>
          <table:table-cell table:style-name="ce127" table:formula="of:==IF(EXACT([.E52];&quot;ISSUE&quot;);COM.MICROSOFT.CONCAT([.A52];&quot;; &quot;);{})" office:value-type="float" office:value="0" calcext:value-type="float">
            <text:p/>
          </table:table-cell>
          <table:table-cell table:style-name="ce36" table:number-columns-repeated="2"/>
          <table:table-cell table:number-columns-repeated="60"/>
        </table:table-row>
        <table:table-row table:style-name="ro1">
          <table:table-cell table:style-name="ce119" office:value-type="string" calcext:value-type="string">
            <text:p>MoQ</text:p>
          </table:table-cell>
          <table:table-cell table:style-name="ce121"/>
          <table:table-cell table:style-name="ce32" table:formula="of:=EXACT(LEFT(TRIM(LOWER([.A53]));5);&quot;check&quot;)" office:value-type="boolean" office:boolean-value="false" calcext:value-type="boolean">
            <text:p>FALSE</text:p>
          </table:table-cell>
          <table:table-cell table:style-name="ce32" table:formula="of:=EXACT(&quot;ok&quot;;LEFT(LOWER(TRIM([.B53]));2))" office:value-type="boolean" office:boolean-value="false" calcext:value-type="boolean">
            <text:p>FALSE</text:p>
          </table:table-cell>
          <table:table-cell table:style-name="ce125" table:formula="of:=IF([.C53];IF([.D53];&quot;OK&quot;;&quot;ISSUE&quot;);&quot;IGNORE&quot;)" office:value-type="string" office:string-value="IGNORE" calcext:value-type="string">
            <text:p>IGNORE</text:p>
          </table:table-cell>
          <table:table-cell table:style-name="ce127" table:formula="of:==IF(EXACT([.E53];&quot;ISSUE&quot;);COM.MICROSOFT.CONCAT([.A53];&quot;; &quot;);{})" office:value-type="float" office:value="0" calcext:value-type="float">
            <text:p/>
          </table:table-cell>
          <table:table-cell table:style-name="ce36" table:number-columns-repeated="2"/>
          <table:table-cell table:number-columns-repeated="60"/>
        </table:table-row>
        <table:table-row table:style-name="ro1">
          <table:table-cell table:style-name="ce119" office:value-type="string" calcext:value-type="string">
            <text:p>Date last checked?</text:p>
          </table:table-cell>
          <table:table-cell table:style-name="ce121"/>
          <table:table-cell table:style-name="ce32" table:formula="of:=EXACT(LEFT(TRIM(LOWER([.A54]));5);&quot;check&quot;)" office:value-type="boolean" office:boolean-value="false" calcext:value-type="boolean">
            <text:p>FALSE</text:p>
          </table:table-cell>
          <table:table-cell table:style-name="ce32" table:formula="of:=EXACT(&quot;ok&quot;;LEFT(LOWER(TRIM([.B54]));2))" office:value-type="boolean" office:boolean-value="false" calcext:value-type="boolean">
            <text:p>FALSE</text:p>
          </table:table-cell>
          <table:table-cell table:style-name="ce125" table:formula="of:=IF([.C54];IF([.D54];&quot;OK&quot;;&quot;ISSUE&quot;);&quot;IGNORE&quot;)" office:value-type="string" office:string-value="IGNORE" calcext:value-type="string">
            <text:p>IGNORE</text:p>
          </table:table-cell>
          <table:table-cell table:style-name="ce127" table:formula="of:==IF(EXACT([.E54];&quot;ISSUE&quot;);COM.MICROSOFT.CONCAT([.A54];&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CHECK: Who will assemble?</text:p>
          </table:table-cell>
          <table:table-cell table:style-name="ce121"/>
          <table:table-cell table:style-name="ce32" table:formula="of:=EXACT(LEFT(TRIM(LOWER([.A55]));5);&quot;check&quot;)" office:value-type="boolean" office:boolean-value="true" calcext:value-type="boolean">
            <text:p>TRUE</text:p>
          </table:table-cell>
          <table:table-cell table:style-name="ce32" table:formula="of:=EXACT(&quot;ok&quot;;LEFT(LOWER(TRIM([.B55]));2))" office:value-type="boolean" office:boolean-value="false" calcext:value-type="boolean">
            <text:p>FALSE</text:p>
          </table:table-cell>
          <table:table-cell table:style-name="ce125" table:formula="of:=IF([.C55];IF([.D55];&quot;OK&quot;;&quot;ISSUE&quot;);&quot;IGNORE&quot;)" office:value-type="string" office:string-value="ISSUE" calcext:value-type="string">
            <text:p>ISSUE</text:p>
          </table:table-cell>
          <table:table-cell table:style-name="ce127" table:formula="of:==IF(EXACT([.E55];&quot;ISSUE&quot;);COM.MICROSOFT.CONCAT([.A55];&quot;; &quot;);{})" office:value-type="string" office:string-value="CHECK: Who will assemble?; " calcext:value-type="string">
            <text:p>CHECK: Who will assemble?; </text:p>
          </table:table-cell>
          <table:table-cell table:style-name="ce36" table:number-columns-repeated="2"/>
          <table:table-cell table:number-columns-repeated="60"/>
        </table:table-row>
        <table:table-row table:style-name="ro1">
          <table:table-cell table:style-name="ce116"/>
          <table:table-cell table:style-name="ce121"/>
          <table:table-cell table:style-name="ce32" table:formula="of:=EXACT(LEFT(TRIM(LOWER([.A56]));5);&quot;check&quot;)" office:value-type="boolean" office:boolean-value="false" calcext:value-type="boolean">
            <text:p>FALSE</text:p>
          </table:table-cell>
          <table:table-cell table:style-name="ce32" table:formula="of:=EXACT(&quot;ok&quot;;LEFT(LOWER(TRIM([.B56]));2))" office:value-type="boolean" office:boolean-value="false" calcext:value-type="boolean">
            <text:p>FALSE</text:p>
          </table:table-cell>
          <table:table-cell table:style-name="ce125" table:formula="of:=IF([.C56];IF([.D56];&quot;OK&quot;;&quot;ISSUE&quot;);&quot;IGNORE&quot;)" office:value-type="string" office:string-value="IGNORE" calcext:value-type="string">
            <text:p>IGNORE</text:p>
          </table:table-cell>
          <table:table-cell table:style-name="ce127" table:formula="of:==IF(EXACT([.E56];&quot;ISSUE&quot;);COM.MICROSOFT.CONCAT([.A56];&quot;; &quot;);{})" office:value-type="float" office:value="0" calcext:value-type="float">
            <text:p/>
          </table:table-cell>
          <table:table-cell table:style-name="ce36" table:number-columns-repeated="2"/>
          <table:table-cell table:number-columns-repeated="60"/>
        </table:table-row>
        <table:table-row table:style-name="ro1">
          <table:table-cell table:style-name="ce117" office:value-type="string" calcext:value-type="string">
            <text:p>OTHER?</text:p>
          </table:table-cell>
          <table:table-cell table:style-name="ce121"/>
          <table:table-cell table:style-name="ce32" table:formula="of:=EXACT(LEFT(TRIM(LOWER([.A57]));5);&quot;check&quot;)" office:value-type="boolean" office:boolean-value="false" calcext:value-type="boolean">
            <text:p>FALSE</text:p>
          </table:table-cell>
          <table:table-cell table:style-name="ce32" table:formula="of:=EXACT(&quot;ok&quot;;LEFT(LOWER(TRIM([.B57]));2))" office:value-type="boolean" office:boolean-value="false" calcext:value-type="boolean">
            <text:p>FALSE</text:p>
          </table:table-cell>
          <table:table-cell table:style-name="ce125" table:formula="of:=IF([.C57];IF([.D57];&quot;OK&quot;;&quot;ISSUE&quot;);&quot;IGNORE&quot;)" office:value-type="string" office:string-value="IGNORE" calcext:value-type="string">
            <text:p>IGNORE</text:p>
          </table:table-cell>
          <table:table-cell table:style-name="ce127" table:formula="of:==IF(EXACT([.E57];&quot;ISSUE&quot;);COM.MICROSOFT.CONCAT([.A57];&quot;; &quot;);{})" office:value-type="float" office:value="0" calcext:value-type="float">
            <text:p/>
          </table:table-cell>
          <table:table-cell table:style-name="ce36" table:number-columns-repeated="2"/>
          <table:table-cell table:number-columns-repeated="60"/>
        </table:table-row>
        <table:table-row table:style-name="ro1">
          <table:table-cell table:style-name="ce116" office:value-type="string" calcext:value-type="string">
            <text:p>Dimensions</text:p>
          </table:table-cell>
          <table:table-cell table:style-name="ce121"/>
          <table:table-cell table:style-name="ce32" table:formula="of:=EXACT(LEFT(TRIM(LOWER([.A58]));5);&quot;check&quot;)" office:value-type="boolean" office:boolean-value="false" calcext:value-type="boolean">
            <text:p>FALSE</text:p>
          </table:table-cell>
          <table:table-cell table:style-name="ce32" table:formula="of:=EXACT(&quot;ok&quot;;LEFT(LOWER(TRIM([.B58]));2))" office:value-type="boolean" office:boolean-value="false" calcext:value-type="boolean">
            <text:p>FALSE</text:p>
          </table:table-cell>
          <table:table-cell table:style-name="ce125" table:formula="of:=IF([.C58];IF([.D58];&quot;OK&quot;;&quot;ISSUE&quot;);&quot;IGNORE&quot;)" office:value-type="string" office:string-value="IGNORE" calcext:value-type="string">
            <text:p>IGNORE</text:p>
          </table:table-cell>
          <table:table-cell table:style-name="ce127" table:formula="of:==IF(EXACT([.E58];&quot;ISSUE&quot;);COM.MICROSOFT.CONCAT([.A58];&quot;; &quot;);{})" office:value-type="float" office:value="0" calcext:value-type="float">
            <text:p/>
          </table:table-cell>
          <table:table-cell table:style-name="ce36" table:number-columns-repeated="2"/>
          <table:table-cell table:number-columns-repeated="60"/>
        </table:table-row>
        <table:table-row table:style-name="ro1">
          <table:table-cell table:style-name="ce116"/>
          <table:table-cell table:style-name="ce121"/>
          <table:table-cell table:number-columns-repeated="2"/>
          <table:table-cell table:style-name="ce126"/>
          <table:table-cell table:style-name="ce127" table:formula="of:==IF(EXACT([.E59];&quot;ISSUE&quot;);COM.MICROSOFT.CONCAT([.A59];&quot;; &quot;);{})" office:value-type="float" office:value="0" calcext:value-type="float">
            <text:p/>
          </table:table-cell>
          <table:table-cell table:number-columns-repeated="62"/>
        </table:table-row>
        <table:table-row table:style-name="ro1">
          <table:table-cell table:style-name="ce116"/>
          <table:table-cell table:style-name="ce121"/>
          <table:table-cell table:number-columns-repeated="2"/>
          <table:table-cell table:style-name="ce126"/>
          <table:table-cell table:style-name="ce127" table:formula="of:==IF(EXACT([.E60];&quot;ISSUE&quot;);COM.MICROSOFT.CONCAT([.A60];&quot;; &quot;);{})" office:value-type="float" office:value="0" calcext:value-type="float">
            <text:p/>
          </table:table-cell>
          <table:table-cell table:number-columns-repeated="62"/>
        </table:table-row>
        <table:table-row table:style-name="ro1">
          <table:table-cell table:style-name="ce116"/>
          <table:table-cell table:style-name="ce121"/>
          <table:table-cell table:number-columns-repeated="2"/>
          <table:table-cell table:style-name="ce126"/>
          <table:table-cell table:style-name="ce127" table:formula="of:==IF(EXACT([.E61];&quot;ISSUE&quot;);COM.MICROSOFT.CONCAT([.A61];&quot;; &quot;);{})" office:value-type="float" office:value="0" calcext:value-type="float">
            <text:p/>
          </table:table-cell>
          <table:table-cell table:number-columns-repeated="62"/>
        </table:table-row>
        <table:table-row table:style-name="ro1">
          <table:table-cell table:style-name="ce1" office:value-type="string" calcext:value-type="string">
            <text:p>Notes</text:p>
          </table:table-cell>
          <table:table-cell table:style-name="ce121"/>
          <table:table-cell table:formula="of:=SUM([.C8:.C61])" office:value-type="float" office:value="13" calcext:value-type="float">
            <text:p>13</text:p>
          </table:table-cell>
          <table:table-cell table:formula="of:=SUM([.D8:.D58])" office:value-type="float" office:value="0" calcext:value-type="float">
            <text:p>0</text:p>
          </table:table-cell>
          <table:table-cell table:formula="of:=IF(NOT([.C62]=[.D62]);&quot;ISSUES&quot;;&quot;OK&quot;)" office:value-type="string" office:string-value="ISSUES" calcext:value-type="string">
            <text:p>ISSU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7"/>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number-columns-repeated="5"/>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7"/>
        </table:table-row>
        <table:table-row table:style-name="ro1">
          <table:table-cell table:style-name="ce4" office:value-type="string" calcext:value-type="string">
            <text:p>3: Package type: surface mount / through hole (i.e. which assembly processes are needed?)</text:p>
          </table:table-cell>
          <table:table-cell table:number-columns-repeated="67"/>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7"/>
        </table:table-row>
        <table:table-row table:style-name="ro1">
          <table:table-cell office:value-type="string" calcext:value-type="string">
            <text:p>5: orientation, pick &amp; place constraints, clearances, fits, tolerances</text:p>
          </table:table-cell>
          <table:table-cell table:number-columns-repeated="67"/>
        </table:table-row>
        <table:table-row table:style-name="ro1" table:number-rows-repeated="1048507">
          <table:table-cell table:number-columns-repeated="68"/>
        </table:table-row>
        <table:table-row table:style-name="ro1">
          <table:table-cell table:number-columns-repeated="68"/>
        </table:table-row>
        <calcext:conditional-formats>
          <calcext:conditional-format calcext:target-range-address="ElectronicPartTemplate.A49:ElectronicPartTemplate.A61 ElectronicPartTemplate.A8:ElectronicPartTemplate.A47">
            <calcext:condition calcext:apply-style-name="Note" calcext:value="begins-with(&quot;CHECK:&quot;)" calcext:base-cell-address="EncoderConnector.A8"/>
          </calcext:conditional-format>
          <calcext:conditional-format calcext:target-range-address="ElectronicPartTemplate.F8:ElectronicPartTemplate.F61">
            <calcext:condition calcext:apply-style-name="Bad" calcext:value="not-contains-text(0)" calcext:base-cell-address="EncoderConnector.F8"/>
          </calcext:conditional-format>
          <calcext:conditional-format calcext:target-range-address="ElectronicPartTemplate.E8:ElectronicPartTemplate.E61">
            <calcext:condition calcext:apply-style-name="Good" calcext:value="=&quot;OK&quot;" calcext:base-cell-address="EncoderConnector.E8"/>
            <calcext:condition calcext:apply-style-name="Bad" calcext:value="=&quot;ISSUE&quot;" calcext:base-cell-address="EncoderConnector.E8"/>
            <calcext:condition calcext:apply-style-name="Footnote" calcext:value="=&quot;IGNORE&quot;" calcext:base-cell-address="EncoderConnector.E8"/>
          </calcext:conditional-format>
          <calcext:conditional-format calcext:target-range-address="ElectronicPartTemplate.B39:ElectronicPartTemplate.B62 ElectronicPartTemplate.B8:ElectronicPartTemplate.B37">
            <calcext:condition calcext:apply-style-name="Good" calcext:value="formula-is([.$E8]=&quot;OK&quot;)" calcext:base-cell-address="EncoderConnector.B8"/>
            <calcext:condition calcext:apply-style-name="Bad" calcext:value="formula-is([.$E8]=&quot;ISSUE&quot;)" calcext:base-cell-address="EncoderConnector.B8"/>
            <calcext:condition calcext:apply-style-name="Footnote" calcext:value="formula-is([.$E8]=&quot;IGNORE&quot;)" calcext:base-cell-address="EncoderConnector.B8"/>
          </calcext:conditional-format>
          <calcext:conditional-format calcext:target-range-address="ElectronicPartTemplate.B2:ElectronicPartTemplate.B3">
            <calcext:condition calcext:apply-style-name="Bad" calcext:value="formula-is([.$B$2]=&quot;ISSUES&quot;)" calcext:base-cell-address="EncoderConnector.B2"/>
            <calcext:condition calcext:apply-style-name="Good" calcext:value="formula-is([.$B$2]=&quot;OK&quot;)" calcext:base-cell-address="EncoderConnector.B2"/>
          </calcext:conditional-format>
        </calcext:conditional-formats>
      </table:table>
      <table:named-expressions/>
      <table:database-ranges>
        <table:database-range table:name="__Anonymous_Sheet_DB__1" table:target-range-address="Board.A16:Board.A28" table:contains-header="false">
          <table:sort>
            <table:sort-by table:field-number="0" table:order="descending" table:data-type="automatic"/>
          </table:sort>
        </table:database-range>
        <table:database-range table:name="__Anonymous_Sheet_DB__2" table:target-range-address="ArduinoNanoIoT33.A26:ArduinoNanoIoT33.A42" table:contains-header="false">
          <table:sort>
            <table:sort-by table:field-number="0" table:order="descending" table:data-type="automatic"/>
          </table:sort>
        </table:database-range>
        <table:database-range table:name="__Anonymous_Sheet_DB__3" table:target-range-address="TXS0104E.A27:TXS0104E.A43" table:contains-header="false">
          <table:sort>
            <table:sort-by table:field-number="0" table:order="descending" table:data-type="automatic"/>
          </table:sort>
        </table:database-range>
        <table:database-range table:name="__Anonymous_Sheet_DB__4" table:target-range-address="SN7515D.A27:SN7515D.A43" table:contains-header="false">
          <table:sort>
            <table:sort-by table:field-number="0" table:order="descending" table:data-type="automatic"/>
          </table:sort>
        </table:database-range>
        <table:database-range table:name="__Anonymous_Sheet_DB__5" table:target-range-address="DCMotorShield.A27:DCMotorShield.A43" table:contains-header="false">
          <table:sort>
            <table:sort-by table:field-number="0" table:order="descending" table:data-type="automatic"/>
          </table:sort>
        </table:database-range>
        <table:database-range table:name="__Anonymous_Sheet_DB__6" table:target-range-address="EncoderConnector.A14:EncoderConnector.A26" table:contains-header="false">
          <table:sort>
            <table:sort-by table:field-number="0" table:order="descending" table:data-type="automatic"/>
          </table:sort>
        </table:database-range>
        <table:database-range table:name="__Anonymous_Sheet_DB__7" table:target-range-address="ConnectorTemplate.A14:ConnectorTemplate.A26" table:contains-header="false">
          <table:sort>
            <table:sort-by table:field-number="0" table:order="descending" table:data-type="automatic"/>
          </table:sort>
        </table:database-range>
        <table:database-range table:name="__Anonymous_Sheet_DB__8" table:target-range-address="ElectronicPartTemplate.A27:ElectronicPartTemplate.A43"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2">00/00/0000</text:date>, <text:time style:data-style-name="N2" text:time-value="10:11:02.6011318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1:59:42.644315843</meta:creation-date>
    <meta:generator>LibreOffice/6.4.7.2$Linux_X86_64 LibreOffice_project/40$Build-2</meta:generator>
    <dc:date>2021-11-22T12:32:31.650508696</dc:date>
    <meta:editing-duration>PT5H43M56S</meta:editing-duration>
    <meta:editing-cycles>92</meta:editing-cycles>
    <meta:document-statistic meta:table-count="9" meta:cell-count="2080" meta:object-count="0"/>
  </office:meta>
</office:document-meta>
</file>